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style:keep-together="true" fo:keep-together="auto"/>
    </style:style>
    <style:style style:name="Table2.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2.A32" style:family="table-cell">
      <style:table-cell-properties fo:padding="0cm" fo:border-left="0.018cm solid #00000a" fo:border-right="0.018cm solid #00000a" fo:border-top="none" fo:border-bottom="none"/>
    </style:style>
    <style:style style:name="Table2.B32" style:family="table-cell">
      <style:table-cell-properties fo:padding="0cm" fo:border-left="none" fo:border-right="0.018cm solid #00000a" fo:border-top="none" fo:border-bottom="none"/>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ellBody">
      <style:paragraph-properties fo:margin-left="0.212cm" fo:margin-right="0.212cm" fo:margin-top="0.212cm" fo:margin-bottom="0.141cm" fo:orphans="2" fo:widows="2" fo:text-indent="0cm" style:auto-text-indent="false"/>
    </style:style>
    <style:style style:name="P2" style:family="paragraph" style:parent-style-name="body">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orphans="2" fo:widows="2"/>
      <style:text-properties style:font-name="Courier New" style:font-name-complex="Courier New1"/>
    </style:style>
    <style:style style:name="P5" style:family="paragraph" style:parent-style-name="Standard">
      <style:paragraph-properties fo:margin-top="0cm" fo:margin-bottom="0cm" fo:orphans="2" fo:widows="2"/>
    </style:style>
    <style:style style:name="P6" style:family="paragraph" style:parent-style-name="bullet">
      <style:paragraph-properties fo:orphans="2" fo:widows="2"/>
    </style:style>
    <style:style style:name="P7" style:family="paragraph" style:parent-style-name="bullet">
      <style:paragraph-properties fo:margin-top="0cm" fo:margin-bottom="0.176cm" fo:orphans="2" fo:widows="2"/>
    </style:style>
    <style:style style:name="P8" style:family="paragraph" style:parent-style-name="bullet">
      <style:paragraph-properties fo:margin-top="0cm" fo:margin-bottom="0.141cm" fo:orphans="2" fo:widows="2"/>
      <style:text-properties style:font-name="Courier New" style:font-name-complex="Courier New1"/>
    </style:style>
    <style:style style:name="P9" style:family="paragraph" style:parent-style-name="bullet2-italic">
      <style:paragraph-properties fo:margin-top="0cm" fo:margin-bottom="0.141cm" fo:orphans="2" fo:widows="2"/>
    </style:style>
    <style:style style:name="P10" style:family="paragraph" style:parent-style-name="Standard">
      <style:paragraph-properties fo:line-height="0.353cm" fo:orphans="2" fo:widows="2"/>
      <style:text-properties fo:font-size="12pt" style:font-size-asian="12pt" style:font-size-complex="12pt"/>
    </style:style>
    <style:style style:name="P11" style:family="paragraph" style:parent-style-name="Standard">
      <style:paragraph-properties fo:line-height="0.212cm" fo:orphans="2" fo:widows="2"/>
      <style:text-properties fo:font-size="12pt" style:font-size-asian="12pt" style:font-size-complex="12pt"/>
    </style:style>
    <style:style style:name="P12" style:family="paragraph" style:parent-style-name="Standard">
      <style:paragraph-properties fo:margin-top="0cm" fo:margin-bottom="2.54cm" style:line-height-at-least="0.353cm" fo:orphans="2" fo:widows="2"/>
    </style:style>
    <style:style style:name="P13" style:family="paragraph" style:parent-style-name="Standard">
      <style:paragraph-properties fo:margin-top="0.423cm" fo:margin-bottom="0cm" style:line-height-at-least="0.353cm" fo:orphans="2" fo:widows="2" fo:keep-with-next="always"/>
    </style:style>
    <style:style style:name="P14" style:family="paragraph" style:parent-style-name="body-code">
      <style:paragraph-properties fo:orphans="2" fo:widows="2"/>
    </style:style>
    <style:style style:name="P15" style:family="paragraph" style:parent-style-name="body-code">
      <style:paragraph-properties fo:orphans="2" fo:widows="2"/>
      <style:text-properties style:font-name="Times New Roman" style:font-name-complex="Times New Roman2"/>
    </style:style>
    <style:style style:name="P16" style:family="paragraph" style:parent-style-name="code">
      <style:paragraph-properties fo:orphans="2" fo:widows="2"/>
    </style:style>
    <style:style style:name="P17" style:family="paragraph" style:parent-style-name="code">
      <style:paragraph-properties style:line-height-at-least="0.441cm" fo:orphans="2" fo:widows="2"/>
      <style:text-properties fo:font-size="10.5pt" style:font-size-asian="10.5pt" style:font-size-complex="10.5pt"/>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TableTitle">
      <style:paragraph-properties fo:orphans="2" fo:widows="2"/>
    </style:style>
    <style:style style:name="P20" style:family="paragraph" style:parent-style-name="CellHeading">
      <style:paragraph-properties fo:margin-left="0.212cm" fo:margin-right="0.212cm" fo:margin-top="0.282cm" fo:margin-bottom="0.212cm" fo:orphans="2" fo:widows="2" fo:text-indent="0cm" style:auto-text-indent="false"/>
    </style:style>
    <style:style style:name="P21" style:family="paragraph" style:parent-style-name="CellBody">
      <style:paragraph-properties fo:margin-left="0.212cm" fo:margin-right="0.212cm" fo:margin-top="0.212cm" fo:margin-bottom="0.141cm" fo:orphans="2" fo:widows="2" fo:text-indent="0cm" style:auto-text-indent="false"/>
    </style:style>
    <style:style style:name="P22" style:family="paragraph" style:parent-style-name="CellBody">
      <style:paragraph-properties fo:margin-left="0.212cm" fo:margin-right="0.212cm" fo:margin-top="0.212cm" fo:margin-bottom="0.141cm" fo:orphans="2" fo:widows="2" fo:text-indent="0cm" style:auto-text-indent="false"/>
      <style:text-properties style:font-name="Courier New" style:font-name-complex="Courier New1"/>
    </style:style>
    <style:style style:name="P23" style:family="paragraph" style:parent-style-name="CellBody">
      <style:paragraph-properties fo:orphans="2" fo:widows="2"/>
    </style:style>
    <style:style style:name="P24" style:family="paragraph" style:parent-style-name="bullet2">
      <style:paragraph-properties fo:margin-top="0cm" fo:margin-bottom="0.035cm" fo:orphans="2" fo:widows="2"/>
    </style:style>
    <style:style style:name="P25" style:family="paragraph" style:parent-style-name="Heading_20_1" style:master-page-name="Standard">
      <style:paragraph-properties fo:margin-top="0cm" fo:margin-bottom="0cm" fo:orphans="2" fo:widows="2" style:page-number="auto"/>
    </style:style>
    <style:style style:name="P26" style:family="paragraph" style:parent-style-name="body">
      <style:paragraph-properties fo:orphans="2" fo:widows="2"/>
    </style:style>
    <style:style style:name="P27" style:family="paragraph" style:parent-style-name="Heading_20_2">
      <style:paragraph-properties fo:margin-top="0cm" fo:margin-bottom="0.141cm" fo:orphans="2" fo:widows="2"/>
    </style:style>
    <style:style style:name="P28" style:family="paragraph" style:parent-style-name="CellBody">
      <style:paragraph-properties fo:margin-left="0.212cm" fo:margin-right="0.212cm" fo:margin-top="0.212cm" fo:margin-bottom="0.141cm" fo:orphans="2" fo:widows="2" fo:text-indent="0cm" style:auto-text-indent="false"/>
    </style:style>
    <style:style style:name="P29" style:family="paragraph" style:parent-style-name="Heading_20_3">
      <style:paragraph-properties fo:orphans="2" fo:widows="2"/>
    </style:style>
    <style:style style:name="P30" style:family="paragraph" style:parent-style-name="Heading_20_3">
      <style:paragraph-properties fo:margin-top="0.106cm" fo:margin-bottom="0.176cm" fo:orphans="2" fo:widows="2"/>
    </style:style>
    <style:style style:name="P31" style:family="paragraph" style:parent-style-name="Heading_20_3">
      <style:paragraph-properties fo:margin-top="0.106cm" fo:margin-bottom="0.176cm" fo:orphans="2" fo:widows="2">
        <style:tab-stops>
          <style:tab-stop style:position="1.27cm" style:type="right"/>
          <style:tab-stop style:position="1.905cm"/>
          <style:tab-stop style:position="3.228cm"/>
        </style:tab-stops>
      </style:paragraph-properties>
    </style:style>
    <style:style style:name="P32" style:family="paragraph" style:parent-style-name="Heading_20_3">
      <style:paragraph-properties fo:margin-top="0.071cm" fo:margin-bottom="0.176cm" fo:orphans="2" fo:widows="2"/>
    </style:style>
    <style:style style:name="P33" style:family="paragraph" style:parent-style-name="sectionheading">
      <style:paragraph-properties fo:orphans="2" fo:widows="2"/>
    </style:style>
    <style:style style:name="P34" style:family="paragraph" style:parent-style-name="sectionheading">
      <style:paragraph-properties fo:margin-top="0.106cm" fo:margin-bottom="0.141cm" fo:orphans="2" fo:widows="2"/>
    </style:style>
    <style:style style:name="P35" style:family="paragraph" style:parent-style-name="sectionheading">
      <style:paragraph-properties fo:margin-top="0.071cm" fo:margin-bottom="0.141cm" fo:orphans="2" fo:widows="2"/>
    </style:style>
    <style:style style:name="P36"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0.5pt" style:font-size-asian="10.5pt" style:font-size-complex="10.5pt"/>
    </style:style>
    <style:style style:name="T6"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40511392" text:id="ct340511392">
          <text:insertion>
            <office:change-info>
              <dc:creator>Michael Bouschen</dc:creator>
              <dc:date>2012-11-08T22:03:00</dc:date>
            </office:change-info>
          </text:insertion>
        </text:changed-region>
        <text:changed-region xml:id="ct294423568" text:id="ct294423568">
          <text:insertion>
            <office:change-info>
              <dc:creator>Michael Bouschen</dc:creator>
              <dc:date>2012-11-08T22:04:00</dc:date>
            </office:change-info>
          </text:insertion>
        </text:changed-region>
        <text:changed-region xml:id="ct531712688" text:id="ct531712688">
          <text:insertion>
            <office:change-info>
              <dc:creator>Michael Bouschen</dc:creator>
              <dc:date>2012-09-02T16:12:00</dc:date>
            </office:change-info>
          </text:insertion>
        </text:changed-region>
        <text:changed-region xml:id="ct531712816" text:id="ct531712816">
          <text:insertion>
            <office:change-info>
              <dc:creator>Michael Bouschen</dc:creator>
              <dc:date>2012-09-02T16:12:00</dc:date>
            </office:change-info>
          </text:insertion>
        </text:changed-region>
        <text:changed-region xml:id="ct540000048" text:id="ct540000048">
          <text:insertion>
            <office:change-info>
              <dc:creator>Michael Bouschen</dc:creator>
              <dc:date>2012-11-08T22:04:00</dc:date>
            </office:change-info>
          </text:insertion>
        </text:changed-region>
        <text:changed-region xml:id="ct531714240" text:id="ct531714240">
          <text:format-change>
            <office:change-info>
              <dc:creator>Michael Bouschen</dc:creator>
              <dc:date>2012-09-02T16:18:00</dc:date>
            </office:change-info>
          </text:format-change>
        </text:changed-region>
        <text:changed-region xml:id="ct75573856" text:id="ct75573856">
          <text:deletion>
            <office:change-info>
              <dc:creator>Michael Bouschen</dc:creator>
              <dc:date>2012-11-08T22:09:00</dc:date>
            </office:change-info>
            <text:p text:style-name="P1"><text:span text:style-name="Assertion"><text:span text:style-name="T1">]</text:span></text:span></text:p>
          </text:deletion>
        </text:changed-region>
        <text:changed-region xml:id="ct339203296" text:id="ct339203296">
          <text:insertion>
            <office:change-info>
              <dc:creator>Michael Bouschen</dc:creator>
              <dc:date>2012-11-08T22:09:00</dc:date>
            </office:change-info>
          </text:insertion>
        </text:changed-region>
        <text:changed-region xml:id="ct531718624" text:id="ct531718624">
          <text:insertion>
            <office:change-info>
              <dc:creator>Michael Bouschen</dc:creator>
              <dc:date>2012-10-17T21:20:00</dc:date>
            </office:change-info>
          </text:insertion>
        </text:changed-region>
        <text:changed-region xml:id="ct531715296" text:id="ct531715296">
          <text:insertion>
            <office:change-info>
              <dc:creator>Michael Bouschen</dc:creator>
              <dc:date>2012-10-17T21:20:00</dc:date>
            </office:change-info>
          </text:insertion>
        </text:changed-region>
        <text:changed-region xml:id="ct282905248" text:id="ct282905248">
          <text:insertion>
            <office:change-info>
              <dc:creator>Michael Bouschen</dc:creator>
              <dc:date>2012-10-17T21:20:00</dc:date>
            </office:change-info>
          </text:insertion>
        </text:changed-region>
        <text:changed-region xml:id="ct531710432" text:id="ct531710432">
          <text:insertion>
            <office:change-info>
              <dc:creator>Michael Bouschen</dc:creator>
              <dc:date>2012-10-17T21:20:00</dc:date>
            </office:change-info>
          </text:insertion>
        </text:changed-region>
        <text:changed-region xml:id="ct282529264" text:id="ct282529264">
          <text:deletion>
            <office:change-info>
              <dc:creator>Michael Bouschen</dc:creator>
              <dc:date>2012-11-08T22:10:00</dc:date>
            </office:change-info>
            <text:p text:style-name="P1"><text:span text:style-name="Assertion"><text:span text:style-name="T1">]</text:span></text:span></text:p>
          </text:deletion>
        </text:changed-region>
        <text:changed-region xml:id="ct531708608" text:id="ct531708608">
          <text:insertion>
            <office:change-info>
              <dc:creator>Michael Bouschen</dc:creator>
              <dc:date>2012-10-17T21:21:00</dc:date>
            </office:change-info>
          </text:insertion>
        </text:changed-region>
        <text:changed-region xml:id="ct531719072" text:id="ct531719072">
          <text:insertion>
            <office:change-info>
              <dc:creator>Michael Bouschen</dc:creator>
              <dc:date>2012-10-17T21:21:00</dc:date>
            </office:change-info>
          </text:insertion>
        </text:changed-region>
        <text:changed-region xml:id="ct531708768" text:id="ct531708768">
          <text:insertion>
            <office:change-info>
              <dc:creator>Michael Bouschen</dc:creator>
              <dc:date>2012-10-17T21:21:00</dc:date>
            </office:change-info>
          </text:insertion>
        </text:changed-region>
        <text:changed-region xml:id="ct531718176" text:id="ct531718176">
          <text:insertion>
            <office:change-info>
              <dc:creator>Michael Bouschen</dc:creator>
              <dc:date>2012-10-17T21:21:00</dc:date>
            </office:change-info>
          </text:insertion>
        </text:changed-region>
        <text:changed-region xml:id="ct539219760" text:id="ct539219760">
          <text:insertion>
            <office:change-info>
              <dc:creator>Michael Bouschen</dc:creator>
              <dc:date>2012-11-08T22:12:00</dc:date>
            </office:change-info>
          </text:insertion>
        </text:changed-region>
        <text:changed-region xml:id="ct282905520" text:id="ct282905520">
          <text:insertion>
            <office:change-info>
              <dc:creator>Michael Bouschen</dc:creator>
              <dc:date>2012-10-17T21:22:00</dc:date>
            </office:change-info>
          </text:insertion>
        </text:changed-region>
        <text:changed-region xml:id="ct531708112" text:id="ct531708112">
          <text:insertion>
            <office:change-info>
              <dc:creator>Michael Bouschen</dc:creator>
              <dc:date>2012-10-17T21:22:00</dc:date>
            </office:change-info>
          </text:insertion>
        </text:changed-region>
        <text:changed-region xml:id="ct531707504" text:id="ct531707504">
          <text:insertion>
            <office:change-info>
              <dc:creator>Michael Bouschen</dc:creator>
              <dc:date>2012-10-17T21:22:00</dc:date>
            </office:change-info>
          </text:insertion>
        </text:changed-region>
        <text:changed-region xml:id="ct531707328" text:id="ct531707328">
          <text:insertion>
            <office:change-info>
              <dc:creator>Michael Bouschen</dc:creator>
              <dc:date>2012-10-17T21:22:00</dc:date>
            </office:change-info>
          </text:insertion>
        </text:changed-region>
        <text:changed-region xml:id="ct555188432" text:id="ct555188432">
          <text:insertion>
            <office:change-info>
              <dc:creator>Michael Bouschen</dc:creator>
              <dc:date>2012-11-08T22:15:00</dc:date>
            </office:change-info>
          </text:insertion>
        </text:changed-region>
        <text:changed-region xml:id="ct531706848" text:id="ct531706848">
          <text:insertion>
            <office:change-info>
              <dc:creator>Michael Bouschen</dc:creator>
              <dc:date>2012-10-17T21:23:00</dc:date>
            </office:change-info>
          </text:insertion>
        </text:changed-region>
        <text:changed-region xml:id="ct531707776" text:id="ct531707776">
          <text:insertion>
            <office:change-info>
              <dc:creator>Michael Bouschen</dc:creator>
              <dc:date>2012-10-17T21:23:00</dc:date>
            </office:change-info>
          </text:insertion>
        </text:changed-region>
        <text:changed-region xml:id="ct282905792" text:id="ct282905792">
          <text:insertion>
            <office:change-info>
              <dc:creator>Michael Bouschen</dc:creator>
              <dc:date>2012-10-17T21:23:00</dc:date>
            </office:change-info>
          </text:insertion>
        </text:changed-region>
        <text:changed-region xml:id="ct282905648" text:id="ct282905648">
          <text:insertion>
            <office:change-info>
              <dc:creator>Michael Bouschen</dc:creator>
              <dc:date>2012-10-17T21:23:00</dc:date>
            </office:change-info>
          </text:insertion>
        </text:changed-region>
        <text:changed-region xml:id="ct282906112" text:id="ct282906112">
          <text:insertion>
            <office:change-info>
              <dc:creator>Michael Bouschen</dc:creator>
              <dc:date>2012-10-17T21:23:00</dc:date>
            </office:change-info>
          </text:insertion>
        </text:changed-region>
        <text:changed-region xml:id="ct531706480" text:id="ct531706480">
          <text:insertion>
            <office:change-info>
              <dc:creator>Michael Bouschen</dc:creator>
              <dc:date>2012-10-17T21:23:00</dc:date>
            </office:change-info>
          </text:insertion>
        </text:changed-region>
        <text:changed-region xml:id="ct282906208" text:id="ct282906208">
          <text:insertion>
            <office:change-info>
              <dc:creator>Michael Bouschen</dc:creator>
              <dc:date>2012-10-17T21:23:00</dc:date>
            </office:change-info>
          </text:insertion>
        </text:changed-region>
        <text:changed-region xml:id="ct531706144" text:id="ct531706144">
          <text:insertion>
            <office:change-info>
              <dc:creator>Michael Bouschen</dc:creator>
              <dc:date>2012-10-17T21:23:00</dc:date>
            </office:change-info>
          </text:insertion>
        </text:changed-region>
        <text:changed-region xml:id="ct531705472" text:id="ct531705472">
          <text:insertion>
            <office:change-info>
              <dc:creator>Michael Bouschen</dc:creator>
              <dc:date>2012-10-17T21:24:00</dc:date>
            </office:change-info>
          </text:insertion>
        </text:changed-region>
        <text:changed-region xml:id="ct531705808" text:id="ct531705808">
          <text:insertion>
            <office:change-info>
              <dc:creator>Michael Bouschen</dc:creator>
              <dc:date>2012-10-17T21:23:00</dc:date>
            </office:change-info>
          </text:insertion>
        </text:changed-region>
        <text:changed-region xml:id="ct531704944" text:id="ct531704944">
          <text:insertion>
            <office:change-info>
              <dc:creator>Michael Bouschen</dc:creator>
              <dc:date>2012-10-17T21:24:00</dc:date>
            </office:change-info>
          </text:insertion>
        </text:changed-region>
        <text:changed-region xml:id="ct282907312" text:id="ct282907312">
          <text:insertion>
            <office:change-info>
              <dc:creator>Michael Bouschen</dc:creator>
              <dc:date>2012-10-17T21:24:00</dc:date>
            </office:change-info>
          </text:insertion>
        </text:changed-region>
        <text:changed-region xml:id="ct338455936" text:id="ct338455936">
          <text:insertion>
            <office:change-info>
              <dc:creator>Michael Bouschen</dc:creator>
              <dc:date>2012-11-08T22:16:00</dc:date>
            </office:change-info>
          </text:insertion>
        </text:changed-region>
        <text:changed-region xml:id="ct305216336" text:id="ct305216336">
          <text:deletion>
            <office:change-info>
              <dc:creator>Michael Bouschen</dc:creator>
              <dc:date>2012-11-08T22:17:00</dc:date>
            </office:change-info>
            <text:p text:style-name="P1"><text:span text:style-name="Assertion"><text:span text:style-name="T1">]</text:span></text:span></text:p>
          </text:deletion>
        </text:changed-region>
        <text:changed-region xml:id="ct531704352" text:id="ct531704352">
          <text:insertion>
            <office:change-info>
              <dc:creator>Michael Bouschen</dc:creator>
              <dc:date>2012-10-17T21:25:00</dc:date>
            </office:change-info>
          </text:insertion>
        </text:changed-region>
        <text:changed-region xml:id="ct531705104" text:id="ct531705104">
          <text:insertion>
            <office:change-info>
              <dc:creator>Michael Bouschen</dc:creator>
              <dc:date>2012-10-17T21:25:00</dc:date>
            </office:change-info>
          </text:insertion>
        </text:changed-region>
        <text:changed-region xml:id="ct531703616" text:id="ct531703616">
          <text:insertion>
            <office:change-info>
              <dc:creator>Michael Bouschen</dc:creator>
              <dc:date>2012-10-17T21:25:00</dc:date>
            </office:change-info>
          </text:insertion>
        </text:changed-region>
        <text:changed-region xml:id="ct282906928" text:id="ct282906928">
          <text:insertion>
            <office:change-info>
              <dc:creator>Michael Bouschen</dc:creator>
              <dc:date>2012-10-17T21:25:00</dc:date>
            </office:change-info>
          </text:insertion>
        </text:changed-region>
        <text:changed-region xml:id="ct282907808" text:id="ct282907808">
          <text:insertion>
            <office:change-info>
              <dc:creator>Michael Bouschen</dc:creator>
              <dc:date>2012-10-17T21:25:00</dc:date>
            </office:change-info>
          </text:insertion>
        </text:changed-region>
        <text:changed-region xml:id="ct282907552" text:id="ct282907552">
          <text:insertion>
            <office:change-info>
              <dc:creator>Michael Bouschen</dc:creator>
              <dc:date>2012-10-17T21:25:00</dc:date>
            </office:change-info>
          </text:insertion>
        </text:changed-region>
        <text:changed-region xml:id="ct339245760" text:id="ct339245760">
          <text:deletion>
            <office:change-info>
              <dc:creator>Michael Bouschen</dc:creator>
              <dc:date>2012-11-08T22:18:00</dc:date>
            </office:change-info>
            <text:p text:style-name="P1"><text:span text:style-name="Assertion"><text:span text:style-name="T1">]</text:span></text:span></text:p>
          </text:deletion>
        </text:changed-region>
        <text:changed-region xml:id="ct282907984" text:id="ct282907984">
          <text:insertion>
            <office:change-info>
              <dc:creator>Michael Bouschen</dc:creator>
              <dc:date>2012-10-17T21:26:00</dc:date>
            </office:change-info>
          </text:insertion>
        </text:changed-region>
        <text:changed-region xml:id="ct531703392" text:id="ct531703392">
          <text:insertion>
            <office:change-info>
              <dc:creator>Michael Bouschen</dc:creator>
              <dc:date>2012-10-17T21:26:00</dc:date>
            </office:change-info>
          </text:insertion>
        </text:changed-region>
        <text:changed-region xml:id="ct340529792" text:id="ct340529792">
          <text:insertion>
            <office:change-info>
              <dc:creator>Michael Bouschen</dc:creator>
              <dc:date>2012-11-08T22:18:00</dc:date>
            </office:change-info>
          </text:insertion>
        </text:changed-region>
        <text:changed-region xml:id="ct531679600" text:id="ct531679600">
          <text:insertion>
            <office:change-info>
              <dc:creator>Michael Bouschen</dc:creator>
              <dc:date>2012-09-01T22:33:00</dc:date>
            </office:change-info>
          </text:insertion>
        </text:changed-region>
        <text:changed-region xml:id="ct531677904" text:id="ct531677904">
          <text:insertion>
            <office:change-info>
              <dc:creator>Michael Bouschen</dc:creator>
              <dc:date>2012-09-01T22:39:00</dc:date>
            </office:change-info>
          </text:insertion>
        </text:changed-region>
        <text:changed-region xml:id="ct282908416" text:id="ct282908416">
          <text:deletion>
            <office:change-info>
              <dc:creator>Michael Bouschen</dc:creator>
              <dc:date>2012-09-01T22:40:00</dc:date>
            </office:change-info>
            <text:p text:style-name="P2">Avg, m</text:p>
          </text:deletion>
        </text:changed-region>
        <text:changed-region xml:id="ct531678640" text:id="ct531678640">
          <text:insertion>
            <office:change-info>
              <dc:creator>Michael Bouschen</dc:creator>
              <dc:date>2012-09-01T22:40:00</dc:date>
            </office:change-info>
          </text:insertion>
        </text:changed-region>
        <text:changed-region xml:id="ct531677008" text:id="ct531677008">
          <text:deletion>
            <office:change-info>
              <dc:creator>Michael Bouschen</dc:creator>
              <dc:date>2012-09-01T22:40:00</dc:date>
            </office:change-info>
            <text:p text:style-name="P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6"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8" draw:name="Picture 68"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4" draw:name="Picture 74"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5" draw:name="Picture 75"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6" draw:name="Picture 76"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7" draw:name="Picture 77"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8" draw:name="Picture 78" draw:style-name="gr2" draw:text-style-name="P36" svg:width="7.09cm" svg:height="0.343cm" svg:x="-6.033cm" svg:y="0cm">
        <draw:image xlink:href="Pictures/2000000700000FB5000000C94FDA4EAC.wmf" xlink:type="simple" xlink:show="embed" xlink:actuate="onLoad">
          <text:p/>
        </draw:image>
      </draw:frame>
      <draw:frame text:anchor-type="page" text:anchor-page-number="1" draw:z-index="19" draw:name="Picture 79" draw:style-name="gr2" draw:text-style-name="P36" svg:width="7.09cm" svg:height="0.343cm" svg:x="-6.033cm" svg:y="0cm">
        <draw:image xlink:href="Pictures/2000000700000FB5000000C94FDA4EAC.wmf" xlink:type="simple" xlink:show="embed" xlink:actuate="onLoad">
          <text:p/>
        </draw:image>
      </draw:frame>
      <text:h text:style-name="P25" text:outline-level="1">Query</text:h>
      <text:p text:style-name="P12"><text:bookmark text:name="_GoBack"/><draw:frame draw:style-name="fr1" draw:name="graphics1" text:anchor-type="as-char" svg:width="16.51cm" svg:height="0.342cm" draw:z-index="20"><draw:image xlink:href="Pictures/20000007000025F9000000C9F0140E06.wmf" xlink:type="simple" xlink:show="embed" xlink:actuate="onLoad"/></draw:frame></text:p>
      <text:p text:style-name="P2">This chapter specifies the query contract between an application component and the JDO <text:span text:style-name="T2">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3"><draw:frame draw:style-name="fr1" draw:name="1" text:anchor-type="as-char" svg:width="7.091cm" svg:height="0.342cm" draw:z-index="21"><draw:image xlink:href="Pictures/2000000700000FB5000000C94FDA4EAC.wmf" xlink:type="simple" xlink:show="embed" xlink:actuate="onLoad"/></draw:frame></text:p>
      <text:h text:style-name="P27"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115232732" text:main-entry="true"/>query execution<text:alphabetical-index-mark-end text:id="IMark115232732"/>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3"><draw:frame draw:style-name="fr1" draw:name="2" text:anchor-type="as-char" svg:width="7.091cm" svg:height="0.342cm" draw:z-index="22"><draw:image xlink:href="Pictures/2000000700000FB5000000C94FDA4EAC.wmf" xlink:type="simple" xlink:show="embed" xlink:actuate="onLoad"/></draw:frame></text:p>
      <text:h text:style-name="P27" text:outline-level="2">Goals</text:h>
      <text:p text:style-name="P2">The JDO <text:span text:style-name="T2">Query</text:span> interface has the following goals:</text:p>
      <text:p text:style-name="P7">•<text:tab/>Query language neutrality. The underlying query language might be a relational query language such as SQL; an object database query language such as OQL; or a specialized API to a hierarchical database or mainframe EIS system.</text:p>
      <text:p text:style-name="P7"><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7">•<text:tab/>Accommodation of multi-tier architectures. Queries might be executed entirely in memory, or might be delegated to a back end query engine. The JDO <text:span text:style-name="T2">Query</text:span> interface must provide for both types of <text:alphabetical-index-mark-start text:id="IMark115232732" text:main-entry="true"/>query execution<text:alphabetical-index-mark-end text:id="IMark115232732"/> strategies.</text:p>
      <text:p text:style-name="P7">•<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7">•<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7">•<text:tab/><text:alphabetical-index-mark-start text:id="IMark243286052" text:main-entry="true"/>Deletion by query<text:alphabetical-index-mark-end text:id="IMark243286052"/>. Deleting multiple instances in the datastore can be done efficiently if specified as a query method instead of instantiating all persistent instances and calling the <text:span text:style-name="T2">deletePersistent</text:span> method on them.</text:p>
      <text:p text:style-name="P13"><draw:frame draw:style-name="fr1" draw:name="3" text:anchor-type="as-char" svg:width="7.091cm" svg:height="0.342cm" draw:z-index="24"><draw:image xlink:href="Pictures/2000000700000FB5000000C94FDA4EAC.wmf" xlink:type="simple" xlink:show="embed" xlink:actuate="onLoad"/></draw:frame></text:p>
      <text:h text:style-name="P27" text:outline-level="2">Architecture: Query</text:h>
      <text:p text:style-name="P2">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115232732" text:main-entry="true"/>execute<text:alphabetical-index-mark-end text:id="IMark115232732"/> them serially. In either case, the execution must be thread safe.<text:span text:style-name="Assertion">]</text:span></text:p>
      <text:p text:style-name="P2">There are three required elements in any query: </text:p>
      <text:p text:style-name="P7">•<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7">•<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7">•<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2">Other elements in queries include:</text:p>
      <text:p text:style-name="P7">•<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7"><text:soft-page-break/>•<text:tab/>parameter values to bind to parameters. Values are specified as Java <text:span text:style-name="T2">Object</text:span>s, and might include simple wrapper types or more complex object types. The values are passed to the <text:alphabetical-index-mark-start text:id="IMark115232732" text:main-entry="true"/>execute<text:alphabetical-index-mark-end text:id="IMark115232732"/> methods and are not preserved after a query executes.</text:p>
      <text:p text:style-name="P7">•<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7">•<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7">•<text:tab/>ordering specification. <text:span text:style-name="Assertion">A14.3-6 duplicate of 14.6-11 [</text:span>The ordering specification includes a list of expressions with the ascending/descending indicator. To be portable, the expression’s type must be one of: </text:p>
      <text:p text:style-name="P24">• <text:s/>primitive types except <text:span text:style-name="T3">boolean</text:span>; </text:p>
      <text:p text:style-name="P24">• <text:s/>wrapper types except <text:span text:style-name="T3">Boolean</text:span>; </text:p>
      <text:p text:style-name="P24">• <text:s/><text:span text:style-name="T3">BigDecimal</text:span>; </text:p>
      <text:p text:style-name="P24">• <text:s/><text:span text:style-name="T3">BigInteger</text:span>; </text:p>
      <text:p text:style-name="P24">• <text:s/><text:span text:style-name="T3">String</text:span>;</text:p>
      <text:p text:style-name="P24">• <text:s/><text:span text:style-name="T3">Date</text:span>.<text:span text:style-name="Assertion"><text:span text:style-name="T1">]</text:span></text:span></text:p>
      <text:p text:style-name="P7">•<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7">•<text:tab/>grouping specification. Aggregates are most useful when the application can specify the result field by which to group the results.</text:p>
      <text:p text:style-name="P7">•<text:tab/>uniqueness. The application can specify that the result of a query is unique, and therefore a single value instead of a <text:span text:style-name="T2">Collection</text:span> should be returned from the query.</text:p>
      <text:p text:style-name="P7">•<text:tab/>result class. The application may have a user-defined class that best represents the results of a query. In this case, the application can specify that instances of this class should be returned.</text:p>
      <text:p text:style-name="P7">•<text:tab/>limiting the <text:alphabetical-index-mark-start text:id="IMark243286052" text:main-entry="true"/>size<text:alphabetical-index-mark-end text:id="IMark243286052"/> of the results. The application might want to limit the number of instances returned by the query, and might want to skip over some number of instances that might have been returned previously.</text:p>
      <text:p text:style-name="P7">•<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243286052" text:main-entry="true"/>size<text:alphabetical-index-mark-end text:id="IMark243286052"/>, and number of skipped instances are not <text:soft-page-break/>serialized. <text:span text:style-name="Assertion">A14.3-8 [</text:span>If a serialized instance is restored, it loses its association with its former <text:span text:style-name="T2">PersistenceManager</text:span>.<text:span text:style-name="Assertion">]</text:span></text:p>
      <text:p text:style-name="P13"><draw:frame draw:style-name="fr1" draw:name="4" text:anchor-type="as-char" svg:width="7.091cm" svg:height="0.342cm" draw:z-index="23"><draw:image xlink:href="Pictures/2000000700000FB5000000C94FDA4EAC.wmf" xlink:type="simple" xlink:show="embed" xlink:actuate="onLoad"/></draw:frame></text:p>
      <text:h text:style-name="P27" text:outline-level="2"><text:alphabetical-index-mark-start text:id="IMark115232684" text:main-entry="true"/>Namespaces in queries<text:alphabetical-index-mark-end text:id="IMark115232684"/></text:h>
      <text:p text:style-name="P2">The query namespace is modeled after methods in Java:</text:p>
      <text:p text:style-name="P7">•<text:span text:style-name="T2"><text:tab/></text:span><text:alphabetical-index-mark-start text:id="IMark115232684" text:main-entry="true"/><text:span text:style-name="T2">setClass</text:span><text:alphabetical-index-mark-end text:id="IMark115232684"/> corresponds to the class definition</text:p>
      <text:p text:style-name="P7">•<text:span text:style-name="T2"><text:tab/></text:span><text:alphabetical-index-mark-start text:id="IMark115232684" text:main-entry="true"/><text:span text:style-name="T2">declareParameters</text:span><text:alphabetical-index-mark-end text:id="IMark115232684"/> corresponds to formal parameters of a method</text:p>
      <text:p text:style-name="P7">•<text:span text:style-name="T2"><text:tab/></text:span><text:alphabetical-index-mark-start text:id="IMark115232684" text:main-entry="true"/><text:span text:style-name="T2">declareVariables</text:span><text:alphabetical-index-mark-end text:id="IMark115232684"/> corresponds to local variables of a method</text:p>
      <text:p text:style-name="P7">•<text:span text:style-name="T2"><text:tab/></text:span><text:alphabetical-index-mark-start text:id="IMark115232684" text:main-entry="true"/><text:span text:style-name="T2">setFilter</text:span><text:alphabetical-index-mark-end text:id="IMark115232684"/>, <text:alphabetical-index-mark-start text:id="IMark243286052" text:main-entry="true"/><text:span text:style-name="T2">setGrouping</text:span><text:alphabetical-index-mark-end text:id="IMark243286052"/>, <text:alphabetical-index-mark-start text:id="IMark115232732" text:main-entry="true"/><text:span text:style-name="T2">setOrdering</text:span><text:alphabetical-index-mark-end text:id="IMark115232732"/>, and <text:alphabetical-index-mark-start text:id="IMark243286100" text:main-entry="true"/><text:span text:style-name="T2">setResult</text:span><text:alphabetical-index-mark-end text:id="IMark243286100"/> correspond to the method body and do not introduce names to the namespace</text:p>
      <text:p text:style-name="P2">There are two <text:alphabetical-index-mark-start text:id="IMark243286100"/><text:alphabetical-index-mark-start text:id="IMark243286436" text:main-entry="true"/>namespaces in queries<text:alphabetical-index-mark-end text:id="IMark243286436"/><text:alphabetical-index-mark-end text:id="IMark243286100"/>. <text:span text:style-name="Assertion">A14.4-1 [</text:span>Type names have their own namespace that is separate from the namespace for fields, variables and parameters.<text:span text:style-name="Assertion">]</text:span></text:p>
      <text:h text:style-name="P34"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243286100" text:main-entry="true"/><text:span text:style-name="T2">setClass</text:span><text:alphabetical-index-mark-end text:id="IMark243286100"/> introduces the name of the candidate class in the type namespace. The method <text:alphabetical-index-mark-start text:id="IMark243286436" text:main-entry="true"/><text:span text:style-name="T2">declareImports</text:span><text:alphabetical-index-mark-end text:id="IMark24328643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15232732" text:main-entry="true"/><text:span text:style-name="T2">declareImports</text:span><text:alphabetical-index-mark-end text:id="IMark115232732"/>,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2">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115232684" text:main-entry="true"/><text:span text:style-name="T2">declareImports</text:span><text:alphabetical-index-mark-end text:id="IMark115232684"/>. It is a JDOQL-<text:alphabetical-index-mark-start text:id="IMark115232732" text:main-entry="true"/>compile<text:alphabetical-index-mark-end text:id="IMark115232732"/> time error (reported during <text:alphabetical-index-mark-start text:id="IMark243286436" text:main-entry="true"/>compile<text:alphabetical-index-mark-end text:id="IMark243286436"/> or <text:alphabetical-index-mark-start text:id="IMark243286100" text:main-entry="true"/>execute<text:alphabetical-index-mark-end text:id="IMark243286100"/> methods) if a used type name is declared by more than one type-import-on-demand declaration. </text:p>
      <text:p text:style-name="P2">The method <text:alphabetical-index-mark-start text:id="IMark243286100" text:main-entry="true"/><text:span text:style-name="T2">setClass</text:span><text:alphabetical-index-mark-end text:id="IMark243286100"/> also introduces the names of the candidate class fields.</text:p>
      <text:p text:style-name="P2">The method <text:alphabetical-index-mark-start text:id="IMark243286100" text:main-entry="true"/><text:span text:style-name="T2">declareParameters</text:span><text:alphabetical-index-mark-end text:id="IMark24328610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ext:soft-page-break/>The method <text:alphabetical-index-mark-start text:id="IMark243286100" text:main-entry="true"/><text:span text:style-name="T2">declareVariables</text:span><text:alphabetical-index-mark-end text:id="IMark243286100"/> introduces the names of variables. A14.4-3 [A name introduced by <text:alphabetical-index-mark-start text:id="IMark243286436" text:main-entry="true"/><text:span text:style-name="T2">declareVariables</text:span><text:alphabetical-index-mark-end text:id="IMark243286436"/>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2"><text:span text:style-name="Assertion">A14.4-4 [</text:span>A hidden field may be accessed using the <text:span text:style-name="T2">this </text:span>qualifier: <text:span text:style-name="T2">this.fieldName</text:span>.<text:span text:style-name="Assertion">]</text:span></text:p>
      <text:p text:style-name="P13"><draw:frame draw:style-name="fr1" draw:name="5" text:anchor-type="as-char" svg:width="7.091cm" svg:height="0.342cm" draw:z-index="1"><draw:image xlink:href="Pictures/2000000700000FB5000000C94FDA4EAC.wmf" xlink:type="simple" xlink:show="embed" xlink:actuate="onLoad"/></draw:frame></text:p>
      <text:h text:style-name="P27" text:outline-level="2"><text:bookmark text:name="R-1088897"/>Query Factory in PersistenceManager interface</text:h>
      <text:p text:style-name="P2">The <text:span text:style-name="T2">PersistenceManager</text:span> interface <text:alphabetical-index-mark-start text:id="IMark243286436" text:main-entry="true"/>contains<text:alphabetical-index-mark-end text:id="IMark243286436"/> <text:span text:style-name="T2">Query</text:span> factory methods.</text:p>
      <text:p text:style-name="P14">Query <text:alphabetical-index-mark-start text:id="IMark243286100" text:main-entry="true"/>newQuery<text:alphabetical-index-mark-end text:id="IMark243286100"/>();</text:p>
      <text:p text:style-name="P2"><text:span text:style-name="Assertion">A14.5-1 [</text:span>Construct a new empty query instance.<text:span text:style-name="Assertion">]</text:span> </text:p>
      <text:p text:style-name="P14">Query <text:alphabetical-index-mark-start text:id="IMark243286100" text:main-entry="true"/>newQuery<text:alphabetical-index-mark-end text:id="IMark243286100"/> (Object query);</text:p>
      <text:p text:style-name="P2">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243286100" text:main-entry="true"/>IgnoreCache<text:alphabetical-index-mark-end text:id="IMark243286100"/>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4">Query <text:alphabetical-index-mark-start text:id="IMark115232684" text:main-entry="true"/>newQuery<text:alphabetical-index-mark-end text:id="IMark115232684"/> (String queryString);</text:p>
      <text:p text:style-name="P2"><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4">Query <text:alphabetical-index-mark-start text:id="IMark243286436" text:main-entry="true"/>newQuery<text:alphabetical-index-mark-end text:id="IMark243286436"/>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6">a </text:span><text:span text:style-name="T2">String</text:span><text:span text:style-name="T6"> representing the single-string version of the query [see section </text:span><text:span text:style-name="T6"><text:bookmark-ref text:reference-format="number" text:ref-name="__RefHeading__3629_1773241242">14.6.13</text:bookmark-ref></text:span><text:span text:style-name="T6">].</text:span></text:p>
      <text:p text:style-name="P2">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4">Query <text:alphabetical-index-mark-start text:id="IMark243286436" text:main-entry="true"/>newQuery<text:alphabetical-index-mark-end text:id="IMark243286436"/> (Class cls);</text:p>
      <text:p text:style-name="P2"><text:span text:style-name="Assertion">A14.5-5 [</text:span>Construct a new query instance with the candidate class specified.<text:span text:style-name="Assertion">]</text:span></text:p>
      <text:p text:style-name="P14">Query <text:alphabetical-index-mark-start text:id="IMark243286436" text:main-entry="true"/>newQuery<text:alphabetical-index-mark-end text:id="IMark243286436"/> (Extent cln);</text:p>
      <text:p text:style-name="P2"><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4"><text:soft-page-break/>Query <text:alphabetical-index-mark-start text:id="IMark243286436" text:main-entry="true"/>newQuery<text:alphabetical-index-mark-end text:id="IMark243286436"/> (Class cls, Collection cln);</text:p>
      <text:p text:style-name="P2"><text:span text:style-name="Assertion">A14.5-7 [</text:span>Construct a new query instance with the candidate class and candidate <text:span text:style-name="T2">Collection</text:span> specified.<text:span text:style-name="Assertion">]</text:span></text:p>
      <text:p text:style-name="P14">Query <text:alphabetical-index-mark-start text:id="IMark243286100" text:main-entry="true"/>newQuery<text:alphabetical-index-mark-end text:id="IMark243286100"/>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4">Query <text:alphabetical-index-mark-start text:id="IMark243286100" text:main-entry="true"/>newQuery<text:alphabetical-index-mark-end text:id="IMark243286100"/> (Class cls, Collection cln, String queryString);</text:p>
      <text:p text:style-name="P2"><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4">Query <text:alphabetical-index-mark-start text:id="IMark243286436" text:main-entry="true"/>newQuery<text:alphabetical-index-mark-end text:id="IMark243286436"/> (Extent cln, String queryString);</text:p>
      <text:p text:style-name="P2"><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14">Query <text:alphabetical-index-mark-start text:id="IMark243286436" text:main-entry="true"/>newNamedQuery<text:alphabetical-index-mark-end text:id="IMark243286436"/>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pan text:style-name="Assertion">A14.5-15 [</text:span>If the <text:alphabetical-index-mark-start text:id="IMark243286436" text:main-entry="true"/>unmodifiable<text:alphabetical-index-mark-end text:id="IMark243286436"/>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13"><draw:frame draw:style-name="fr1" draw:name="6" text:anchor-type="as-char" svg:width="7.091cm" svg:height="0.342cm" draw:z-index="7"><draw:image xlink:href="Pictures/2000000700000FB5000000C94FDA4EAC.wmf" xlink:type="simple" xlink:show="embed" xlink:actuate="onLoad"/></draw:frame></text:p>
      <text:h text:style-name="P27" text:outline-level="2">Query Interface</text:h>
      <text:p text:style-name="P14">package javax.jdo;</text:p>
      <text:p text:style-name="P4">public interface Query extends Serializable {</text:p>
      <text:p text:style-name="P15"><text:span text:style-name="Assertion">A14.6-1 [</text:span>The Query interface extends Serializable, so it should be possible to serialize an instance of Query.<text:span text:style-name="Assertion">]</text:span></text:p>
      <text:p text:style-name="P14">String JDOQL = "javax.jdo.query.JDOQL";</text:p>
      <text:p text:style-name="P14">String SQL = "javax.jdo.query.SQL";</text:p>
      <text:h text:style-name="P34" text:outline-level="4"><text:tab/><text:tab/>Persistence Manager</text:h>
      <text:p text:style-name="P14">PersistenceManager <text:alphabetical-index-mark-start text:id="IMark243286100" text:main-entry="true"/>getPersistenceManager<text:alphabetical-index-mark-end text:id="IMark243286100"/>();</text:p>
      <text:p text:style-name="P2"><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4" text:outline-level="4"><text:tab/><text:tab/>Fetch Plan </text:h>
      <text:p text:style-name="P14">FetchPlan <text:alphabetical-index-mark-start text:id="IMark243286436" text:main-entry="true"/>getFetchPlan<text:alphabetical-index-mark-end text:id="IMark243286436"/>();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243286436" text:main-entry="true"/>query execution<text:alphabetical-index-mark-end text:id="IMark243286436"/>.<text:span text:style-name="Assertion">]</text:span> Fetch plan is described in Chapter 12.</text:p>
      <text:h text:style-name="P34" text:outline-level="4"><text:tab/><text:tab/>Query element binding</text:h>
      <text:p text:style-name="P2">The <text:span text:style-name="T2">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43286100" text:main-entry="true"/>declareVariables<text:alphabetical-index-mark-end text:id="IMark243286100"/>.<text:span text:style-name="Assertion">]</text:span></text:p>
      <text:p text:style-name="P14">void <text:alphabetical-index-mark-start text:id="IMark243286100" text:main-entry="true"/>setClass<text:alphabetical-index-mark-end text:id="IMark243286100"/> (Class candidateClass);</text:p>
      <text:p text:style-name="P2"><text:span text:style-name="Assertion">A14.6-4 [</text:span>Bind the candidate class to the query instance.<text:span text:style-name="Assertion">]</text:span></text:p>
      <text:p text:style-name="P14">void <text:alphabetical-index-mark-start text:id="IMark243286100" text:main-entry="true"/>setCandidates<text:alphabetical-index-mark-end text:id="IMark243286100"/> (Collection candidateCollection);</text:p>
      <text:p text:style-name="P2"><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2"><text:soft-page-break/>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243286436" text:main-entry="true"/><text:span text:style-name="T2">execute</text:span><text:alphabetical-index-mark-end text:id="IMark243286436"/><text:span text:style-name="T2">()</text:span>.</text:p>
      <text:p text:style-name="P2">If the candidates are not specified explicitly by <text:alphabetical-index-mark-start text:id="IMark115232732" text:main-entry="true"/>newQuery<text:alphabetical-index-mark-end text:id="IMark115232732"/>, <text:alphabetical-index-mark-start text:id="IMark243286436" text:main-entry="true"/>setCandidates<text:alphabetical-index-mark-end text:id="IMark243286436"/>(Collection), or <text:alphabetical-index-mark-start text:id="IMark243286100" text:main-entry="true"/>setCandidates<text:alphabetical-index-mark-end text:id="IMark243286100"/>(Extent), then the candidate extent is the extent of instances of the candidate class in the datastore including subclasses. That is, the candidates are the result of <text:alphabetical-index-mark-start text:id="IMark243286052" text:main-entry="true"/>getPersistenceManager<text:alphabetical-index-mark-end text:id="IMark243286052"/>().getExtent(candidateClass, true).</text:p>
      <text:p text:style-name="P14">void <text:alphabetical-index-mark-start text:id="IMark243286052" text:main-entry="true"/>setCandidates<text:alphabetical-index-mark-end text:id="IMark243286052"/> (Extent candidateExtent);</text:p>
      <text:p text:style-name="P2"><text:span text:style-name="Assertion">A14.6-6 [</text:span>Bind the candidate <text:span text:style-name="T2">Extent</text:span> to the query instance.<text:span text:style-name="Assertion">]</text:span></text:p>
      <text:p text:style-name="P14">void <text:alphabetical-index-mark-start text:id="IMark243286100" text:main-entry="true"/>setFilter<text:alphabetical-index-mark-end text:id="IMark243286100"/> (String filter);</text:p>
      <text:p text:style-name="P2"><text:span text:style-name="Assertion">A14.6-7 [</text:span>Bind the query filter to the query instance.<text:span text:style-name="Assertion">]</text:span></text:p>
      <text:p text:style-name="P14">void <text:alphabetical-index-mark-start text:id="IMark243286100" text:main-entry="true"/>declareImports<text:alphabetical-index-mark-end text:id="IMark243286100"/>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4">void <text:alphabetical-index-mark-start text:id="IMark243286100" text:main-entry="true"/>declareVariables<text:alphabetical-index-mark-end text:id="IMark243286100"/>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43286100" text:main-entry="true"/><text:span text:style-name="T2">execute</text:span><text:alphabetical-index-mark-end text:id="IMark243286100"/> method.</text:p>
      <text:p text:style-name="P14">void <text:alphabetical-index-mark-start text:id="IMark243286100" text:main-entry="true"/>declareParameters<text:alphabetical-index-mark-end text:id="IMark243286100"/> (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243286100" text:main-entry="true"/><text:span text:style-name="T2">execute</text:span><text:alphabetical-index-mark-end text:id="IMark243286100"/> method.</text:p>
      <text:p text:style-name="P14">void <text:alphabetical-index-mark-start text:id="IMark243286100" text:main-entry="true"/>setOrdering<text:alphabetical-index-mark-end text:id="IMark243286100"/> (String ordering);</text:p>
      <text:p text:style-name="P2"><text:span text:style-name="Assertion">A14.6-11 [</text:span>Bind the ordering statements to the query instance.<text:span text:style-name="Assertion">]</text:span></text:p>
      <text:p text:style-name="P14">void <text:alphabetical-index-mark-start text:id="IMark243286100" text:main-entry="true"/>setResult<text:alphabetical-index-mark-end text:id="IMark243286100"/> (String result);</text:p>
      <text:p text:style-name="P2"><text:span text:style-name="Assertion">A14.6-16 [</text:span>Specify the results of the query if not instances of the candidate class.<text:span text:style-name="Assertion">]</text:span></text:p>
      <text:p text:style-name="P14">void <text:alphabetical-index-mark-start text:id="IMark243286100" text:main-entry="true"/>setGrouping<text:alphabetical-index-mark-end text:id="IMark243286100"/> (String grouping);</text:p>
      <text:p text:style-name="P2"><text:span text:style-name="Assertion">A14.6-17 [</text:span>Specify the grouping of results for aggregates.<text:span text:style-name="Assertion">]</text:span></text:p>
      <text:p text:style-name="P14">void <text:alphabetical-index-mark-start text:id="IMark243286100" text:main-entry="true"/>setUnique<text:alphabetical-index-mark-end text:id="IMark243286100"/> (boolean unique);</text:p>
      <text:p text:style-name="P2"><text:span text:style-name="Assertion">A14.6-18 [</text:span>Specify that there is a single result of the query.<text:span text:style-name="Assertion">]</text:span></text:p>
      <text:p text:style-name="P14">void <text:alphabetical-index-mark-start text:id="IMark243286100" text:main-entry="true"/>setResultClass<text:alphabetical-index-mark-end text:id="IMark243286100"/> (Class resultClass);</text:p>
      <text:p text:style-name="P2"><text:span text:style-name="Assertion">A14.6-19 [</text:span>Specify the class to be used to return result instances.<text:span text:style-name="Assertion">]</text:span></text:p>
      <text:p text:style-name="P14"><text:bookmark text:name="X-101916953"/><text:alphabetical-index-mark-start text:id="IMark243286100" text:main-entry="true"/>setRange<text:alphabetical-index-mark-end text:id="IMark243286100"/> (long fromIncl, long toExcl);</text:p>
      <text:p text:style-name="P14"><text:bookmark text:name="X-101916955"/><text:alphabetical-index-mark-start text:id="IMark243286100" text:main-entry="true"/>setRange<text:alphabetical-index-mark-end text:id="IMark243286100"/> (String fromIncltoExcl);</text:p>
      <text:p text:style-name="P2"><text:span text:style-name="Assertion">A14.6-20 [</text:span>Specify the number of instances to skip over and the maximum number of result instances to return.<text:span text:style-name="Assertion">]</text:span></text:p>
      <text:p text:style-name="P14">void <text:alphabetical-index-mark-start text:id="IMark243286100" text:main-entry="true"/>addSubquery<text:alphabetical-index-mark-end text:id="IMark243286100"/> (Query subquery, String variableDeclaration, </text:p>
      <text:p text:style-name="P14"><text:soft-page-break/><text:tab/>String <text:alphabetical-index-mark-start text:id="IMark243286100" text:main-entry="true"/>candidateCollectionExpression<text:alphabetical-index-mark-end text:id="IMark243286100"/>);</text:p>
      <text:p text:style-name="P14">void <text:alphabetical-index-mark-start text:id="IMark243286100" text:main-entry="true"/>addSubquery<text:alphabetical-index-mark-end text:id="IMark243286100"/>(String variableDeclaration, </text:p>
      <text:p text:style-name="P14"><text:tab/>Query subquery, String candidateCollectionExpr, String parameter);</text:p>
      <text:p text:style-name="P14">void <text:alphabetical-index-mark-start text:id="IMark243286100" text:main-entry="true"/>addSubquery<text:alphabetical-index-mark-end text:id="IMark243286100"/>(String variableDeclaration, </text:p>
      <text:p text:style-name="P14"><text:tab/>Query subquery, String candidateCollectionExpr, String... parameters);</text:p>
      <text:p text:style-name="P14">void <text:alphabetical-index-mark-start text:id="IMark243286100" text:main-entry="true"/>addSubquery<text:alphabetical-index-mark-end text:id="IMark243286100"/>(String variableDeclaration, </text:p>
      <text:p text:style-name="P14"><text:tab/>Query subquery, String candidateCollectionExpr, Map parameters);</text:p>
      <text:p text:style-name="P2">These methods specify a subquery to become part of this query.</text:p>
      <text:h text:style-name="P34" text:outline-level="4"><text:tab/><text:tab/><text:bookmark text:name="R-1095511"/><text:bookmark text:name="R-1095511T"/>Query options</text:h>
      <text:p text:style-name="P14">void <text:alphabetical-index-mark-start text:id="IMark243286100" text:main-entry="true"/>setIgnoreCache<text:alphabetical-index-mark-end text:id="IMark243286100"/> (boolean flag);</text:p>
      <text:p text:style-name="P14">boolean <text:alphabetical-index-mark-start text:id="IMark243286100" text:main-entry="true"/>getIgnoreCache<text:alphabetical-index-mark-end text:id="IMark243286100"/> ();</text:p>
      <text:p text:style-name="P2"><text:span text:style-name="Assertion">A14.6-12 [</text:span>Query.<text:alphabetical-index-mark-start text:id="IMark243286100" text:main-entry="true"/>setIgnoreCache<text:alphabetical-index-mark-end text:id="IMark243286100"/> (boolean flag) sets the <text:alphabetical-index-mark-start text:id="IMark243286052" text:main-entry="true"/>IgnoreCache<text:alphabetical-index-mark-end text:id="IMark243286052"/> option for queries.<text:span text:style-name="Assertion">]</text:span></text:p>
      <text:p text:style-name="P2"><text:span text:style-name="Assertion">A14.6-13 [</text:span>Query.<text:alphabetical-index-mark-start text:id="IMark243286052" text:main-entry="true"/>getIgnoreCache<text:alphabetical-index-mark-end text:id="IMark243286052"/> returns the current setting of the <text:alphabetical-index-mark-start text:id="IMark243286100" text:main-entry="true"/>IgnoreCache<text:alphabetical-index-mark-end text:id="IMark243286100"/> option.<text:span text:style-name="Assertion">]</text:span></text:p>
      <text:p text:style-name="P2">The <text:alphabetical-index-mark-start text:id="IMark243286100" text:main-entry="true"/><text:span text:style-name="T2">IgnoreCache</text:span><text:alphabetical-index-mark-end text:id="IMark243286100"/>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4" text:outline-level="4"><text:tab/><text:tab/>Query modification</text:h>
      <text:p text:style-name="P4">void <text:alphabetical-index-mark-start text:id="IMark243286436" text:main-entry="true"/>setUnmodifiable<text:alphabetical-index-mark-end text:id="IMark243286436"/>();</text:p>
      <text:p text:style-name="P4">boolean <text:alphabetical-index-mark-start text:id="IMark243286100" text:main-entry="true"/>isUnmodifiable<text:alphabetical-index-mark-end text:id="IMark243286100"/>();</text:p>
      <text:p text:style-name="P2"><text:span text:style-name="Assertion">A14.6-22 [</text:span>The <text:alphabetical-index-mark-start text:id="IMark243286100" text:main-entry="true"/><text:span text:style-name="T2">Unmodifiable</text:span><text:alphabetical-index-mark-end text:id="IMark243286100"/> option, when set, disallows further modification of the query, except for specifying the range, result class, and <text:alphabetical-index-mark-start text:id="IMark243286436" text:main-entry="true"/>ignoreCache<text:alphabetical-index-mark-end text:id="IMark243286436"/> option.<text:span text:style-name="Assertion">]</text:span> </text:p>
      <text:h text:style-name="P34" text:outline-level="4"><text:span text:style-name="T1"><text:tab/><text:tab/></text:span><text:bookmark text:name="R-1083028"/><text:bookmark text:name="R-1083028T"/>Query evaluation</text:h>
      <text:p text:style-name="P2">This discussion covers queries constructed by one of these methods: <text:alphabetical-index-mark-start text:id="IMark243286436" text:main-entry="true"/>newQuery<text:alphabetical-index-mark-end text:id="IMark243286436"/>(String singleStringQuery); <text:alphabetical-index-mark-start text:id="IMark243286100" text:main-entry="true"/>newNamedQuery<text:alphabetical-index-mark-end text:id="IMark243286100"/>(Class candidateClass, String namedQueryName); or <text:alphabetical-index-mark-start text:id="IMark115232732" text:main-entry="true"/>newQuery<text:alphabetical-index-mark-end text:id="IMark115232732"/>(“javax.jdo.query.JDOQL”, Object singleStringQuery).</text:p>
      <text:p text:style-name="P7">•<text:tab/>the candidate class cannot be overridden via <text:alphabetical-index-mark-start text:id="IMark115232732" text:main-entry="true"/><text:span text:style-name="T2">setClass</text:span><text:alphabetical-index-mark-end text:id="IMark115232732"/> except where there is either an exact match of the name in the JDOQL query and the <text:alphabetical-index-mark-start text:id="IMark243286100" text:main-entry="true"/><text:span text:style-name="T2">setClass</text:span><text:alphabetical-index-mark-end text:id="IMark243286100"/> parameter, or where the FROM clause is missing from the query string in the <text:alphabetical-index-mark-start text:id="IMark243286436" text:main-entry="true"/><text:span text:style-name="T2">newQuery</text:span><text:alphabetical-index-mark-end text:id="IMark243286436"/> method. </text:p>
      <text:p text:style-name="P7">•<text:span text:style-name="T4"><text:tab/></text:span><text:span text:style-name="Assertion">A14.6-23 [</text:span>the single string query is first parsed to yield the result, result class, filter, variable list, parameter list, import list, grouping, ordering, and range.</text:p>
      <text:p text:style-name="P7">•<text:tab/>then, the values specified in APIs <text:alphabetical-index-mark-start text:id="IMark243286436" text:main-entry="true"/><text:span text:style-name="T2">setResult</text:span><text:alphabetical-index-mark-end text:id="IMark243286436"/><text:span text:style-name="T2">, </text:span><text:alphabetical-index-mark-start text:id="IMark243286292" text:main-entry="true"/><text:span text:style-name="T2">setResultClass</text:span><text:alphabetical-index-mark-end text:id="IMark243286292"/><text:span text:style-name="T2">, </text:span><text:alphabetical-index-mark-start text:id="IMark243286100" text:main-entry="true"/><text:span text:style-name="T2">setFilter</text:span><text:alphabetical-index-mark-end text:id="IMark243286100"/><text:span text:style-name="T2">, </text:span><text:alphabetical-index-mark-start text:id="IMark115232732" text:main-entry="true"/><text:span text:style-name="T2">declareVariables</text:span><text:alphabetical-index-mark-end text:id="IMark115232732"/><text:span text:style-name="T2">, declareParamters, </text:span><text:alphabetical-index-mark-start text:id="IMark243286052" text:main-entry="true"/><text:span text:style-name="T2">declareImports</text:span><text:alphabetical-index-mark-end text:id="IMark243286052"/><text:span text:style-name="T2">, </text:span><text:soft-page-break/><text:alphabetical-index-mark-start text:id="IMark243286388" text:main-entry="true"/><text:span text:style-name="T2">setGrouping</text:span><text:alphabetical-index-mark-end text:id="IMark243286388"/><text:span text:style-name="T2">, </text:span><text:alphabetical-index-mark-start text:id="IMark243286244" text:main-entry="true"/><text:span text:style-name="T2">setOrdering</text:span><text:alphabetical-index-mark-end text:id="IMark243286244"/><text:span text:style-name="T2">, </text:span>and<text:span text:style-name="T2"> </text:span><text:alphabetical-index-mark-start text:id="IMark243286148" text:main-entry="true"/><text:span text:style-name="T2">setRange</text:span><text:alphabetical-index-mark-end text:id="IMark243286148"/> override the corresponding settings from the single string query.<text:span text:style-name="Assertion">]</text:span></text:p>
      <text:p text:style-name="P2">Evaluation of implicit parameters and variable declarations is done after applying overrides from APIs.</text:p>
      <text:h text:style-name="P34" text:outline-level="4"><text:tab/><text:tab/><text:alphabetical-index-mark-start text:id="IMark243286148" text:main-entry="true"/>Query compilation<text:alphabetical-index-mark-end text:id="IMark243286148"/></text:h>
      <text:p text:style-name="P2">The <text:span text:style-name="T2">Query</text:span> interface provides a method to <text:alphabetical-index-mark-start text:id="IMark243286148" text:main-entry="true"/>compile<text:alphabetical-index-mark-end text:id="IMark243286148"/> queries for subsequent execution. </text:p>
      <text:p text:style-name="P14">void <text:alphabetical-index-mark-start text:id="IMark243286148" text:main-entry="true"/>compile<text:alphabetical-index-mark-end text:id="IMark243286148"/>();</text:p>
      <text:p text:style-name="P2"><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4" text:outline-level="4"><text:tab/><text:tab/>Serialize Access to Instances Read from the Datastore (<text:alphabetical-index-mark-start text:id="IMark243286244" text:main-entry="true"/>SerializeRead<text:alphabetical-index-mark-end text:id="IMark243286244"/>)</text:h>
      <text:p text:style-name="P2">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4">Boolean <text:alphabetical-index-mark-start text:id="IMark243286244" text:main-entry="true"/>getSerializeRead<text:alphabetical-index-mark-end text:id="IMark243286244"/>();</text:p>
      <text:p text:style-name="P2"><text:span text:style-name="Assertion">A13.4.2-29 [</text:span>The <text:alphabetical-index-mark-start text:id="IMark243286244" text:main-entry="true"/><text:span text:style-name="T2">SerializeRead</text:span><text:alphabetical-index-mark-end text:id="IMark243286244"/> setting currently active is returned.<text:span text:style-name="Assertion">]</text:span></text:p>
      <text:p text:style-name="P14">void <text:alphabetical-index-mark-start text:id="IMark243286244" text:main-entry="true"/>setSerializeRead<text:alphabetical-index-mark-end text:id="IMark243286244"/>(Boolean flag);</text:p>
      <text:p text:style-name="P2"><text:span text:style-name="Assertion">A13.4.2-29 [</text:span>The <text:alphabetical-index-mark-start text:id="IMark243286244" text:main-entry="true"/><text:span text:style-name="T2">SerializeRead</text:span><text:alphabetical-index-mark-end text:id="IMark243286244"/> setting is replaced by the value of the parameter.<text:span text:style-name="Assertion">]</text:span></text:p>
      <text:h text:style-name="P30" text:outline-level="3"><text:alphabetical-index-mark-start text:id="IMark243286244" text:main-entry="true"/>Query execution<text:alphabetical-index-mark-end text:id="IMark243286244"/></text:h>
      <text:p text:style-name="P2">The <text:span text:style-name="T2">Query</text:span> interface provides methods that <text:alphabetical-index-mark-start text:id="IMark243286244" text:main-entry="true"/>execute<text:alphabetical-index-mark-end text:id="IMark243286244"/> the query based on the parameters given. By default, they return an <text:alphabetical-index-mark-start text:id="IMark243286148" text:main-entry="true"/>unmodifiable<text:alphabetical-index-mark-end text:id="IMark243286148"/>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243286388" text:main-entry="true"/><text:span text:style-name="T2">execute</text:span><text:alphabetical-index-mark-end text:id="IMark243286388"/> methods specifies that they return an <text:span text:style-name="T2">Object</text:span> that must be cast to the proper type by the user.</text:p>
      <text:p text:style-name="P2">Any parameters passed to the <text:alphabetical-index-mark-start text:id="IMark243286148" text:main-entry="true"/><text:span text:style-name="T2">execute</text:span><text:alphabetical-index-mark-end text:id="IMark243286148"/>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243286148" text:main-entry="true"/><text:span text:style-name="T2">execute</text:span><text:alphabetical-index-mark-end text:id="IMark243286148"/><text:span text:style-name="T2">()</text:span>.<text:span text:style-name="Assertion">]</text:span></text:p>
      <text:p text:style-name="P2">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243286388" text:main-entry="true"/><text:span text:style-name="T2">execute</text:span><text:alphabetical-index-mark-end text:id="IMark243286388"/> methods throw <text:span text:style-name="T2">JDOFatalUserException</text:span>.<text:span text:style-name="Assertion">]</text:span> <text:soft-page-break/><text:span text:style-name="Assertion">A14.6.1-2 [</text:span>If the <text:span text:style-name="T2">NontransactionalRead</text:span> property is <text:span text:style-name="T2">false</text:span>, and a transaction is not active, then the <text:alphabetical-index-mark-start text:id="IMark243286148" text:main-entry="true"/><text:span text:style-name="T2">execute</text:span><text:alphabetical-index-mark-end text:id="IMark243286148"/> methods throw <text:span text:style-name="T2">JDOUserException</text:span>.<text:span text:style-name="Assertion">]</text:span></text:p>
      <text:p text:style-name="P4">Object <text:alphabetical-index-mark-start text:id="IMark243286148" text:main-entry="true"/>execute<text:alphabetical-index-mark-end text:id="IMark243286148"/> ();</text:p>
      <text:p text:style-name="P4">Object <text:alphabetical-index-mark-start text:id="IMark243286388" text:main-entry="true"/>execute<text:alphabetical-index-mark-end text:id="IMark243286388"/> (Object p1);</text:p>
      <text:p text:style-name="P4">Object <text:alphabetical-index-mark-start text:id="IMark243286148" text:main-entry="true"/>execute<text:alphabetical-index-mark-end text:id="IMark243286148"/> (Object p1, Object p2);</text:p>
      <text:p text:style-name="P14">Object <text:alphabetical-index-mark-start text:id="IMark243286148" text:main-entry="true"/>execute<text:alphabetical-index-mark-end text:id="IMark243286148"/> (Object p1, Object p2, Object p3);</text:p>
      <text:p text:style-name="P2"><text:span text:style-name="Assertion">A14.6.1-3 [</text:span>The <text:alphabetical-index-mark-start text:id="IMark243286148" text:main-entry="true"/><text:span text:style-name="T2">execute</text:span><text:alphabetical-index-mark-end text:id="IMark243286148"/> methods <text:alphabetical-index-mark-start text:id="IMark243286388" text:main-entry="true"/>execute<text:alphabetical-index-mark-end text:id="IMark243286388"/> the query using the parameters and return the result, which by default is an <text:alphabetical-index-mark-start text:id="IMark243286244" text:main-entry="true"/>unmodifiable<text:alphabetical-index-mark-end text:id="IMark243286244"/>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115232732" text:main-entry="true"/><text:span text:style-name="T2">size</text:span><text:alphabetical-index-mark-end text:id="IMark115232732"/><text:span text:style-name="T2">()</text:span> method returns <text:span text:style-name="T2">Integer.MAX_VALUE</text:span> if the actual <text:alphabetical-index-mark-start text:id="IMark243286052" text:main-entry="true"/>size<text:alphabetical-index-mark-end text:id="IMark243286052"/> of the result is not known<text:span text:style-name="Assertion">]</text:span> (for example, the <text:span text:style-name="T2">List</text:span> represents a cursored result); if the <text:alphabetical-index-mark-start text:id="IMark243286100" text:main-entry="true"/>size<text:alphabetical-index-mark-end text:id="IMark243286100"/> of the result equals or exceeds <text:span text:style-name="T2">Integer.MAX_VALUE</text:span>; or if the range equals or exceeds <text:span text:style-name="T2">Integer.MAX_VALUE</text:span>.</text:p>
      <text:p text:style-name="P2">When using an <text:span text:style-name="T2">Extent</text:span> to define candidate instances, the contents of the extent are subject to the setting of the <text:alphabetical-index-mark-start text:id="IMark243286100" text:main-entry="true"/><text:span text:style-name="T2">ignoreCache</text:span><text:alphabetical-index-mark-end text:id="IMark243286100"/> flag. <text:span text:style-name="Assertion">A14.6.1-10 [</text:span>With <text:alphabetical-index-mark-start text:id="IMark115232732" text:main-entry="true"/><text:span text:style-name="T2">ignoreCache</text:span><text:alphabetical-index-mark-end text:id="IMark115232732"/> set to <text:span text:style-name="T2">false</text:span>:</text:p>
      <text:p text:style-name="P7">•<text:tab/>if instances were made persistent in the current transaction, the instances will be considered part of the candidate instances. </text:p>
      <text:p text:style-name="P7">•<text:tab/>if instances were deleted in the current transaction, the instances will not be considered part of the candidate instances.<text:span text:style-name="Assertion">]</text:span></text:p>
      <text:p text:style-name="P7">•<text:tab/>modified instances will be evaluated using their current transactional values.</text:p>
      <text:p text:style-name="P2">With <text:alphabetical-index-mark-start text:id="IMark243286052" text:main-entry="true"/><text:span text:style-name="T2">ignoreCache</text:span><text:alphabetical-index-mark-end text:id="IMark243286052"/> set to <text:span text:style-name="T2">true</text:span>:</text:p>
      <text:p text:style-name="P7">•<text:tab/>if instances were made persistent in the current transaction, the new instances might not be considered part of the candidate instances.</text:p>
      <text:p text:style-name="P7">•<text:tab/>if instances were deleted in the current transaction, the instances might or might not be considered part of the candidate instances.</text:p>
      <text:p text:style-name="P7">•<text:tab/>modified instances might be evaluated using their current transactional values or the values as they exist in the datastore, which might not reflect the current transactional values.</text:p>
      <text:p text:style-name="P2">Each parameter of the <text:alphabetical-index-mark-start text:id="IMark243286100" text:main-entry="true"/><text:span text:style-name="T2">execute</text:span><text:alphabetical-index-mark-end text:id="IMark243286100"/>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4">Object <text:alphabetical-index-mark-start text:id="IMark243286100" text:main-entry="true"/>executeWithMap<text:alphabetical-index-mark-end text:id="IMark243286100"/> (Map parameters);</text:p>
      <text:p text:style-name="P2"><text:span text:style-name="Assertion">A14.6.1-5 [</text:span>The <text:alphabetical-index-mark-start text:id="IMark243286100" text:main-entry="true"/><text:span text:style-name="T2">executeWithMap</text:span><text:alphabetical-index-mark-end text:id="IMark243286100"/> method is similar to the <text:alphabetical-index-mark-start text:id="IMark115232732" text:main-entry="true"/><text:span text:style-name="T2">execute</text:span><text:alphabetical-index-mark-end text:id="IMark115232732"/> method, but takes its parameters from a <text:span text:style-name="T2">Map</text:span> instance. The <text:span text:style-name="T2">Map</text:span> <text:alphabetical-index-mark-start text:id="IMark243286052" text:main-entry="true"/>contains<text:alphabetical-index-mark-end text:id="IMark243286052"/> key/value pairs, in which the key is the declared parameter name, and the value is the value to use in the query for that parameter. Unlike <text:alphabetical-index-mark-start text:id="IMark243286244" text:main-entry="true"/><text:span text:style-name="T2">execute</text:span><text:alphabetical-index-mark-end text:id="IMark243286244"/>, there is no limit on the number of parameters<text:span text:style-name="Assertion">]</text:span>. If implicit parameters are used, the keys in the map do not include the leading “:”.</text:p>
      <text:p text:style-name="P14">Object <text:alphabetical-index-mark-start text:id="IMark243286244" text:main-entry="true"/>executeWithArray<text:alphabetical-index-mark-end text:id="IMark243286244"/> (Object... parameters);</text:p>
      <text:p text:style-name="P2"><text:span text:style-name="Assertion">A14.6.1-6 [</text:span>The <text:alphabetical-index-mark-start text:id="IMark243286244" text:main-entry="true"/><text:span text:style-name="T2">executeWithArray</text:span><text:alphabetical-index-mark-end text:id="IMark243286244"/> method is similar to the <text:alphabetical-index-mark-start text:id="IMark115232732" text:main-entry="true"/><text:span text:style-name="T2">execute</text:span><text:alphabetical-index-mark-end text:id="IMark115232732"/> method, but takes its parameters from an array instance. The array <text:alphabetical-index-mark-start text:id="IMark243286052" text:main-entry="true"/>contains<text:alphabetical-index-mark-end text:id="IMark243286052"/> <text:span text:style-name="T2">Object</text:span>s, in which the positional <text:span text:style-name="T2">Object</text:span> <text:soft-page-break/>is the value to use in the query for that parameter. Unlike <text:alphabetical-index-mark-start text:id="IMark243286148" text:main-entry="true"/><text:span text:style-name="T2">execute</text:span><text:alphabetical-index-mark-end text:id="IMark243286148"/>, there is no limit on the number of parameters.]</text:p>
      <text:h text:style-name="P34" text:outline-level="4"><text:tab/><text:tab/>Query Timeout</text:h>
      <text:p text:style-name="P2">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4">Integer <text:alphabetical-index-mark-start text:id="IMark243286148" text:main-entry="true"/>getDatastoreReadTimeoutMillis<text:alphabetical-index-mark-end text:id="IMark243286148"/>();</text:p>
      <text:p text:style-name="P4">Integer <text:alphabetical-index-mark-start text:id="IMark115232732" text:main-entry="true"/>getDatastoreWriteTimeoutMillis<text:alphabetical-index-mark-end text:id="IMark115232732"/>();</text:p>
      <text:p text:style-name="P2">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4">void <text:alphabetical-index-mark-start text:id="IMark243286148" text:main-entry="true"/>setDatastoreReadTimeoutMillis<text:alphabetical-index-mark-end text:id="IMark243286148"/>(Integer timeoutMillis);</text:p>
      <text:p text:style-name="P4">void <text:alphabetical-index-mark-start text:id="IMark115232732" text:main-entry="true"/>setDatastoreWriteTimeoutMillis<text:alphabetical-index-mark-end text:id="IMark115232732"/>(Integer timeoutMillis);</text:p>
      <text:p text:style-name="P2"><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2">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4" text:outline-level="4"><text:tab/><text:tab/><text:alphabetical-index-mark-start text:id="IMark115232732" text:main-entry="true"/>Query <text:alphabetical-index-mark-start text:id="IMark243286148" text:main-entry="true"/>Cancel<text:alphabetical-index-mark-end text:id="IMark243286148"/><text:alphabetical-index-mark-end text:id="IMark115232732"/></text:h>
      <text:p text:style-name="P2">Queries might be canceled by a different thread from the thread currently executing the query. There is no requirement that the <text:span text:style-name="T2">Multithreaded</text:span> flag be set in order to invoke the <text:alphabetical-index-mark-start text:id="IMark115232732" text:main-entry="true"/>cancel<text:alphabetical-index-mark-end text:id="IMark115232732"/> operation from a different thread.</text:p>
      <text:p text:style-name="P4">void <text:alphabetical-index-mark-start text:id="IMark243286052" text:main-entry="true"/>cancelAll<text:alphabetical-index-mark-end text:id="IMark243286052"/>();</text:p>
      <text:p text:style-name="P4">void <text:alphabetical-index-mark-start text:id="IMark115232732" text:main-entry="true"/>cancel<text:alphabetical-index-mark-end text:id="IMark115232732"/>(Thread thread);</text:p>
      <text:p text:style-name="P2"><text:span text:style-name="Assertion">A14.6.1-8 [</text:span>These methods <text:alphabetical-index-mark-start text:id="IMark115232732" text:main-entry="true"/>cancel<text:alphabetical-index-mark-end text:id="IMark115232732"/> a running query (or queries). The thread that has its query canceled will throw a <text:span text:style-name="T2">JDOQueryInterruptedException</text:span>. </text:p>
      <text:p text:style-name="P2">If <text:alphabetical-index-mark-start text:id="IMark243286052" text:main-entry="true"/>cancel<text:alphabetical-index-mark-end text:id="IMark243286052"/> is not supported (most likely due to the underlying implementation not supporting <text:alphabetical-index-mark-start text:id="IMark115232732" text:main-entry="true"/>cancel<text:alphabetical-index-mark-end text:id="IMark115232732"/>) then <text:span text:style-name="T2">JDOUnsupportedOptionException</text:span> is thrown to the caller. <text:span text:style-name="Assertion">]</text:span></text:p>
      <text:h text:style-name="P30" text:outline-level="3"><text:bookmark-start text:name="__RefHeading__3797_1773241242"/><text:bookmark text:name="R-1039921"/>Filter specification<text:bookmark-end text:name="__RefHeading__3797_1773241242"/></text:h>
      <text:p text:style-name="P2">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2"><text:span text:style-name="Assertion">A14.6.2-2 [</text:span>An element of the candidate collection is returned in the result if:</text:p>
      <text:p text:style-name="P7">•<text:tab/>it is assignment compatible to the candidate <text:span text:style-name="T2">Class</text:span> of the <text:span text:style-name="T2">Query</text:span>; and</text:p>
      <text:p text:style-name="P7"><text:soft-page-break/>•<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243286388" text:main-entry="true"/><text:span text:style-name="T2">contains</text:span><text:alphabetical-index-mark-end text:id="IMark243286388"/><text:span text:style-name="T2">(e1) &amp; e1.dependents &gt; 1) &amp; (emps.</text:span><text:alphabetical-index-mark-start text:id="IMark243286148" text:main-entry="true"/><text:span text:style-name="T2">contains</text:span><text:alphabetical-index-mark-end text:id="IMark243286148"/><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added: <text:span text:style-name="T2">"(emps.</text:span><text:alphabetical-index-mark-start text:id="IMark243286244" text:main-entry="true"/><text:span text:style-name="T2">contains</text:span><text:alphabetical-index-mark-end text:id="IMark243286244"/><text:span text:style-name="T2">(e1) &amp; e1.dependents &gt; 1) &amp; (emps.</text:span><text:alphabetical-index-mark-start text:id="IMark243286100" text:main-entry="true"/><text:span text:style-name="T2">contains</text:span><text:alphabetical-index-mark-end text:id="IMark243286100"/><text:span text:style-name="T2">(e2) &amp; (e2.salary &gt; 30000 &amp; e1 != e2))"</text:span>.</text:p>
      <text:p text:style-name="P2">Rules for constructing valid expressions follow the Java language, except for these differences:</text:p>
      <text:p text:style-name="P7">•<text:span text:style-name="T4"><text:tab/></text:span><text:span text:style-name="Assertion">A14.6.2-3 [</text:span>Equality and ordering comparisons between primitives and instances of wrapper classes are valid.<text:span text:style-name="Assertion">]</text:span> </text:p>
      <text:p text:style-name="P7">•<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7">•<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7">•<text:span text:style-name="T4"><text:tab/></text:span><text:span text:style-name="Assertion">A14.6.2-6 [</text:span>White space (non-printing characters space, tab, carriage return, and line feed) is a separator and is otherwise ignored.<text:span text:style-name="Assertion">]</text:span></text:p>
      <text:p text:style-name="P7">•<text:span text:style-name="T4"><text:tab/></text:span><text:span text:style-name="Assertion">A14.6.2-7 [</text:span>The assignment operators =, +=, etc. and pre- and post-increment and -decrement are not supported.<text:span text:style-name="Assertion">]</text:span> </text:p>
      <text:p text:style-name="P7">•<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7">•<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7">•<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243286100" text:main-entry="true"/><text:span text:style-name="T2">contains</text:span><text:alphabetical-index-mark-end text:id="IMark243286100"/><text:span text:style-name="T2">(Object o)</text:span> method.<text:span text:style-name="Assertion">]</text:span> </text:p>
      <text:p text:style-name="P7">•<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7">•<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7"><text:soft-page-break/>•<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7">•<text:tab/>operators applied to all types where they are defined in the Java language:</text:p>
      <text:p text:style-name="P10"> </text:p>
      <text:p text:style-name="P19">Table 4: <text:alphabetical-index-mark-start text:id="IMark243286100" text:main-entry="true"/>Query Operators<text:alphabetical-index-mark-end text:id="IMark243286100"/></text:p>
      <text:p text:style-name="P11"> </text:p>
      <table:table table:name="Table1" table:style-name="Table1">
        <table:table-column table:style-name="Table1.A"/>
        <table:table-column table:style-name="Table1.B"/>
        <table:table-header-rows>
          <table:table-row table:style-name="Table1.1">
            <table:table-cell table:style-name="Table1.A1" office:value-type="string">
              <text:p text:style-name="P20">Operator</text:p>
            </table:table-cell>
            <table:table-cell table:style-name="Table1.B1" office:value-type="string">
              <text:p text:style-name="P20">Description</text:p>
            </table:table-cell>
          </table:table-row>
        </table:table-header-rows>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4[</text:span></text:span>equal<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15[</text:span></text:span>not equal<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6[</text:span></text:span>greater than<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7[</text:span></text:span>less than<text:span text:style-name="Assertion"><text:span text:style-name="T1">]</text:span></text:span></text:p>
          </table:table-cell>
        </table:table-row>
        <table:table-row table:style-name="Table1.1">
          <table:table-cell table:style-name="Table1.A2" office:value-type="string">
            <text:p text:style-name="P1">&gt;=</text:p>
          </table:table-cell>
          <table:table-cell table:style-name="Table1.B2" office:value-type="string">
            <text:p text:style-name="P1"><text:span text:style-name="Assertion"><text:span text:style-name="T1">A14.6.2-18[</text:span></text:span>greater than or equal<text:span text:style-name="Assertion"><text:span text:style-name="T1">]</text:span></text:span></text:p>
          </table:table-cell>
        </table:table-row>
        <table:table-row table:style-name="Table1.1">
          <table:table-cell table:style-name="Table1.A2" office:value-type="string">
            <text:p text:style-name="P1">&lt;=</text:p>
          </table:table-cell>
          <table:table-cell table:style-name="Table1.B2" office:value-type="string">
            <text:p text:style-name="P1"><text:span text:style-name="Assertion"><text:span text:style-name="T1">A14.6.2-19[</text:span></text:span>less than or equal<text:span text:style-name="Assertion"><text:span text:style-name="T1">]</text:span></text:span></text:p>
          </table:table-cell>
        </table:table-row>
        <table:table-row table:style-name="Table1.1">
          <table:table-cell table:style-name="Table1.A2" office:value-type="string">
            <text:p text:style-name="P1">&amp;</text:p>
          </table:table-cell>
          <table:table-cell table:style-name="Table1.B2" office:value-type="string">
            <text:p text:style-name="P1"><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2" office:value-type="string">
            <text:p text:style-name="P1">&amp;&amp;</text:p>
          </table:table-cell>
          <table:table-cell table:style-name="Table1.B2" office:value-type="string">
            <text:p text:style-name="P1"><text:span text:style-name="Assertion"><text:span text:style-name="T1">A14.6.2-21[</text:span></text:span>conditional AND<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3[</text:span></text:span>conditional OR<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4[</text:span></text:span>integral unary bitwise <text:soft-page-break/>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0[</text:span></text:span>times<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1[</text:span></text:span>divide by<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32[</text:span></text:span>logical complement<text:span text:style-name="Assertion"><text:span text:style-name="T1">]</text:span></text:span></text:p>
          </table:table-cell>
        </table:table-row>
        <table:table-row table:style-name="Table1.1">
          <table:table-cell table:style-name="Table1.A2" office:value-type="string">
            <text:p text:style-name="P1">%</text:p>
          </table:table-cell>
          <table:table-cell table:style-name="Table1.B2" office:value-type="string">
            <text:p text:style-name="P1"><text:span text:style-name="Assertion"><text:span text:style-name="T1">A14.6.2-40[</text:span></text:span>modulo operator<text:span text:style-name="Assertion"><text:span text:style-name="T1">]</text:span></text:span></text:p>
          </table:table-cell>
        </table:table-row>
        <table:table-row table:style-name="Table1.1">
          <table:table-cell table:style-name="Table1.A2" office:value-type="string">
            <text:p text:style-name="P1">instanceof</text:p>
          </table:table-cell>
          <table:table-cell table:style-name="Table1.B2" office:value-type="string">
            <text:p text:style-name="P1"><text:span text:style-name="Assertion"><text:span text:style-name="T1">A14.6.2-41[</text:span></text:span>instanceof operator<text:span text:style-name="Assertion"><text:span text:style-name="T1">]</text:span></text:span></text:p>
          </table:table-cell>
        </table:table-row>
      </table:table>
      <text:p text:style-name="P10"> </text:p>
      <text:p text:style-name="P6">•<text:tab/>exceptions to the above:</text:p>
      <text:p text:style-name="P24">•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7">•<text:span text:style-name="T4"><text:tab/></text:span><text:span text:style-name="Assertion">A14.6.2-37 [</text:span>parentheses to explicitly mark operator precedence<text:span text:style-name="Assertion">]</text:span></text:p>
      <text:p text:style-name="P7">•<text:span text:style-name="T4"><text:tab/></text:span><text:span text:style-name="Assertion">A14.6.2-38 </text:span>[cast operator (class)<text:span text:style-name="Assertion">]</text:span></text:p>
      <text:p text:style-name="P7">•<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4">• <text:s/>if either operand is of type <text:span text:style-name="T3">BigDecimal</text:span>, the other is converted to <text:span text:style-name="T3">BigDecimal</text:span>.</text:p>
      <text:p text:style-name="P24">•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4">• <text:s/>otherwise, if either operand is of type <text:span text:style-name="T3">BigInteger</text:span>, the other is converted to <text:span text:style-name="T3">BigInteger</text:span>.</text:p>
      <text:p text:style-name="P24">• <text:s/>otherwise, if either operand is of type <text:span text:style-name="T3">double</text:span>, the other is converted to <text:span text:style-name="T3">double</text:span>. </text:p>
      <text:p text:style-name="P24">• <text:s/>otherwise, if either operand is of type <text:span text:style-name="T3">float</text:span>, the other is converted to <text:span text:style-name="T3">float</text:span>. </text:p>
      <text:p text:style-name="P24">• <text:s/>otherwise, if either operand is of type <text:span text:style-name="T3">long</text:span>, the other is converted to <text:span text:style-name="T3">long</text:span>. </text:p>
      <text:p text:style-name="P24">• <text:s/>otherwise, both operands are converted to type <text:span text:style-name="T3">int</text:span>.</text:p>
      <text:p text:style-name="P24">•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7">•<text:tab/>equality comparison among persistent instances of persistence-capable types use the JDO Identity comparison of the references; this includes containment methods applied to <text:soft-page-break/><text:span text:style-name="T2">Collection</text:span> and <text:span text:style-name="T2">Map</text:span> types. Thus, two objects will compare equal if they have the same JDO Identity.</text:p>
      <text:p text:style-name="P7">•<text:span text:style-name="T4"><text:tab/></text:span><text:span text:style-name="Assertion">A14.6.2-44 [</text:span>comparisons between persistent and non-persistent instances return not equal.<text:span text:style-name="Assertion">]</text:span></text:p>
      <text:p text:style-name="P7">•<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7">•<text:span text:style-name="T4"><text:tab/></text:span><text:span text:style-name="Assertion">A14.6.2-33 [</text:span><text:span text:style-name="T2">String</text:span> methods <text:alphabetical-index-mark-start text:id="IMark115230380" text:main-entry="true"/><text:span text:style-name="T2">startsWith</text:span><text:alphabetical-index-mark-end text:id="IMark115230380"/> and <text:alphabetical-index-mark-start text:id="IMark259035000" text:main-entry="true"/><text:span text:style-name="T2">endsWith</text:span><text:alphabetical-index-mark-end text:id="IMark25903500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68230604" text:main-entry="true"/><text:span text:style-name="T2">matches</text:span><text:alphabetical-index-mark-end text:id="IMark168230604"/><text:span text:style-name="T2">(String)</text:span>.</text:p>
      <text:p text:style-name="P7">•<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256272164" text:main-entry="true"/><text:span text:style-name="T2">isEmpty</text:span><text:alphabetical-index-mark-end text:id="IMark256272164"/><text:span text:style-name="Assertion">]</text:span> and <text:span text:style-name="Assertion">[-35 </text:span>return <text:span text:style-name="T2">false</text:span> to all <text:alphabetical-index-mark-start text:id="IMark168230604" text:main-entry="true"/><text:span text:style-name="T2">contains</text:span><text:alphabetical-index-mark-end text:id="IMark168230604"/>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5" text:outline-level="4"><text:bookmark-start text:name="__RefHeading__3711_1773241242"/><text:tab/><text:tab/>Methods<text:bookmark-end text:name="__RefHeading__3711_1773241242"/></text:h>
      <text:p text:style-name="P2">The following methods are supported for their specific types, with semantics as defined by the Java language:</text:p>
      <text:p text:style-name="P10"> </text:p>
      <text:p text:style-name="P19"><text:bookmark text:name="R-1087957S"/>Table 5: <text:bookmark text:name="R-1087957"/><text:alphabetical-index-mark-start text:id="IMark256272164" text:main-entry="true"/>Query Methods<text:alphabetical-index-mark-end text:id="IMark256272164"/></text:p>
      <text:p text:style-name="P11"> </text:p>
      <table:table table:name="Table2" table:style-name="Table2">
        <table:table-column table:style-name="Table2.A"/>
        <table:table-column table:style-name="Table2.B"/>
        <table:table-header-rows>
          <table:table-row table:style-name="Table2.1">
            <table:table-cell table:style-name="Table2.A1" office:value-type="string">
              <text:p text:style-name="P20">Method</text:p>
            </table:table-cell>
            <table:table-cell table:style-name="Table2.B1" office:value-type="string">
              <text:p text:style-name="P20">Description</text:p>
            </table:table-cell>
          </table:table-row>
        </table:table-header-rows>
        <table:table-row table:style-name="Table2.1">
          <table:table-cell table:style-name="Table2.A2" office:value-type="string">
            <text:p text:style-name="P1"><text:span text:style-name="Assertion"><text:span text:style-name="T1">A14.6.2-45[</text:span></text:span><text:alphabetical-index-mark-start text:id="IMark243286388" text:main-entry="true"/>contains<text:alphabetical-index-mark-end text:id="IMark243286388"/>(Object)</text:p>
          </table:table-cell>
          <table:table-cell table:style-name="Table2.B2" office:value-type="string">
            <text:p text:style-name="P1">applies to Collection types<text:span text:style-name="Assertion"><text:span text:style-name="T1">]</text:span></text:span></text:p>
          </table:table-cell>
        </table:table-row>
        <table:table-row table:style-name="Table2.1">
          <table:table-cell table:style-name="Table2.A2" office:value-type="string">
            <text:p text:style-name="P1"><text:change-start text:change-id="ct340511392"/><text:alphabetical-index-mark-start text:id="IMark243286388" text:main-entry="true"/><text:span text:style-name="Assertion">A14.6.2-58</text:span><text:change-end text:change-id="ct340511392"/><text:change-start text:change-id="ct294423568"/><text:span text:style-name="Assertion">[</text:span><text:change-end text:change-id="ct294423568"/><text:change-start text:change-id="ct531712688"/>get<text:alphabetical-index-mark-end text:id="IMark243286388"/>(int)<text:change-end text:change-id="ct531712688"/></text:p>
          </table:table-cell>
          <table:table-cell table:style-name="Table2.B2" office:value-type="string">
            <text:p text:style-name="P1"><text:change-start text:change-id="ct531712816"/>applies to List types<text:change-end text:change-id="ct531712816"/><text:change-start text:change-id="ct540000048"/><text:span text:style-name="Assertion">]</text:span><text:change-end text:change-id="ct540000048"/></text:p>
          </table:table-cell>
        </table:table-row>
        <table:table-row table:style-name="Table2.1">
          <table:table-cell table:style-name="Table2.A2" office:value-type="string">
            <text:p text:style-name="P1"><text:span text:style-name="Assertion"><text:span text:style-name="T1">A14.6.2-46[</text:span></text:span><text:change-start text:change-id="ct531714240"/><text:alphabetical-index-mark-start text:id="IMark243286388" text:main-entry="true"/>get<text:change-end text:change-id="ct531714240"/><text:alphabetical-index-mark-end text:id="IMark243286388"/>(Object)</text:p>
          </table:table-cell>
          <table:table-cell table:style-name="Table2.B2" office:value-type="string">
            <text:p text:style-name="P1">applies to Map types</text:p>
          </table:table-cell>
        </table:table-row>
        <table:table-row table:style-name="Table2.1">
          <table:table-cell table:style-name="Table2.A2" office:value-type="string">
            <text:p text:style-name="P1"><text:alphabetical-index-mark-start text:id="IMark243286388" text:main-entry="true"/>containsKey<text:alphabetical-index-mark-end text:id="IMark243286388"/>(Object)</text:p>
          </table:table-cell>
          <table:table-cell table:style-name="Table2.B2" office:value-type="string">
            <text:p text:style-name="P1">applies to Map types</text:p>
          </table:table-cell>
        </table:table-row>
        <text:soft-page-break/>
        <table:table-row table:style-name="Table2.1">
          <table:table-cell table:style-name="Table2.A2" office:value-type="string">
            <text:p text:style-name="P1"><text:alphabetical-index-mark-start text:id="IMark243286388" text:main-entry="true"/>containsValue<text:alphabetical-index-mark-end text:id="IMark243286388"/>(Object)</text:p>
          </table:table-cell>
          <table:table-cell table:style-name="Table2.B2" office:value-type="string">
            <text:p text:style-name="P1">applies to Map types<text:span text:style-name="Assertion"><text:span text:style-name="T1">]</text:span></text:span></text:p>
          </table:table-cell>
        </table:table-row>
        <table:table-row table:style-name="Table2.1">
          <table:table-cell table:style-name="Table2.A2" office:value-type="string">
            <text:p text:style-name="P1"><text:span text:style-name="Assertion"><text:span text:style-name="T1">A14.6.2-45[</text:span></text:span><text:alphabetical-index-mark-start text:id="IMark243286388" text:main-entry="true"/>isEmpty<text:alphabetical-index-mark-end text:id="IMark243286388"/>()</text:p>
          </table:table-cell>
          <table:table-cell table:style-name="Table2.B2" office:value-type="string">
            <text:p text:style-name="P1">applies to Map and Collection types<text:change text:change-id="ct75573856"/></text:p>
          </table:table-cell>
        </table:table-row>
        <table:table-row table:style-name="Table2.1">
          <table:table-cell table:style-name="Table2.A2" office:value-type="string">
            <text:p text:style-name="P1"><text:alphabetical-index-mark-start text:id="IMark243286388" text:main-entry="true"/>size<text:alphabetical-index-mark-end text:id="IMark243286388"/>()</text:p>
          </table:table-cell>
          <table:table-cell table:style-name="Table2.B2" office:value-type="string">
            <text:p text:style-name="P1">applies to Map and Collection types<text:change-start text:change-id="ct339203296"/><text:span text:style-name="Assertion"><text:span text:style-name="T1">]</text:span></text:span><text:change-end text:change-id="ct339203296"/></text:p>
          </table:table-cell>
        </table:table-row>
        <table:table-row table:style-name="Table2.1">
          <table:table-cell table:style-name="Table2.A2" office:value-type="string">
            <text:p text:style-name="P1"><text:span text:style-name="Assertion"><text:span text:style-name="T1">A14.6.2-47[</text:span></text:span><text:alphabetical-index-mark-start text:id="IMark243286388" text:main-entry="true"/>toLowerCase<text:alphabetical-index-mark-end text:id="IMark243286388"/>()</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43286388" text:main-entry="true"/>toUpperCase<text:alphabetical-index-mark-end text:id="IMark243286388"/>()</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change-start text:change-id="ct531718624"/><text:alphabetical-index-mark-start text:id="IMark243286388" text:main-entry="true"/>charAt<text:alphabetical-index-mark-end text:id="IMark243286388"/>(int)<text:change-end text:change-id="ct531718624"/></text:p>
          </table:table-cell>
          <table:table-cell table:style-name="Table2.B2" office:value-type="string">
            <text:p text:style-name="P1"><text:change-start text:change-id="ct531715296"/>applies to String type <text:change-end text:change-id="ct531715296"/></text:p>
          </table:table-cell>
        </table:table-row>
        <table:table-row table:style-name="Table2.1">
          <table:table-cell table:style-name="Table2.A2" office:value-type="string">
            <text:p text:style-name="P1"><text:alphabetical-index-mark-start text:id="IMark243286388" text:main-entry="true"/>indexOf<text:alphabetical-index-mark-end text:id="IMark243286388"/>(String)</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43286388" text:main-entry="true"/>indexOf<text:alphabetical-index-mark-end text:id="IMark243286388"/>(String, int)</text:p>
          </table:table-cell>
          <table:table-cell table:style-name="Table2.B2" office:value-type="string">
            <text:p text:style-name="P1">applies to String type; 0-indexing is used</text:p>
          </table:table-cell>
        </table:table-row>
        <table:table-row table:style-name="Table2.1">
          <table:table-cell table:style-name="Table2.A2" office:value-type="string">
            <text:p text:style-name="P1"><text:alphabetical-index-mark-start text:id="IMark243286388" text:main-entry="true"/>matches<text:alphabetical-index-mark-end text:id="IMark243286388"/>(String)</text:p>
          </table:table-cell>
          <table:table-cell table:style-name="Table2.B2" office:value-type="string">
            <text:p text:style-name="P1">applies to String type; only the following regular expression patterns are required to be supported and are portable: global “(?i)” for case-insensitive <text:alphabetical-index-mark-start text:id="IMark243286388" text:main-entry="true"/>matches<text:alphabetical-index-mark-end text:id="IMark243286388"/>; and “.” and “.*” for wild card <text:alphabetical-index-mark-start text:id="IMark243286148" text:main-entry="true"/>matches<text:alphabetical-index-mark-end text:id="IMark243286148"/>. The pattern passed to <text:alphabetical-index-mark-start text:id="IMark243286436" text:main-entry="true"/>matches<text:alphabetical-index-mark-end text:id="IMark243286436"/> must be a literal or parameter.</text:p>
          </table:table-cell>
        </table:table-row>
        <table:table-row table:style-name="Table2.1">
          <table:table-cell table:style-name="Table2.A2" office:value-type="string">
            <text:p text:style-name="P1"><text:alphabetical-index-mark-start text:id="IMark243286436" text:main-entry="true"/>substring<text:alphabetical-index-mark-end text:id="IMark243286436"/>(int)</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alphabetical-index-mark-start text:id="IMark243286436" text:main-entry="true"/>substring<text:alphabetical-index-mark-end text:id="IMark243286436"/>(int, int)</text:p>
          </table:table-cell>
          <table:table-cell table:style-name="Table2.B2" office:value-type="string">
            <text:p text:style-name="P1">applies to String type</text:p>
          </table:table-cell>
        </table:table-row>
        <text:soft-page-break/>
        <table:table-row table:style-name="Table2.1">
          <table:table-cell table:style-name="Table2.A2" office:value-type="string">
            <text:p text:style-name="P1"><text:alphabetical-index-mark-start text:id="IMark243286436" text:main-entry="true"/>startsWith<text:alphabetical-index-mark-end text:id="IMark243286436"/>(String)</text:p>
          </table:table-cell>
          <table:table-cell table:style-name="Table2.B2" office:value-type="string">
            <text:p text:style-name="P1">applies to String type</text:p>
          </table:table-cell>
        </table:table-row>
        <table:table-row table:style-name="Table2.1">
          <table:table-cell table:style-name="Table2.A2" office:value-type="string">
            <text:p text:style-name="P1"><text:change-start text:change-id="ct282905248"/><text:alphabetical-index-mark-start text:id="IMark243286436" text:main-entry="true"/>startsWith<text:alphabetical-index-mark-end text:id="IMark243286436"/>(String, int)<text:change-end text:change-id="ct282905248"/></text:p>
          </table:table-cell>
          <table:table-cell table:style-name="Table2.B2" office:value-type="string">
            <text:p text:style-name="P1"><text:change-start text:change-id="ct531710432"/>applies to String type <text:change-end text:change-id="ct531710432"/></text:p>
          </table:table-cell>
        </table:table-row>
        <table:table-row table:style-name="Table2.1">
          <table:table-cell table:style-name="Table2.A2" office:value-type="string">
            <text:p text:style-name="P1"><text:alphabetical-index-mark-start text:id="IMark243286436" text:main-entry="true"/>endsWith<text:alphabetical-index-mark-end text:id="IMark243286436"/>(String)</text:p>
          </table:table-cell>
          <table:table-cell table:style-name="Table2.B2" office:value-type="string">
            <text:p text:style-name="P1">applies to String type<text:change text:change-id="ct282529264"/></text:p>
          </table:table-cell>
        </table:table-row>
        <table:table-row table:style-name="Table2.1">
          <table:table-cell table:style-name="Table2.A2" office:value-type="string">
            <text:p text:style-name="P1"><text:change-start text:change-id="ct531708608"/><text:alphabetical-index-mark-start text:id="IMark243286436" text:main-entry="true"/>length<text:alphabetical-index-mark-end text:id="IMark243286436"/>()<text:change-end text:change-id="ct531708608"/></text:p>
          </table:table-cell>
          <table:table-cell table:style-name="Table2.B2" office:value-type="string">
            <text:p text:style-name="P1"><text:change-start text:change-id="ct531719072"/>applies to String type <text:change-end text:change-id="ct531719072"/></text:p>
          </table:table-cell>
        </table:table-row>
        <table:table-row table:style-name="Table2.1">
          <table:table-cell table:style-name="Table2.A2" office:value-type="string">
            <text:p text:style-name="P1"><text:change-start text:change-id="ct531708768"/><text:alphabetical-index-mark-start text:id="IMark243286436" text:main-entry="true"/>trim<text:alphabetical-index-mark-end text:id="IMark243286436"/>()<text:change-end text:change-id="ct531708768"/></text:p>
          </table:table-cell>
          <table:table-cell table:style-name="Table2.B2" office:value-type="string">
            <text:p text:style-name="P1"><text:change-start text:change-id="ct531718176"/>applies to String type<text:span text:style-name="Assertion"><text:span text:style-name="T1">]</text:span></text:span> <text:change-end text:change-id="ct531718176"/></text:p>
          </table:table-cell>
        </table:table-row>
        <table:table-row table:style-name="Table2.1">
          <table:table-cell table:style-name="Table2.A2" office:value-type="string">
            <text:p text:style-name="P1"><text:change-start text:change-id="ct539219760"/><text:alphabetical-index-mark-start text:id="IMark243286436" text:main-entry="true"/><text:span text:style-name="Assertion">A14.6.2-59[</text:span><text:change-end text:change-id="ct539219760"/><text:change-start text:change-id="ct282905520"/>ordinal<text:alphabetical-index-mark-end text:id="IMark243286436"/>()<text:change-end text:change-id="ct282905520"/></text:p>
          </table:table-cell>
          <table:table-cell table:style-name="Table2.B2" office:value-type="string">
            <text:p text:style-name="P1"><text:change-start text:change-id="ct531708112"/>applies to Enum types <text:change-end text:change-id="ct531708112"/></text:p>
          </table:table-cell>
        </table:table-row>
        <table:table-row table:style-name="Table2.1">
          <table:table-cell table:style-name="Table2.A2" office:value-type="string">
            <text:p text:style-name="P1"><text:change-start text:change-id="ct531707504"/><text:alphabetical-index-mark-start text:id="IMark243286436" text:main-entry="true"/>toString<text:alphabetical-index-mark-end text:id="IMark243286436"/>()<text:change-end text:change-id="ct531707504"/></text:p>
          </table:table-cell>
          <table:table-cell table:style-name="Table2.B2" office:value-type="string">
            <text:p text:style-name="P1"><text:change-start text:change-id="ct531707328"/>applies to Enum types<text:span text:style-name="Assertion">]</text:span> <text:change-end text:change-id="ct531707328"/></text:p>
          </table:table-cell>
        </table:table-row>
        <table:table-row table:style-name="Table2.1">
          <table:table-cell table:style-name="Table2.A2" office:value-type="string">
            <text:p text:style-name="P1"><text:change-start text:change-id="ct555188432"/><text:alphabetical-index-mark-start text:id="IMark243286436" text:main-entry="true"/><text:span text:style-name="Assertion">A14.6.2-60[</text:span><text:change-end text:change-id="ct555188432"/><text:change-start text:change-id="ct531706848"/>getHour<text:alphabetical-index-mark-end text:id="IMark243286436"/>()<text:change-end text:change-id="ct531706848"/></text:p>
          </table:table-cell>
          <table:table-cell table:style-name="Table2.B2" office:value-type="string">
            <text:p text:style-name="P1"><text:change-start text:change-id="ct531707776"/>applies to java.util.Date type <text:change-end text:change-id="ct531707776"/></text:p>
          </table:table-cell>
        </table:table-row>
        <table:table-row table:style-name="Table2.1">
          <table:table-cell table:style-name="Table2.A2" office:value-type="string">
            <text:p text:style-name="P1"><text:change-start text:change-id="ct282905792"/><text:alphabetical-index-mark-start text:id="IMark243286436" text:main-entry="true"/>getMinutes<text:alphabetical-index-mark-end text:id="IMark243286436"/>()<text:change-end text:change-id="ct282905792"/></text:p>
          </table:table-cell>
          <table:table-cell table:style-name="Table2.B2" office:value-type="string">
            <text:p text:style-name="P1"><text:change-start text:change-id="ct282905648"/>applies to java.util.Date type <text:change-end text:change-id="ct282905648"/></text:p>
          </table:table-cell>
        </table:table-row>
        <table:table-row table:style-name="Table2.1">
          <table:table-cell table:style-name="Table2.A2" office:value-type="string">
            <text:p text:style-name="P1"><text:change-start text:change-id="ct282906112"/><text:alphabetical-index-mark-start text:id="IMark243286436" text:main-entry="true"/>getSeconds<text:alphabetical-index-mark-end text:id="IMark243286436"/>()<text:change-end text:change-id="ct282906112"/></text:p>
          </table:table-cell>
          <table:table-cell table:style-name="Table2.B2" office:value-type="string">
            <text:p text:style-name="P1"><text:change-start text:change-id="ct531706480"/>applies to java.util.Date type <text:change-end text:change-id="ct531706480"/></text:p>
          </table:table-cell>
        </table:table-row>
        <table:table-row table:style-name="Table2.1">
          <table:table-cell table:style-name="Table2.A2" office:value-type="string">
            <text:p text:style-name="P1"><text:change-start text:change-id="ct282906208"/><text:alphabetical-index-mark-start text:id="IMark243286436" text:main-entry="true"/>getDay<text:alphabetical-index-mark-end text:id="IMark243286436"/>()<text:change-end text:change-id="ct282906208"/></text:p>
          </table:table-cell>
          <table:table-cell table:style-name="Table2.B2" office:value-type="string">
            <text:p text:style-name="P1"><text:change-start text:change-id="ct531706144"/>applies to java.util.Date type <text:change-end text:change-id="ct531706144"/></text:p>
          </table:table-cell>
        </table:table-row>
        <table:table-row table:style-name="Table2.1">
          <table:table-cell table:style-name="Table2.A2" office:value-type="string">
            <text:p text:style-name="P1"><text:change-start text:change-id="ct531705472"/><text:alphabetical-index-mark-start text:id="IMark243286436" text:main-entry="true"/>getMonth<text:alphabetical-index-mark-end text:id="IMark243286436"/>()<text:change-end text:change-id="ct531705472"/></text:p>
          </table:table-cell>
          <table:table-cell table:style-name="Table2.B2" office:value-type="string">
            <text:p text:style-name="P1"><text:change-start text:change-id="ct531705808"/>applies to java.util.Date type <text:change-end text:change-id="ct531705808"/></text:p>
          </table:table-cell>
        </table:table-row>
        <text:soft-page-break/>
        <table:table-row table:style-name="Table2.1">
          <table:table-cell table:style-name="Table2.A2" office:value-type="string">
            <text:p text:style-name="P1"><text:change-start text:change-id="ct531704944"/><text:alphabetical-index-mark-start text:id="IMark243286436" text:main-entry="true"/>getYear<text:alphabetical-index-mark-end text:id="IMark243286436"/>()<text:change-end text:change-id="ct531704944"/></text:p>
          </table:table-cell>
          <table:table-cell table:style-name="Table2.B2" office:value-type="string">
            <text:p text:style-name="P1"><text:change-start text:change-id="ct282907312"/>applies to java.util.Date type<text:change-end text:change-id="ct282907312"/><text:change-start text:change-id="ct338455936"/><text:span text:style-name="Assertion">]</text:span><text:change-end text:change-id="ct338455936"/></text:p>
          </table:table-cell>
        </table:table-row>
        <table:table-row table:style-name="Table2.1">
          <table:table-cell table:style-name="Table2.A2" office:value-type="string">
            <text:p text:style-name="P1"><text:span text:style-name="Assertion"><text:span text:style-name="T1">A14.6.2-48[</text:span></text:span>Math.abs(numeric)</text:p>
          </table:table-cell>
          <table:table-cell table:style-name="Table2.B2" office:value-type="string">
            <text:p text:style-name="P1">static method in java.lang.Math, applies to types of float, double, int, and long</text:p>
          </table:table-cell>
        </table:table-row>
        <table:table-row table:style-name="Table2.1">
          <table:table-cell table:style-name="Table2.A2" office:value-type="string">
            <text:p text:style-name="P1">Math.sqrt(numeric)</text:p>
          </table:table-cell>
          <table:table-cell table:style-name="Table2.B2" office:value-type="string">
            <text:p text:style-name="P1">static method in java.lang.Math, applies to double type<text:change text:change-id="ct305216336"/></text:p>
          </table:table-cell>
        </table:table-row>
        <table:table-row table:style-name="Table2.1">
          <table:table-cell table:style-name="Table2.A32" office:value-type="string">
            <text:p text:style-name="P1"><text:change-start text:change-id="ct531704352"/><text:alphabetical-index-mark-start text:id="IMark243286436" text:main-entry="true"/>Math.cos<text:alphabetical-index-mark-end text:id="IMark243286436"/>(number)<text:change-end text:change-id="ct531704352"/></text:p>
          </table:table-cell>
          <table:table-cell table:style-name="Table2.B32" office:value-type="string">
            <text:p text:style-name="P1"><text:change-start text:change-id="ct531705104"/>static method in java.lang.Math, applies to double type <text:change-end text:change-id="ct531705104"/></text:p>
          </table:table-cell>
        </table:table-row>
        <table:table-row table:style-name="Table2.1">
          <table:table-cell table:style-name="Table2.A32" office:value-type="string">
            <text:p text:style-name="P1"><text:change-start text:change-id="ct531703616"/><text:alphabetical-index-mark-start text:id="IMark243286436" text:main-entry="true"/>Math.sin<text:alphabetical-index-mark-end text:id="IMark243286436"/>(number)<text:change-end text:change-id="ct531703616"/></text:p>
          </table:table-cell>
          <table:table-cell table:style-name="Table2.B32" office:value-type="string">
            <text:p text:style-name="P1"><text:change-start text:change-id="ct282906928"/>static method in java.lang.Math, applies to double type <text:change-end text:change-id="ct282906928"/></text:p>
          </table:table-cell>
        </table:table-row>
        <table:table-row table:style-name="Table2.1">
          <table:table-cell table:style-name="Table2.A32" office:value-type="string">
            <text:p text:style-name="P1"><text:change-start text:change-id="ct282907808"/><text:alphabetical-index-mark-start text:id="IMark243286436" text:main-entry="true"/>Math.tan<text:alphabetical-index-mark-end text:id="IMark243286436"/>(number)<text:change-end text:change-id="ct282907808"/></text:p>
          </table:table-cell>
          <table:table-cell table:style-name="Table2.B32" office:value-type="string">
            <text:p text:style-name="P1"><text:change-start text:change-id="ct282907552"/>static method in java.lang.Math, applies to double type<text:span text:style-name="Assertion"><text:span text:style-name="T1">]</text:span></text:span> <text:change-end text:change-id="ct282907552"/></text:p>
          </table:table-cell>
        </table:table-row>
        <table:table-row table:style-name="Table2.1">
          <table:table-cell table:style-name="Table2.A2" office:value-type="string">
            <text:p text:style-name="P1"><text:span text:style-name="Assertion"><text:span text:style-name="T1">A14.6.2-49[</text:span></text:span>JDOHelper.getObjectId(Object)</text:p>
          </table:table-cell>
          <table:table-cell table:style-name="Table2.B2" office:value-type="string">
            <text:p text:style-name="P1">static method in JDOHelper, allows using the object identity of an instance directly in a query.<text:change text:change-id="ct339245760"/></text:p>
          </table:table-cell>
        </table:table-row>
        <table:table-row table:style-name="Table2.1">
          <table:table-cell table:style-name="Table2.A2" office:value-type="string">
            <text:p text:style-name="P1"><text:change-start text:change-id="ct282907984"/><text:alphabetical-index-mark-start text:id="IMark243286436" text:main-entry="true"/>JDOHelper.getVersion<text:alphabetical-index-mark-end text:id="IMark243286436"/>(Object)<text:change-end text:change-id="ct282907984"/></text:p>
          </table:table-cell>
          <table:table-cell table:style-name="Table2.B2" office:value-type="string">
            <text:p text:style-name="P1"><text:change-start text:change-id="ct531703392"/>static method in JDOHelper, allows using the version of an instance directly in a query <text:change-end text:change-id="ct531703392"/><text:change-start text:change-id="ct340529792"/><text:span text:style-name="Assertion"><text:span text:style-name="T1">]</text:span></text:span><text:change-end text:change-id="ct340529792"/></text:p>
          </table:table-cell>
        </table:table-row>
      </table:table>
      <text:p text:style-name="P10"> </text:p>
      <text:h text:style-name="P33" text:outline-level="4"><text:tab/><text:tab/>Subqueries</text:h>
      <text:p text:style-name="P14">void <text:alphabetical-index-mark-start text:id="IMark258821888" text:main-entry="true"/>addSubquery<text:alphabetical-index-mark-end text:id="IMark258821888"/> (Query subquery, String variableDeclaration, </text:p>
      <text:p text:style-name="P14"><text:tab/>String <text:alphabetical-index-mark-start text:id="IMark258821888" text:main-entry="true"/>candidateCollectionExpression<text:alphabetical-index-mark-end text:id="IMark258821888"/>);</text:p>
      <text:p text:style-name="P2">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2"><text:span text:style-name="Assertion">A14.6.2-50[</text:span>The <text:span text:style-name="T2">Query</text:span> parameter instance is unmodified as a result of the <text:alphabetical-index-mark-start text:id="IMark258821888" text:main-entry="true"/><text:span text:style-name="T2">addSubquery</text:span><text:alphabetical-index-mark-end text:id="IMark258821888"/>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text:soft-page-break/>grouping specification. The association with a <text:span text:style-name="T2">PersistenceManager</text:span>, the candidate collection or extent, result class, and range limits are not used. <text:span text:style-name="Assertion">]</text:span></text:p>
      <text:p text:style-name="P2">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2"><text:span text:style-name="Assertion">A14.6.2-54[</text:span>The <text:alphabetical-index-mark-start text:id="IMark258821888" text:main-entry="true"/><text:span text:style-name="T2">candidateCollectionExpression</text:span><text:alphabetical-index-mark-end text:id="IMark258821888"/>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4"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6">Query sub = pm.<text:alphabetical-index-mark-start text:id="IMark258821888" text:main-entry="true"/>newQuery<text:alphabetical-index-mark-end text:id="IMark258821888"/>(Employee.class);</text:p>
      <text:p text:style-name="P16">sub.<text:alphabetical-index-mark-start text:id="IMark258821888" text:main-entry="true"/>setResult<text:alphabetical-index-mark-end text:id="IMark258821888"/>("avg(this.weeklyhours)");</text:p>
      <text:p text:style-name="P16">Query q = pm.<text:alphabetical-index-mark-start text:id="IMark258821888" text:main-entry="true"/>newQuery<text:alphabetical-index-mark-end text:id="IMark258821888"/>(Employee.class);</text:p>
      <text:p text:style-name="P16">q.<text:alphabetical-index-mark-start text:id="IMark258821888" text:main-entry="true"/>setFilter<text:alphabetical-index-mark-end text:id="IMark258821888"/>("this.weeklyHours &gt; averageWeeklyhours");</text:p>
      <text:p text:style-name="P16">q.<text:alphabetical-index-mark-start text:id="IMark258821888" text:main-entry="true"/>addSubquery<text:alphabetical-index-mark-end text:id="IMark258821888"/>(sub, "double averageWeeklyhours", null);</text:p>
      <text:p text:style-name="P2"/>
      <text:h text:style-name="P34" text:outline-level="4"><text:bookmark text:name="X-102010335"/><text:tab/><text:tab/>Correlated subqueries</text:h>
      <text:p text:style-name="P2"><text:span text:style-name="Assertion">A14.6.2-56[</text:span>A <text:alphabetical-index-mark-start text:id="IMark258821888" text:main-entry="true"/>correlated subquery<text:alphabetical-index-mark-end text:id="IMark258821888"/> is a subquery which <text:alphabetical-index-mark-start text:id="IMark258888116" text:main-entry="true"/>contains<text:alphabetical-index-mark-end text:id="IMark258888116"/>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6">Query sub = pm.<text:alphabetical-index-mark-start text:id="IMark258888116" text:main-entry="true"/>newQuery<text:alphabetical-index-mark-end text:id="IMark258888116"/>(Employee.class);</text:p>
      <text:p text:style-name="P16">sub.<text:alphabetical-index-mark-start text:id="IMark258888116" text:main-entry="true"/>setResult<text:alphabetical-index-mark-end text:id="IMark258888116"/>("avg(this.weeklyhours)");</text:p>
      <text:p text:style-name="P16">Query q = pm.<text:alphabetical-index-mark-start text:id="IMark258888116" text:main-entry="true"/>newQuery<text:alphabetical-index-mark-end text:id="IMark258888116"/>(Employee.class);</text:p>
      <text:p text:style-name="P16">q.<text:alphabetical-index-mark-start text:id="IMark258888116" text:main-entry="true"/>setFilter<text:alphabetical-index-mark-end text:id="IMark258888116"/>("this.weeklyhours&gt; averageWeeklyhours");</text:p>
      <text:p text:style-name="P16">q.<text:alphabetical-index-mark-start text:id="IMark258888116" text:main-entry="true"/>addSubquery<text:alphabetical-index-mark-end text:id="IMark258888116"/>(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4">void <text:alphabetical-index-mark-start text:id="IMark258888116" text:main-entry="true"/>addSubquery<text:alphabetical-index-mark-end text:id="IMark258888116"/>(String variableDeclaration, </text:p>
      <text:p text:style-name="P14"><text:tab/>Query subquery, String candidateCollectionExpr, String parameter);</text:p>
      <text:p text:style-name="P14">void <text:alphabetical-index-mark-start text:id="IMark258888116" text:main-entry="true"/>addSubquery<text:alphabetical-index-mark-end text:id="IMark258888116"/>(String variableDeclaration, </text:p>
      <text:p text:style-name="P14"><text:tab/>Query subquery, String candidateCollectionExpr, String... parameters);</text:p>
      <text:p text:style-name="P14">void <text:alphabetical-index-mark-start text:id="IMark258888116" text:main-entry="true"/>addSubquery<text:alphabetical-index-mark-end text:id="IMark258888116"/>(String variableDeclaration, </text:p>
      <text:p text:style-name="P14"><text:soft-page-break/><text:tab/>Query subquery, String candidateCollectionExpr, Map parameters);</text:p>
      <text:p text:style-name="P2">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2">For example, to find employees who work more than the average of the employees in their department having the same manager:</text:p>
      <text:p text:style-name="P16">Query sub = pm.<text:alphabetical-index-mark-start text:id="IMark258888116" text:main-entry="true"/>newQuery<text:alphabetical-index-mark-end text:id="IMark258888116"/>(Employee.class);</text:p>
      <text:p text:style-name="P16">sub.<text:alphabetical-index-mark-start text:id="IMark258888116" text:main-entry="true"/>setResult<text:alphabetical-index-mark-end text:id="IMark258888116"/>("avg(this.weeklyhours)");</text:p>
      <text:p text:style-name="P16">sub.<text:alphabetical-index-mark-start text:id="IMark258888116" text:main-entry="true"/>setFilter<text:alphabetical-index-mark-end text:id="IMark258888116"/>("this.manager == :manager");</text:p>
      <text:p text:style-name="P16">Query q = pm.<text:alphabetical-index-mark-start text:id="IMark258888116" text:main-entry="true"/>newQuery<text:alphabetical-index-mark-end text:id="IMark258888116"/>(Employee.class);</text:p>
      <text:p text:style-name="P16">q.<text:alphabetical-index-mark-start text:id="IMark258888116" text:main-entry="true"/>setFilter<text:alphabetical-index-mark-end text:id="IMark258888116"/>("this.weeklyHours &gt; averageWeeklyhours");</text:p>
      <text:p text:style-name="P16">q.<text:alphabetical-index-mark-start text:id="IMark258888116" text:main-entry="true"/>addSubquery<text:alphabetical-index-mark-end text:id="IMark258888116"/>(sub, "double averageWeeklyhours", "this.department.employees", "this.manager");</text:p>
      <text:p text:style-name="P16"/>
      <text:p text:style-name="P2">The parameter in the subquery “<text:span text:style-name="T2">:manager</text:span>” is bound to the expression “<text:span text:style-name="T2">this.manager</text:span>” in the context of the outer query.</text:p>
      <text:h text:style-name="P31" text:outline-level="3"><text:bookmark-start text:name="__RefHeading__3801_1773241242"/><text:bookmark text:name="R-1054559"/>Parameter declaration<text:bookmark-end text:name="__RefHeading__3801_1773241242"/></text:h>
      <text:p text:style-name="P2">The parameter declaration is a <text:span text:style-name="T2">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258821888" text:main-entry="true"/><text:span text:style-name="T2">execute</text:span><text:alphabetical-index-mark-end text:id="IMark258821888"/><text:span text:style-name="T2">()</text:span> must not be null or a JDOUserException is thrown.<text:span text:style-name="Assertion">]</text:span></text:p>
      <text:p text:style-name="P2"><text:span text:style-name="Assertion">A14.6.3-2[</text:span>Parameters must all be declared explicitly via <text:alphabetical-index-mark-start text:id="IMark258888356" text:main-entry="true"/>declareParameters<text:alphabetical-index-mark-end text:id="IMark258888356"/> or all be declared implicitly in the filter.<text:span text:style-name="Assertion">]</text:span> <text:span text:style-name="Assertion">A14.6.3-3[</text:span>Parameters implicitly declared (in the result, filter, ordering, grouping, or range) are identified by prepending a "<text:span text:style-name="T2">:</text:span>" to the parameter everywhere it appears. All parameter types can be determined by one of the following techniques:<text:span text:style-name="Assertion">]</text:span></text:p>
      <text:p text:style-name="P7">•<text:tab/>the parameter is used as the right hand side or left hand side of a boolean operator (&lt;, &lt;=, ==, &gt;=, or &gt;) and the other side is strongly typed, or</text:p>
      <text:p text:style-name="P7">•<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7">•<text:tab/>the parameter is explicitly cast using the cast operator and the cast is identical everywhere the parameter appears.</text:p>
      <text:h text:style-name="P35" text:outline-level="4"><text:tab/><text:tab/><text:alphabetical-index-mark-start text:id="IMark258821888" text:main-entry="true"/>Implicit parameter declaration<text:alphabetical-index-mark-end text:id="IMark258821888"/></text:h>
      <text:p text:style-name="P2">When parameters are declared implicitly, if the query is string-based, parameters are recognized in the order that they appear in the query string. If the query is API-based, parameters are recognized <text:soft-page-break/>as if declared explicitly, with the order of their first appearance in the result, filter, grouping, ordering, and range, in that order. This is significant if a positional form of <text:alphabetical-index-mark-start text:id="IMark258821888" text:main-entry="true"/>execute<text:alphabetical-index-mark-end text:id="IMark258821888"/> or <text:alphabetical-index-mark-start text:id="IMark258888356" text:main-entry="true"/>addSubquery<text:alphabetical-index-mark-end text:id="IMark258888356"/> is used.</text:p>
      <text:h text:style-name="P30"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30"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258888356" text:main-entry="true"/>contains<text:alphabetical-index-mark-end text:id="IMark25888835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258888356" text:main-entry="true"/>contains<text:alphabetical-index-mark-end text:id="IMark258888356"/> clause.</text:p>
      <text:p text:style-name="P2">A portable query will constrain all variables with a <text:alphabetical-index-mark-start text:id="IMark258888356" text:main-entry="true"/><text:span text:style-name="T2">contains</text:span><text:alphabetical-index-mark-end text:id="IMark258888356"/> clause in each side of an “OR” expression of the filter where the variable is used. Further, each variable must either be used in the query result or its <text:alphabetical-index-mark-start text:id="IMark258821888" text:main-entry="true"/><text:span text:style-name="T2">contains</text:span><text:alphabetical-index-mark-end text:id="IMark258821888"/> clause must be the left expression of an “AND” expression where the variable is used in the right expression. That is, for each occurrence of an expression in the filter using the variable, there is a <text:alphabetical-index-mark-start text:id="IMark258888116" text:main-entry="true"/><text:span text:style-name="T2">contains</text:span><text:alphabetical-index-mark-end text:id="IMark258888116"/> clause “ANDed” with the expression that constrains the possible values by the elements of a collection.</text:p>
      <text:p text:style-name="P2">The semantics of <text:alphabetical-index-mark-start text:id="IMark258888116" text:main-entry="true"/>contains<text:alphabetical-index-mark-end text:id="IMark258888116"/> is “exists”, where the <text:alphabetical-index-mark-start text:id="IMark259330632" text:main-entry="true"/>contains<text:alphabetical-index-mark-end text:id="IMark259330632"/> clause is used to filter instances. The meaning of the expression “emps.<text:alphabetical-index-mark-start text:id="IMark258821888" text:main-entry="true"/>contains<text:alphabetical-index-mark-end text:id="IMark258821888"/>(e) &amp;&amp; e.salary &lt; param” is “there exists an e in the emps collection such that e.salary is less than param”. This is the natural meaning of <text:alphabetical-index-mark-start text:id="IMark258888356" text:main-entry="true"/>contains<text:alphabetical-index-mark-end text:id="IMark258888356"/> in the Java language, except where the expression is negated. If the variable is used in the result, then it need not be constrained.</text:p>
      <text:p text:style-name="P2">If the expression is negated, then “!(emps.<text:alphabetical-index-mark-start text:id="IMark258888356" text:main-entry="true"/>contains<text:alphabetical-index-mark-end text:id="IMark25888835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58821888" text:main-entry="true"/>contains<text:alphabetical-index-mark-end text:id="IMark258821888"/> clause.</text:p>
      <text:h text:style-name="P34" text:outline-level="4"><text:tab/><text:tab/><text:alphabetical-index-mark-start text:id="IMark258821888" text:main-entry="true"/>Implicit variable declaration<text:alphabetical-index-mark-end text:id="IMark258821888"/></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258821888" text:main-entry="true"/>declareParameters<text:alphabetical-index-mark-end text:id="IMark258821888"/> or if they begin with “:”.</text:p>
      <text:p text:style-name="P2">Names are treated as variable names if they are explicitly declared via <text:alphabetical-index-mark-start text:id="IMark258821888" text:main-entry="true"/>declareVariables<text:alphabetical-index-mark-end text:id="IMark258821888"/>.</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7"><text:soft-page-break/>•<text:tab/>if the variable is the parameter of a <text:alphabetical-index-mark-start text:id="IMark258821888" text:main-entry="true"/><text:span text:style-name="T2">contains</text:span><text:alphabetical-index-mark-end text:id="IMark258821888"/> method, the type is the element type of the collection; or</text:p>
      <text:p text:style-name="P7">•<text:tab/>if the variable is the parameter of a <text:alphabetical-index-mark-start text:id="IMark258821888" text:main-entry="true"/><text:span text:style-name="T2">containsKey</text:span><text:alphabetical-index-mark-end text:id="IMark258821888"/> method, the type is the key type of the map; or</text:p>
      <text:p text:style-name="P7">•<text:tab/>if the variable is the parameter of a <text:alphabetical-index-mark-start text:id="IMark258821888" text:main-entry="true"/><text:span text:style-name="T2">containsValue</text:span><text:alphabetical-index-mark-end text:id="IMark258821888"/> method, the type is the value type of the map; or</text:p>
      <text:p text:style-name="P7">•<text:tab/>if the variable is not constrained by a <text:alphabetical-index-mark-start text:id="IMark258821888" text:main-entry="true"/><text:span text:style-name="T2">contains</text:span><text:alphabetical-index-mark-end text:id="IMark258821888"/>, <text:alphabetical-index-mark-start text:id="IMark259330632" text:main-entry="true"/><text:span text:style-name="T2">containsKey</text:span><text:alphabetical-index-mark-end text:id="IMark259330632"/>, or <text:alphabetical-index-mark-start text:id="IMark258888356" text:main-entry="true"/><text:span text:style-name="T2">containsValue</text:span><text:alphabetical-index-mark-end text:id="IMark258888356"/> method, the variable must be typed by an explicit cast the first time the variable appears in the filter.</text:p>
      <text:h text:style-name="P32" text:outline-level="3"><text:bookmark-start text:name="__RefHeading__3847_1773241242"/><text:bookmark text:name="R-1017852"/><text:alphabetical-index-mark-start text:id="IMark258888356" text:main-entry="true"/>Ordering statement<text:bookmark-end text:name="__RefHeading__3847_1773241242"/><text:alphabetical-index-mark-end text:id="IMark258888356"/></text:h>
      <text:p text:style-name="P2"><text:span text:style-name="Assertion">A14.6.6-1 [</text:span>The <text:alphabetical-index-mark-start text:id="IMark258888356" text:main-entry="true"/>ordering statement<text:alphabetical-index-mark-end text:id="IMark258888356"/> is a <text:span text:style-name="T2">String</text:span> containing one or more ordering declarations separated by commas. Each ordering declaration is a Java expression of an orderable type:</text:p>
      <text:p text:style-name="P7">•<text:tab/>primitives (<text:span text:style-name="T2">boolean</text:span> is non-portable);</text:p>
      <text:p text:style-name="P7">•<text:tab/>wrappers (<text:span text:style-name="T2">Boolean</text:span> is non-portable);</text:p>
      <text:p text:style-name="P7">•<text:span text:style-name="T2"><text:tab/>BigDecimal</text:span>; </text:p>
      <text:p text:style-name="P7">•<text:span text:style-name="T2"><text:tab/>BigInteger</text:span>; </text:p>
      <text:p text:style-name="P7">•<text:span text:style-name="T2"><text:tab/>String</text:span>;</text:p>
      <text:p text:style-name="P8">•<text:tab/>Date</text:p>
      <text:p text:style-name="P2">followed by one of the following words: “<text:span text:style-name="T2">ascending</text:span>”, “<text:span text:style-name="T2">descending</text:span>”,“<text:span text:style-name="T2">asc</text:span>”, or “<text:span text:style-name="T2">desc</text:span>”.</text:p>
      <text:p text:style-name="P2">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Ordering of boolean fields, if supported by the implementation, is false before true, unless descending is specified. Ordering of null-valued Boolean fields is as above.</text:p>
      <text:h text:style-name="P30" text:outline-level="3"><text:alphabetical-index-mark-start text:id="IMark258890900" text:main-entry="true"/>Closing Query results<text:alphabetical-index-mark-end text:id="IMark258890900"/></text:h>
      <text:p text:style-name="P2">When the application has finished with the query results, it might optionally <text:alphabetical-index-mark-start text:id="IMark258890900" text:main-entry="true"/>close<text:alphabetical-index-mark-end text:id="IMark258890900"/> the results, allowing the JDO implementation to release resources that might be engaged, such as database cursors or iterators. The following methods allow early release of these resources.</text:p>
      <text:p text:style-name="P4">void <text:alphabetical-index-mark-start text:id="IMark258888356" text:main-entry="true"/>close<text:alphabetical-index-mark-end text:id="IMark258888356"/> (Object queryResult);</text:p>
      <text:p text:style-name="P2"><text:span text:style-name="Assertion">A14.6.7-1 [</text:span>This method closes the result of one <text:alphabetical-index-mark-start text:id="IMark258888356" text:main-entry="true"/><text:span text:style-name="T2">execute</text:span><text:alphabetical-index-mark-end text:id="IMark258888356"/><text:span text:style-name="T2">(...)</text:span> method, and releases resources associated with it. After this method completes, the query result can no longer be used, for <text:soft-page-break/>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4">void <text:alphabetical-index-mark-start text:id="IMark259330632" text:main-entry="true"/>closeAll<text:alphabetical-index-mark-end text:id="IMark259330632"/> ();</text:p>
      <text:p text:style-name="P2"><text:span text:style-name="Assertion">A14.6.7-2 [</text:span>This method closes all results of <text:alphabetical-index-mark-start text:id="IMark259330632" text:main-entry="true"/><text:span text:style-name="T2">execute</text:span><text:alphabetical-index-mark-end text:id="IMark259330632"/><text:span text:style-name="T2">(...)</text:span> methods on this <text:span text:style-name="T2">Query</text:span> instance, as above. The <text:span text:style-name="T2">Query</text:span> instance is still valid and can still be used.<text:span text:style-name="Assertion">]</text:span></text:p>
      <text:h text:style-name="P30" text:outline-level="3"><text:bookmark-start text:name="__RefHeading__3849_1773241242"/><text:bookmark text:name="R-1067615"/>Limiting the <text:alphabetical-index-mark-start text:id="IMark258890900" text:main-entry="true"/>Cardinality of the Query Result<text:bookmark-end text:name="__RefHeading__3849_1773241242"/><text:alphabetical-index-mark-end text:id="IMark258890900"/></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258890900" text:main-entry="true"/>query execution<text:alphabetical-index-mark-end text:id="IMark258890900"/> if this method is not called are (0, Long.MAX_VALUE).</text:p>
      <text:p text:style-name="P2"><text:span text:style-name="Assertion">A14.6.8-1 [</text:span><text:alphabetical-index-mark-start text:id="IMark258890900" text:main-entry="true"/>setRange<text:alphabetical-index-mark-end text:id="IMark258890900"/>(long fromIncl, long toExcl);<text:span text:style-name="Assertion">]</text:span></text:p>
      <text:p text:style-name="P2">The fromIncl parameter is the number of instances of the query result to skip over before returning the <text:span text:style-name="T2">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7">•<text:tab/>if the result of the <text:alphabetical-index-mark-start text:id="IMark259330632" text:main-entry="true"/>query execution<text:alphabetical-index-mark-end text:id="IMark259330632"/> is a <text:span text:style-name="T2">List</text:span>, the returned <text:span text:style-name="T2">List</text:span> <text:alphabetical-index-mark-start text:id="IMark258890900" text:main-entry="true"/>contains<text:alphabetical-index-mark-end text:id="IMark258890900"/> no instances, and an <text:span text:style-name="T2">Iterator</text:span> obtained from the <text:span text:style-name="T2">List</text:span> returns <text:span text:style-name="T2">false</text:span> to <text:span text:style-name="T2">hasNext()</text:span>.</text:p>
      <text:p text:style-name="P7">•<text:tab/>if the result of the <text:alphabetical-index-mark-start text:id="IMark258890900" text:main-entry="true"/>query execution<text:alphabetical-index-mark-end text:id="IMark258890900"/> is a single instance (<text:alphabetical-index-mark-start text:id="IMark259330632" text:main-entry="true"/><text:span text:style-name="T2">setUnique</text:span><text:alphabetical-index-mark-end text:id="IMark259330632"/><text:span text:style-name="T2">(true)</text:span>), it will have a value of <text:span text:style-name="T2">null</text:span>.<text:span text:style-name="Assertion">]</text:span></text:p>
      <text:p text:style-name="P2"><text:span text:style-name="Assertion">A14.6.8-3 [</text:span><text:alphabetical-index-mark-start text:id="IMark259330632" text:main-entry="true"/>setRange<text:alphabetical-index-mark-end text:id="IMark259330632"/>(String range);<text:span text:style-name="Assertion">]</text:span></text:p>
      <text:p text:style-name="P2">When using the string form of <text:alphabetical-index-mark-start text:id="IMark259330632" text:main-entry="true"/>setRange<text:alphabetical-index-mark-end text:id="IMark259330632"/> both parameter values are specified either as numbers or as parameters. The fromIncl and toExcl values are comma separated and evaluated as either long values or as parameter names (beginning with “:”). For example, <text:alphabetical-index-mark-start text:id="IMark258888356" text:main-entry="true"/>setRange<text:alphabetical-index-mark-end text:id="IMark258888356"/>(“:fromRange, :toRange”) or <text:alphabetical-index-mark-start text:id="IMark258890900" text:main-entry="true"/>setRange<text:alphabetical-index-mark-end text:id="IMark258890900"/>(“100, 130”).</text:p>
      <text:h text:style-name="P30"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2">void <text:alphabetical-index-mark-start text:id="IMark258890900" text:main-entry="true"/>setResult<text:alphabetical-index-mark-end text:id="IMark258890900"/>(String result);</text:p>
      <text:p text:style-name="P2">The result parameter consists of the optional keyword distinct followed by a comma-separated list of <text:alphabetical-index-mark-start text:id="IMark258890900" text:main-entry="true"/>named result expressions<text:alphabetical-index-mark-end text:id="IMark258890900"/> or a constructor expression. </text:p>
      <text:p text:style-name="P2">A constructor expression consists of the keyword new followed by the name of a result class and a comma-separated parenthesis-enclosed list of <text:alphabetical-index-mark-start text:id="IMark258890900" text:main-entry="true"/>named result expressions<text:alphabetical-index-mark-end text:id="IMark258890900"/>. See <text:bookmark-ref text:reference-format="number" text:ref-name="__RefHeading__3753_1773241242">14.6.12</text:bookmark-ref> for a detailed description of the constructor expression.</text:p>
      <text:h text:style-name="P34" text:outline-level="4"><text:soft-page-break/><text:tab/><text:tab/><text:alphabetical-index-mark-start text:id="IMark258890900" text:main-entry="true"/>Distinct results<text:alphabetical-index-mark-end text:id="IMark258890900"/></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7">•<text:tab/>“<text:span text:style-name="T2">this</text:span>”: indicates that the candidate instance is returned</text:p>
      <text:p text:style-name="P7">•<text:tab/>&lt;field&gt;: this indicates that a field is returned as a value; the field might be in the candidate class or in a class referenced by a variable</text:p>
      <text:p text:style-name="P7">•<text:tab/>&lt;variable&gt;: this indicates that a variable’s value is returned as a persistent instance</text:p>
      <text:p text:style-name="P7">•<text:tab/>&lt;aggregate&gt;: this indicates that an aggregate of multiple values is returned; if <text:span text:style-name="T2">null</text:span> values are aggregated, they do not participate in the aggregate result; if all of the expressions to be aggregated evaluate to <text:span text:style-name="T2">null</text:span>, the result is the same as if there were no instances that match the filter.</text:p>
      <text:p text:style-name="P24">•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4">• <text:s/><text:span text:style-name="T2">sum</text:span>(&lt;numeric field expression&gt;): the sum of field expressions is returned; the expression is preceded by an optional "distinct"</text:p>
      <text:p text:style-name="P24">• <text:s/><text:span text:style-name="T2">min</text:span>(&lt;orderable field expression&gt;): the minimum value of the field expression is returned</text:p>
      <text:p text:style-name="P24">• <text:s/><text:span text:style-name="T2">max</text:span>(&lt;orderable field expression&gt;): the maximum value of the field expression is returned</text:p>
      <text:p text:style-name="P24">• <text:s/><text:span text:style-name="T2">avg</text:span>(&lt;numeric field expression&gt;): the average value of all field expressions is returned; the expression is preceded by an optional "distinct"</text:p>
      <text:p text:style-name="P7">•<text:tab/>&lt;field expression&gt;: the value of an expression using any of the operators allowed in queries applied to fields is returned</text:p>
      <text:p text:style-name="P7"><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7"><text:change-start text:change-id="ct531679600"/>•<text:tab/>&lt;method expression&gt;: the value of an expression calling any of the methods allowed in queries applied to fields is returned.</text:p>
      <text:p text:style-name="P7"><text:change-end text:change-id="ct531679600"/>•<text:tab/>&lt;parameter&gt;: one of the parameters provided to the query.</text:p>
      <text:p text:style-name="P2">The result expression can be explicitly cast using the (cast) operator.<text:span text:style-name="Assertion">]</text:span></text:p>
      <text:h text:style-name="P34" text:outline-level="4"><text:tab/><text:tab/><text:alphabetical-index-mark-start text:id="IMark258888356" text:main-entry="true"/>Named Result Expressions<text:alphabetical-index-mark-end text:id="IMark258888356"/></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34" text:outline-level="4"><text:tab/><text:tab/><text:alphabetical-index-mark-start text:id="IMark258888356" text:main-entry="true"/>Aggregate Types<text:alphabetical-index-mark-end text:id="IMark258888356"/></text:h>
      <text:p text:style-name="P2"><text:span text:style-name="Assertion">A14.6.9-6 [</text:span>Count returns Long.</text:p>
      <text:p text:style-name="P2">Sum returns Long for integral types and the field’s type for other Number types (BigDecimal, BigInteger, Float, and Double). <text:change-start text:change-id="ct531677904"/>Avg returns Double. <text:change-end text:change-id="ct531677904"/>Sum and avg are invalid if applied to non-Number types.</text:p>
      <text:p text:style-name="P2"><text:change text:change-id="ct282908416"/><text:change-start text:change-id="ct531678640"/>M<text:change-end text:change-id="ct531678640"/>in<text:change text:change-id="ct531677008"/> and max return the type of the expression.<text:span text:style-name="Assertion">]</text:span> </text:p>
      <text:p text:style-name="P2">If there are no instances that match the filter,</text:p>
      <text:p text:style-name="P7">•<text:span text:style-name="T2"><text:tab/>count</text:span> returns 0;</text:p>
      <text:p text:style-name="P7">•<text:span text:style-name="T2"><text:tab/>avg</text:span>, <text:span text:style-name="T2">sum</text:span>, <text:span text:style-name="T2">min</text:span>, and <text:span text:style-name="T2">max</text:span> return <text:span text:style-name="T2">null</text:span>.</text:p>
      <text:p text:style-name="P2">If null values are aggregated, they do not participate in the aggregate result. If all of the expressions to be aggregated evaluate to null, the result is the same as if there were no instances that match the filter. </text:p>
      <text:h text:style-name="P34" text:outline-level="4"><text:tab/><text:tab/>Primitive Types</text:h>
      <text:p text:style-name="P2">If a result expression has a primitive type, its value is returned as an instance of the corresponding java wrapper class.</text:p>
      <text:h text:style-name="P34"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4" text:outline-level="4"><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4"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text:soft-page-break/>in the result, the projected field is a persistent instance, and modifications made to the instance are reflected as changes to the datastore per transaction requirements.<text:span text:style-name="Assertion">]</text:span></text:p>
      <text:h text:style-name="P30"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4">void <text:alphabetical-index-mark-start text:id="IMark258888356" text:main-entry="true"/>setGrouping<text:alphabetical-index-mark-end text:id="IMark258888356"/>(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7">•<text:tab/>an expression contained in the grouping expression; or,</text:p>
      <text:p text:style-name="P7">•<text:tab/>an aggregate expression evaluated once per group.<text:span text:style-name="Assertion">]</text:span> </text:p>
      <text:p text:style-name="P2"><text:span text:style-name="Assertion">A14.6.10-3 [</text:span>When grouping is specified with ordering, each ordering expression must be one of:</text:p>
      <text:p text:style-name="P7">•<text:tab/>an expression contained in the grouping expression; or,</text:p>
      <text:p text:style-name="P7">•<text:tab/>an aggregate expression evaluated once per group.<text:span text:style-name="Assertion">]</text:span> </text:p>
      <text:p text:style-name="P2">The query groups all elements where all expressions specified in <text:alphabetical-index-mark-start text:id="IMark258888356" text:main-entry="true"/>setGrouping<text:alphabetical-index-mark-end text:id="IMark258888356"/>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0" text:outline-level="3">Specifying <text:alphabetical-index-mark-start text:id="IMark258888356" text:main-entry="true"/>Uniqueness of the Query Result<text:alphabetical-index-mark-end text:id="IMark258888356"/></text:h>
      <text:p text:style-name="P2">If the application knows that there can be exactly zero or one instance returned from a query, the result of the query is most conveniently returned as an instance (possibly null) instead of a <text:span text:style-name="T2">List</text:span>. </text:p>
      <text:p text:style-name="P14">void <text:alphabetical-index-mark-start text:id="IMark258890900" text:main-entry="true"/>setUnique<text:alphabetical-index-mark-end text:id="IMark258890900"/>(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58890900" text:main-entry="true"/>execute<text:alphabetical-index-mark-end text:id="IMark258890900"/> throws a JDOUserException.<text:span text:style-name="Assertion">]</text:span></text:p>
      <text:h text:style-name="P34"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30" text:outline-level="3"><text:bookmark-start text:name="__RefHeading__3753_1773241242"/><text:bookmark text:name="R-1060032"/>Specifying the <text:alphabetical-index-mark-start text:id="IMark258890900" text:main-entry="true"/>Class of the Query Result<text:bookmark-end text:name="__RefHeading__3753_1773241242"/><text:alphabetical-index-mark-end text:id="IMark258890900"/></text:h>
      <text:p text:style-name="P2">The application may have a user-defined class that best represents the results of a query. In this case, the application can specify that instances of this class should be returned.</text:p>
      <text:p text:style-name="P14">void <text:alphabetical-index-mark-start text:id="IMark258890900" text:main-entry="true"/>setResultClass<text:alphabetical-index-mark-end text:id="IMark258890900"/>(Class resultClass);</text:p>
      <text:p text:style-name="P2">The default result class is the candidate class if the parameter to <text:alphabetical-index-mark-start text:id="IMark258890900" text:main-entry="true"/>setResult<text:alphabetical-index-mark-end text:id="IMark258890900"/> is null or not specified. When the result is specified and not null, the default result class is the type of the expression if the result consists of one expression, or Object[] if the result consists of more than one expression.</text:p>
      <text:h text:style-name="P34" text:outline-level="4"><text:soft-page-break/><text:tab/><text:tab/>Result Class Requirements</text:h>
      <text:p text:style-name="P7">•<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7">•<text:tab/>If there are multiple result expressions, the result class must be able to hold all elements of the result specification or a <text:span text:style-name="T2">JDOUserException</text:span> is thrown. </text:p>
      <text:p text:style-name="P7">•<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7">•<text:tab/>A constructor of a result class specified in the constructor expression of the <text:alphabetical-index-mark-start text:id="IMark258890900" text:main-entry="true"/><text:span text:style-name="T2">setResult</text:span><text:alphabetical-index-mark-end text:id="IMark258890900"/> method or in the <text:alphabetical-index-mark-start text:id="IMark258888356" text:main-entry="true"/><text:span text:style-name="T2">setResultClass</text:span><text:alphabetical-index-mark-end text:id="IMark258888356"/> method will be used if the results specification <text:alphabetical-index-mark-start text:id="IMark259330632" text:main-entry="true"/>matches<text:alphabetical-index-mark-end text:id="IMark259330632"/> the parameters of the constructor by position and type. If more than one constructor satisfies the requirements, the JDO implementation chooses one of them. If no constructor satisfies the results requirements, the following requirements apply:</text:p>
      <text:p text:style-name="P24">• <text:s/>A user-defined result class must have a no-args constructor and one or more public “set” or “put” methods or fields. </text:p>
      <text:p text:style-name="P24">• <text:s/>Each result expression must match one of:</text:p>
      <text:p text:style-name="P9">• <text:s/>a public field that <text:alphabetical-index-mark-start text:id="IMark259330632" text:main-entry="true"/>matches<text:alphabetical-index-mark-end text:id="IMark259330632"/> the name of the result expression and is of the type (treating wrapper types the same as primitive types) of the result expression; </text:p>
      <text:p text:style-name="P9">• <text:s/>or if no public field <text:alphabetical-index-mark-start text:id="IMark259330632" text:main-entry="true"/>matches<text:alphabetical-index-mark-end text:id="IMark259330632"/> the name and type, a public “set” method that returns <text:span text:style-name="T2">void</text:span> and <text:alphabetical-index-mark-start text:id="IMark258888356" text:main-entry="true"/>matches<text:alphabetical-index-mark-end text:id="IMark258888356"/> the name of the result expression and takes a single parameter which is the exact type of the result expression;</text:p>
      <text:p text:style-name="P9">• <text:s/>or if neither of the above applies,a public method must be found with the signature void put(Object, Object) in which the first argument is the name of the result expression and the second argument is the value from the query result.</text:p>
      <text:p text:style-name="P24">• <text:s/>Portable result classes do not invoke any persistence behavior during their no-args constructor or “set” methods.<text:span text:style-name="Assertion"><text:span text:style-name="T1">]</text:span></text:span></text:p>
      <text:p text:style-name="P2"/>
      <text:p text:style-name="P10"> </text:p>
      <text:p text:style-name="P19">Table 6: Shape of Result (C is the candidate class)</text:p>
      <text:p text:style-name="P1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text:alphabetical-index-mark-start text:id="IMark168228396" text:main-entry="true"/>setResult<text:alphabetical-index-mark-end text:id="IMark168228396"/></text:p>
            </table:table-cell>
            <table:table-cell table:style-name="Table3.B1" office:value-type="string">
              <text:p text:style-name="P20"><text:alphabetical-index-mark-start text:id="IMark168228396" text:main-entry="true"/>setResultClass<text:alphabetical-index-mark-end text:id="IMark168228396"/></text:p>
            </table:table-cell>
            <table:table-cell table:style-name="Table3.B1" office:value-type="string">
              <text:p text:style-name="P20"><text:alphabetical-index-mark-start text:id="IMark168228396" text:main-entry="true"/>setUnique<text:alphabetical-index-mark-end text:id="IMark168228396"/></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1"><text:span text:style-name="Assertion"><text:span text:style-name="T1">A14.6.12-2 [</text:span></text:span>null, or “distinct this as C”</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C&gt;</text:span></text:p>
          </table:table-cell>
        </table:table-row>
        <table:table-row table:style-name="Table3.1">
          <table:table-cell table:style-name="Table3.A2" office:value-type="string">
            <text:p text:style-name="P1">null, or “distinct this as C”</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C</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T&gt;</text:span></text:p>
          </table:table-cell>
        </table:table-row>
        <table:table-row table:style-name="Table3.1">
          <table:table-cell table:style-name="Table3.A2" office:value-type="string">
            <text:p text:style-name="P1">not null, one result expression of type T</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1">T</text:p>
          </table:table-cell>
        </table:table-row>
        <text:soft-page-break/>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false</text:p>
          </table:table-cell>
          <table:table-cell table:style-name="Table3.B2" office:value-type="string">
            <text:p text:style-name="P1"><text:span text:style-name="T3">List</text:span><text:span text:style-name="T2">&lt;Object[]&gt;</text:span></text:p>
          </table:table-cell>
        </table:table-row>
        <table:table-row table:style-name="Table3.1">
          <table:table-cell table:style-name="Table3.A2" office:value-type="string">
            <text:p text:style-name="P1">not null, more than one result expression</text:p>
          </table:table-cell>
          <table:table-cell table:style-name="Table3.B2" office:value-type="string">
            <text:p text:style-name="P1">null</text:p>
          </table:table-cell>
          <table:table-cell table:style-name="Table3.B2" office:value-type="string">
            <text:p text:style-name="P1">true</text:p>
          </table:table-cell>
          <table:table-cell table:style-name="Table3.B2" office:value-type="string">
            <text:p text:style-name="P22">Object[]</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false</text:p>
          </table:table-cell>
          <table:table-cell table:style-name="Table3.B2" office:value-type="string">
            <text:p text:style-name="P1"><text:span text:style-name="T3">List</text:span><text:span text:style-name="T2">&lt;UserResult&gt;</text:span></text:p>
          </table:table-cell>
        </table:table-row>
        <table:table-row table:style-name="Table3.1">
          <table:table-cell table:style-name="Table3.A2" office:value-type="string">
            <text:p text:style-name="P1">null or not null</text:p>
          </table:table-cell>
          <table:table-cell table:style-name="Table3.B2" office:value-type="string">
            <text:p text:style-name="P1">UserResult.class</text:p>
          </table:table-cell>
          <table:table-cell table:style-name="Table3.B2" office:value-type="string">
            <text:p text:style-name="P1">true</text:p>
          </table:table-cell>
          <table:table-cell table:style-name="Table3.B2" office:value-type="string">
            <text:p text:style-name="P1"><text:span text:style-name="T2">UserResult</text:span><text:span text:style-name="Assertion"><text:span text:style-name="T1">]</text:span></text:span></text:p>
          </table:table-cell>
        </table:table-row>
      </table:table>
      <text:p text:style-name="P10"> </text:p>
      <text:h text:style-name="P29" text:outline-level="3"><text:bookmark-start text:name="__RefHeading__3629_1773241242"/><text:bookmark text:name="R-1076574"/><text:alphabetical-index-mark-start text:id="IMark115231676" text:main-entry="true"/>Single-string Query<text:alphabetical-index-mark-end text:id="IMark115231676"/> element binding<text:bookmark-end text:name="__RefHeading__3629_1773241242"/></text:h>
      <text:p text:style-name="P2"><text:span text:style-name="Assertion">A14.6.13-1 [</text:span>The String version of Query represents all query elements using a single string. The string <text:alphabetical-index-mark-start text:id="IMark115231676" text:main-entry="true"/>contains<text:alphabetical-index-mark-end text:id="IMark115231676"/> the following structure:<text:span text:style-name="Assertion">]</text:span></text:p>
      <text:p text:style-name="P2"><text:bookmark text:name="X-102006656"/>select [<text:span text:style-name="T4">unique</text:span>] [ &lt;result&gt; ] [<text:span text:style-name="T4">into</text:span> &lt;result-class-name&gt;] </text:p>
      <text:p text:style-name="P2">[<text:span text:style-name="T4">from</text:span> &lt;candidate-class-name&gt; [<text:span text:style-name="T4">exclude</text:span> <text:span text:style-name="T4">subclasses</text:span>] ]</text:p>
      <text:p text:style-name="P2">[<text:span text:style-name="T4">where</text:span> &lt;filter&gt;]</text:p>
      <text:p text:style-name="P2">[<text:span text:style-name="T4">variables</text:span> &lt;variables-clause&gt; ] </text:p>
      <text:p text:style-name="P2">[<text:span text:style-name="T4">parameters</text:span> &lt;parameters-clause&gt;]</text:p>
      <text:p text:style-name="P2">[&lt;imports-clause&gt;]</text:p>
      <text:p text:style-name="P2">[<text:span text:style-name="T4">group by</text:span> &lt;grouping-clause&gt; ]</text:p>
      <text:p text:style-name="P2">[<text:span text:style-name="T4">order by</text:span> &lt;ordering-clause&gt;]</text:p>
      <text:p text:style-name="P2">[<text:span text:style-name="T4">range</text:span> &lt;from-range&gt; <text:span text:style-name="T4">,</text:span>&lt;to-range&gt;]</text:p>
      <text:p text:style-name="P2"><text:span text:style-name="Assertion">A14.6.13-2 [</text:span>Keywords, identified in <text:span text:style-name="T4">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2">The subquery-result-clause consists of an optional keyword <text:span text:style-name="T4">distinct</text:span> followed by a single expression.</text:p>
      <text:p text:style-name="P2">The subquery-from-clause may have one of two forms:</text:p>
      <text:p text:style-name="P7"><text:soft-page-break/>•<text:tab/>A candidate class name followed by an optional alias definition followed by an optional <text:span text:style-name="T4">exclude</text:span> <text:span text:style-name="T4">subclasses</text:span></text:p>
      <text:p text:style-name="P7">•<text:tab/>A field access expression followed by an optional alias definition</text:p>
      <text:p text:style-name="P2">An alias definition consists of an optional keyword <text:span text:style-name="T4">as</text:span> followed by an identifier. </text:p>
      <text:p text:style-name="P7">•<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7">•<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3"><draw:frame draw:style-name="fr1" draw:name="7" text:anchor-type="as-char" svg:width="7.091cm" svg:height="0.342cm" draw:z-index="3"><draw:image xlink:href="Pictures/2000000700000FB5000000C94FDA4EAC.wmf" xlink:type="simple" xlink:show="embed" xlink:actuate="onLoad"/></draw:frame></text:p>
      <text:h text:style-name="P27" text:outline-level="2"><text:bookmark-start text:name="__RefHeading__3631_1773241242"/><text:bookmark text:name="R-1072193"/><text:alphabetical-index-mark-start text:id="IMark115231676" text:main-entry="true"/>SQL Queries<text:bookmark-end text:name="__RefHeading__3631_1773241242"/><text:alphabetical-index-mark-end text:id="IMark115231676"/></text:h>
      <text:p text:style-name="P2">If the developer knows that the underlying datasource supports SQL, and knows the mapping from the JDO domain model to the SQL schema, it might be convenient in some cases to <text:alphabetical-index-mark-start text:id="IMark115231676" text:main-entry="true"/>execute<text:alphabetical-index-mark-end text:id="IMark115231676"/> SQL instead of expressing the query as JDOQL. <text:span text:style-name="Assertion">A14.7-1 [</text:span>In this case, the factory method that takes the language string and Object is used: <text:alphabetical-index-mark-start text:id="IMark115231628" text:main-entry="true"/>newQuery<text:alphabetical-index-mark-end text:id="IMark115231628"/>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115231628" text:main-entry="true"/>setClass<text:alphabetical-index-mark-end text:id="IMark115231628"/> to establish the candidate class, <text:alphabetical-index-mark-start text:id="IMark115231676" text:main-entry="true"/>setUnique<text:alphabetical-index-mark-end text:id="IMark115231676"/> to declare that there is only one result row, and <text:alphabetical-index-mark-start text:id="IMark115231580" text:main-entry="true"/>setResultClass<text:alphabetical-index-mark-end text:id="IMark115231580"/> to establish the result class.<text:span text:style-name="Assertion">]</text:span></text:p>
      <text:p text:style-name="P7">•<text:tab/>there is no filter, and the <text:alphabetical-index-mark-start text:id="IMark115231580" text:main-entry="true"/><text:span text:style-name="T2">setFilter</text:span><text:alphabetical-index-mark-end text:id="IMark115231580"/> method throws <text:span text:style-name="T2">JDOUserException</text:span>.</text:p>
      <text:p text:style-name="P7">•<text:tab/>there is no ordering specification, and the <text:alphabetical-index-mark-start text:id="IMark115231628" text:main-entry="true"/><text:span text:style-name="T2">setOrdering</text:span><text:alphabetical-index-mark-end text:id="IMark115231628"/> method throws <text:span text:style-name="T2">JDOUserException</text:span>.</text:p>
      <text:p text:style-name="P7">•<text:tab/>there are no variables, and the <text:alphabetical-index-mark-start text:id="IMark115231676" text:main-entry="true"/><text:span text:style-name="T2">declareVariables</text:span><text:alphabetical-index-mark-end text:id="IMark115231676"/> method throws <text:span text:style-name="T2">JDOUserException</text:span>.</text:p>
      <text:p text:style-name="P7"><text:soft-page-break/>•<text:tab/>the parameters are untyped, and the <text:alphabetical-index-mark-start text:id="IMark115231580" text:main-entry="true"/><text:span text:style-name="T2">declareParameters</text:span><text:alphabetical-index-mark-end text:id="IMark115231580"/> method throws <text:span text:style-name="T2">JDOUserException</text:span>.</text:p>
      <text:p text:style-name="P7">•<text:tab/>there is no grouping specification, and the <text:alphabetical-index-mark-start text:id="IMark115231628" text:main-entry="true"/><text:span text:style-name="T2">setGrouping</text:span><text:alphabetical-index-mark-end text:id="IMark115231628"/> method throws <text:span text:style-name="T2">JDOUserException</text:span>.</text:p>
      <text:p text:style-name="P7">•<text:tab/>the candidate collection can only be the <text:span text:style-name="T2">Extent</text:span> of instances of the candidate class, including subclasses, and the <text:alphabetical-index-mark-start text:id="IMark115231676" text:main-entry="true"/><text:span text:style-name="T2">setCandidates</text:span><text:alphabetical-index-mark-end text:id="IMark115231676"/> method throws <text:span text:style-name="T2">JDOUserException</text:span>.</text:p>
      <text:p text:style-name="P7">•<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7">•<text:tab/>there are no imports, and the <text:alphabetical-index-mark-start text:id="IMark256270820" text:main-entry="true"/><text:span text:style-name="T2">declareImports</text:span><text:alphabetical-index-mark-end text:id="IMark256270820"/> method throws <text:span text:style-name="T2">JDOUserException</text:span>.</text:p>
      <text:p text:style-name="P7">•<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7">•<text:tab/>results are taken from the SELECT clause of the query, and the <text:alphabetical-index-mark-start text:id="IMark114997376" text:main-entry="true"/><text:span text:style-name="T2">setResult</text:span><text:alphabetical-index-mark-end text:id="IMark114997376"/> method throws <text:span text:style-name="T2">JDOUserException</text:span>.</text:p>
      <text:p text:style-name="P7">•<text:tab/>the cardinality of the result is determined by the SQL query itself, and the <text:alphabetical-index-mark-start text:id="IMark255667800" text:main-entry="true"/><text:span text:style-name="T2">setRange</text:span><text:alphabetical-index-mark-end text:id="IMark255667800"/> method throws <text:span text:style-name="T2">JDOUserException</text:span>.</text:p>
      <text:p text:style-name="P2"><text:span text:style-name="Assertion">A14.7-3 [</text:span><text:alphabetical-index-mark-start text:id="IMark256270820" text:main-entry="true"/>SQL queries<text:alphabetical-index-mark-end text:id="IMark256270820"/> can be defined without a candidate class. These queries can be found by name using the factory method <text:alphabetical-index-mark-start text:id="IMark255667800" text:main-entry="true"/>newNamedQuery<text:alphabetical-index-mark-end text:id="IMark255667800"/>, specifying the class as null, or can be constructed without a candidate class.<text:span text:style-name="Assertion">]</text:span> </text:p>
      <text:p text:style-name="P2"/>
      <text:p text:style-name="P10"> </text:p>
      <text:p text:style-name="P19">Table 7: Shape of Result of SQL Query</text:p>
      <text:p text:style-name="P1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text:alphabetical-index-mark-start text:id="IMark258945228" text:main-entry="true"/>setResultClass<text:alphabetical-index-mark-end text:id="IMark258945228"/></text:p>
            </table:table-cell>
            <table:table-cell table:style-name="Table4.B1" office:value-type="string">
              <text:p text:style-name="P20"><text:alphabetical-index-mark-start text:id="IMark258945228" text:main-entry="true"/>setUnique<text:alphabetical-index-mark-end text:id="IMark258945228"/></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1"><text:span text:style-name="Assertion"><text:span text:style-name="T1">A14.7-4 [</text:span></text:span>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C&gt;</text:p>
          </table:table-cell>
        </table:table-row>
        <table:table-row table:style-name="Table4.1">
          <table:table-cell table:style-name="Table4.A2" office:value-type="string">
            <text:p text:style-name="P1">C</text:p>
          </table:table-cell>
          <table:table-cell table:style-name="Table4.B2" office:value-type="string">
            <text:p text:style-name="P1">must include primary key columns</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C</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 </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T&gt;</text:p>
          </table:table-cell>
        </table:table-row>
        <table:table-row table:style-name="Table4.1">
          <table:table-cell table:style-name="Table4.A2" office:value-type="string">
            <text:p text:style-name="P1">null</text:p>
          </table:table-cell>
          <table:table-cell table:style-name="Table4.B2" office:value-type="string">
            <text:p text:style-name="P1">single column of type T</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column</text:p>
          </table:table-cell>
          <table:table-cell table:style-name="Table4.B2" office:value-type="string">
            <text:p text:style-name="P1">null</text:p>
          </table:table-cell>
          <table:table-cell table:style-name="Table4.B2" office:value-type="string">
            <text:p text:style-name="P1">false</text:p>
          </table:table-cell>
          <table:table-cell table:style-name="Table4.B2" office:value-type="string">
            <text:p text:style-name="P1"><text:span text:style-name="T3">List</text:span>&lt;Object[ ]&gt;</text:p>
          </table:table-cell>
        </table:table-row>
        <table:table-row table:style-name="Table4.1">
          <table:table-cell table:style-name="Table4.A2" office:value-type="string">
            <text:p text:style-name="P1">null</text:p>
          </table:table-cell>
          <table:table-cell table:style-name="Table4.B2" office:value-type="string">
            <text:p text:style-name="P1">more than one result <text:soft-page-break/>column</text:p>
          </table:table-cell>
          <table:table-cell table:style-name="Table4.B2" office:value-type="string">
            <text:p text:style-name="P1">null</text:p>
          </table:table-cell>
          <table:table-cell table:style-name="Table4.B2" office:value-type="string">
            <text:p text:style-name="P1">true</text:p>
          </table:table-cell>
          <table:table-cell table:style-name="Table4.B2" office:value-type="string">
            <text:p text:style-name="P1">Object[ ]</text:p>
          </table:table-cell>
        </table:table-row>
        <table:table-row table:style-name="Table4.1">
          <table:table-cell table:style-name="Table4.A2" office:value-type="string">
            <text:p text:style-name="P1">null or not null</text:p>
          </table:table-cell>
          <table:table-cell table:style-name="Table4.B2" office:value-type="string">
            <text:p text:style-name="P23"/>
          </table:table-cell>
          <table:table-cell table:style-name="Table4.B2" office:value-type="string">
            <text:p text:style-name="P1">UserResult.class</text:p>
          </table:table-cell>
          <table:table-cell table:style-name="Table4.B2" office:value-type="string">
            <text:p text:style-name="P1">false</text:p>
          </table:table-cell>
          <table:table-cell table:style-name="Table4.B2" office:value-type="string">
            <text:p text:style-name="P1"><text:span text:style-name="T3">List</text:span>&lt;UserResult&gt;</text:p>
          </table:table-cell>
        </table:table-row>
        <table:table-row table:style-name="Table4.1">
          <table:table-cell table:style-name="Table4.A2" office:value-type="string">
            <text:p text:style-name="P1">null or not null</text:p>
          </table:table-cell>
          <table:table-cell table:style-name="Table4.B2" office:value-type="string">
            <text:p text:style-name="P23"/>
          </table:table-cell>
          <table:table-cell table:style-name="Table4.B2" office:value-type="string">
            <text:p text:style-name="P1">UserResult.class</text:p>
          </table:table-cell>
          <table:table-cell table:style-name="Table4.B2" office:value-type="string">
            <text:p text:style-name="P1">true</text:p>
          </table:table-cell>
          <table:table-cell table:style-name="Table4.B2" office:value-type="string">
            <text:p text:style-name="P1">UserResult<text:span text:style-name="Assertion"><text:span text:style-name="T1">]</text:span></text:span></text:p>
          </table:table-cell>
        </table:table-row>
      </table:table>
      <text:p text:style-name="P10"> </text:p>
      <text:p text:style-name="P2"/>
      <text:h text:style-name="P30" text:outline-level="3">Mapping Columns of <text:alphabetical-index-mark-start text:id="IMark115232108" text:main-entry="true"/>SQL Queries<text:alphabetical-index-mark-end text:id="IMark115232108"/> to User-specified Result Classes</text:h>
      <text:p text:style-name="P2">There are two specified means by which columns of <text:alphabetical-index-mark-start text:id="IMark115232108" text:main-entry="true"/>SQL queries<text:alphabetical-index-mark-end text:id="IMark115232108"/>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7">•<text:tab/>the return value from <text:span text:style-name="T2">java.sql.ResultSetMetaData.getColumnLabel (int oneBasedColumnIndex)</text:span> is non-null and of non-zero length; or,</text:p>
      <text:p text:style-name="P7">•<text:tab/>if <text:span text:style-name="T2">getColumnLabel</text:span> is <text:span text:style-name="T2">null</text:span> or of zero length, <text:span text:style-name="T2">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3"><draw:frame draw:style-name="fr1" draw:name="8" text:anchor-type="as-char" svg:width="7.091cm" svg:height="0.342cm" draw:z-index="4"><draw:image xlink:href="Pictures/2000000700000FB5000000C94FDA4EAC.wmf" xlink:type="simple" xlink:show="embed" xlink:actuate="onLoad"/></draw:frame></text:p>
      <text:h text:style-name="P27" text:outline-level="2"><text:alphabetical-index-mark-start text:id="IMark115232108" text:main-entry="true"/>Deletion by Query<text:alphabetical-index-mark-end text:id="IMark115232108"/></text:h>
      <text:p text:style-name="P2">An application may want to delete a number of instances in the datastore without instantiating them in memory. The instances to be deleted can be described by a query.</text:p>
      <text:p text:style-name="P14">long <text:alphabetical-index-mark-start text:id="IMark115232108" text:main-entry="true"/>deletePersistentAll<text:alphabetical-index-mark-end text:id="IMark115232108"/>(Object... parameters);</text:p>
      <text:p text:style-name="P14"><text:soft-page-break/>long <text:alphabetical-index-mark-start text:id="IMark115232108" text:main-entry="true"/>deletePersistentAll<text:alphabetical-index-mark-end text:id="IMark115232108"/>(Map parameters);</text:p>
      <text:p text:style-name="P14">long <text:alphabetical-index-mark-start text:id="IMark115232108" text:main-entry="true"/>deletePersistentAll<text:alphabetical-index-mark-end text:id="IMark115232108"/>();</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15232108" text:main-entry="true"/>deletePersistentAll<text:alphabetical-index-mark-end text:id="IMark115232108"/>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115232108" text:main-entry="true"/>deletePersistentAll<text:alphabetical-index-mark-end text:id="IMark115232108"/>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3"><draw:frame draw:style-name="fr1" draw:name="9" text:anchor-type="as-char" svg:width="7.091cm" svg:height="0.342cm" draw:z-index="5"><draw:image xlink:href="Pictures/2000000700000FB5000000C94FDA4EAC.wmf" xlink:type="simple" xlink:show="embed" xlink:actuate="onLoad"/></draw:frame></text:p>
      <text:h text:style-name="P27"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4">void <text:alphabetical-index-mark-start text:id="IMark115232108" text:main-entry="true"/>setExtensions<text:alphabetical-index-mark-end text:id="IMark115232108"/>(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15232108" text:main-entry="true"/>matches<text:alphabetical-index-mark-end text:id="IMark115232108"/>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his method adds one extension to the Query instance. This extension will remain until the next <text:alphabetical-index-mark-start text:id="IMark115232108" text:main-entry="true"/>setExtensions<text:alphabetical-index-mark-end text:id="IMark115232108"/> method is called, or addExtension with an equal key. Key recognition behavior is identical to <text:alphabetical-index-mark-start text:id="IMark115232060" text:main-entry="true"/>setExtensions<text:alphabetical-index-mark-end text:id="IMark115232060"/>.</text:p>
      <text:p text:style-name="P13"><text:soft-page-break/><draw:frame draw:style-name="fr1" draw:name="10" text:anchor-type="as-char" svg:width="7.091cm" svg:height="0.342cm" draw:z-index="6"><draw:image xlink:href="Pictures/2000000700000FB5000000C94FDA4EAC.wmf" xlink:type="simple" xlink:show="embed" xlink:actuate="onLoad"/></draw:frame></text:p>
      <text:h text:style-name="P27" text:outline-level="2">Examples:</text:h>
      <text:p text:style-name="P2">The following class definitions for persistence capable classes are used in the examples:</text:p>
      <text:p text:style-name="P16">package com.xyz.hr;</text:p>
      <text:p text:style-name="P16">class Employee {</text:p>
      <text:p text:style-name="P16"><text:tab/>String name;</text:p>
      <text:p text:style-name="P16"><text:tab/>float salary;</text:p>
      <text:p text:style-name="P16"><text:tab/><text:tab/>Department dept;</text:p>
      <text:p text:style-name="P16">Employee boss;</text:p>
      <text:p text:style-name="P16">}</text:p>
      <text:p text:style-name="P16">package com.xyz.hr;</text:p>
      <text:p text:style-name="P16">class Department {</text:p>
      <text:p text:style-name="P16"><text:tab/>String name;</text:p>
      <text:p text:style-name="P16"><text:tab/>Collection emps;</text:p>
      <text:p text:style-name="P16">}</text:p>
      <text:h text:style-name="P29" text:outline-level="3">Basic query.</text:h>
      <text:p text:style-name="P2">This query selects all Employee instances from the candidate collection where the salary is greater than the constant <text:span text:style-name="T2">30000</text:span>.</text:p>
      <text:p text:style-name="P2">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16"><text:span text:style-name="T1">Q</text:span>uery q = pm.<text:alphabetical-index-mark-start text:id="IMark115232108" text:main-entry="true"/>newQuery<text:alphabetical-index-mark-end text:id="IMark115232108"/> (Employee.class, "salary &gt; 30000");</text:p>
      <text:p text:style-name="P16">Collection emps = (Collection) q.<text:alphabetical-index-mark-start text:id="IMark115232108" text:main-entry="true"/>execute<text:alphabetical-index-mark-end text:id="IMark115232108"/> ();</text:p>
      <text:p text:style-name="P16">&lt;query name="basic"&gt;</text:p>
      <text:p text:style-name="P16"><text:tab/>[!CDATA[</text:p>
      <text:p text:style-name="P16">select where salary &gt; 30000</text:p>
      <text:p text:style-name="P16">]]</text:p>
      <text:p text:style-name="P16">&lt;/query&gt;</text:p>
      <text:h text:style-name="P29" text:outline-level="3">Basic query with ordering.</text:h>
      <text:p text:style-name="P2">This query selects all Employee instances from the candidate collection where the salary is greater than the constant 30000, and returns a <text:span text:style-name="T2">Collection</text:span> ordered based on employee salary.</text:p>
      <text:p text:style-name="P16">Query q = pm.<text:alphabetical-index-mark-start text:id="IMark115232060" text:main-entry="true"/>newQuery<text:alphabetical-index-mark-end text:id="IMark115232060"/> (Employee.class, "salary &gt; 30000");</text:p>
      <text:p text:style-name="P16">q.<text:alphabetical-index-mark-start text:id="IMark115232060" text:main-entry="true"/>setOrdering<text:alphabetical-index-mark-end text:id="IMark115232060"/> ("salary ascending");</text:p>
      <text:p text:style-name="P16">Collection emps = (Collection) q.<text:alphabetical-index-mark-start text:id="IMark115232060" text:main-entry="true"/>execute<text:alphabetical-index-mark-end text:id="IMark115232060"/> ();</text:p>
      <text:p text:style-name="P16">&lt;query name="ordering"&gt;</text:p>
      <text:p text:style-name="P16"><text:tab/>[!CDATA[</text:p>
      <text:p text:style-name="P16">select where salary &gt; 30000 </text:p>
      <text:p text:style-name="P16">order by salary ascending</text:p>
      <text:p text:style-name="P16">]]</text:p>
      <text:p text:style-name="P16">&lt;/query&gt;</text:p>
      <text:h text:style-name="P29" text:outline-level="3">Parameter passing.</text:h>
      <text:p text:style-name="P2">This query selects all Employee instances from the candidate collection where the salary is greater than the value passed as a parameter and the name starts with the value passed as a second parameter.</text:p>
      <text:p text:style-name="P2"><text:soft-page-break/>If the value for the <text:span text:style-name="T2">salary</text:span> field in a candidate instance is <text:span text:style-name="T2">null</text:span>, then it cannot be unwrapped for the comparison, and the candidate instance is rejected.</text:p>
      <text:p text:style-name="P16">Query q = pm.<text:alphabetical-index-mark-start text:id="IMark115232060" text:main-entry="true"/>newQuery<text:alphabetical-index-mark-end text:id="IMark115232060"/> (Employee.class, </text:p>
      <text:p text:style-name="P16"><text:tab/>"salary &gt; sal &amp;&amp; name.<text:alphabetical-index-mark-start text:id="IMark115232060" text:main-entry="true"/>startsWith<text:alphabetical-index-mark-end text:id="IMark115232060"/>(begin");</text:p>
      <text:p text:style-name="P16">q.<text:alphabetical-index-mark-start text:id="IMark115232060" text:main-entry="true"/>declareParameters<text:alphabetical-index-mark-end text:id="IMark115232060"/> ("Float sal, String begin");</text:p>
      <text:p text:style-name="P16">Collection emps = (Collection) q.<text:alphabetical-index-mark-start text:id="IMark115232060" text:main-entry="true"/>execute<text:alphabetical-index-mark-end text:id="IMark115232060"/> (new Float (30000.));</text:p>
      <text:p text:style-name="P16">&lt;query name="parameter"&gt;</text:p>
      <text:p text:style-name="P16"><text:tab/>[!CDATA[</text:p>
      <text:p text:style-name="P16">select where salary &gt; :sal &amp;&amp; name.<text:alphabetical-index-mark-start text:id="IMark115232060" text:main-entry="true"/>startsWith<text:alphabetical-index-mark-end text:id="IMark115232060"/>(:begin)</text:p>
      <text:p text:style-name="P16">]]</text:p>
      <text:p text:style-name="P16">&lt;/query&gt;</text:p>
      <text:h text:style-name="P29"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2">dept</text:span> field in a candidate instance is <text:span text:style-name="T2">null</text:span>, then it cannot be navigated for the comparison, and the candidate instance is rejected.</text:p>
      <text:p text:style-name="P16">Query q = pm.<text:alphabetical-index-mark-start text:id="IMark115232060" text:main-entry="true"/>newQuery<text:alphabetical-index-mark-end text:id="IMark115232060"/> (Employee.class, "dept.name == dep");</text:p>
      <text:p text:style-name="P16">q.<text:alphabetical-index-mark-start text:id="IMark115232060" text:main-entry="true"/>declareParameters<text:alphabetical-index-mark-end text:id="IMark115232060"/> ("String dep");</text:p>
      <text:p text:style-name="P16">String rnd = "R&amp;D";</text:p>
      <text:p text:style-name="P16">Collection emps = (Collection) q.<text:alphabetical-index-mark-start text:id="IMark115232060" text:main-entry="true"/>execute<text:alphabetical-index-mark-end text:id="IMark115232060"/> (rnd);</text:p>
      <text:p text:style-name="P16">&lt;query name="navigate"&gt;</text:p>
      <text:p text:style-name="P16"><text:tab/>[!CDATA[</text:p>
      <text:p text:style-name="P16">select where dept.name == :dep</text:p>
      <text:p text:style-name="P16">]]</text:p>
      <text:p text:style-name="P16">&lt;/query&gt;</text:p>
      <text:h text:style-name="P29" text:outline-level="3">Navigation through multi-valued field.</text:h>
      <text:p text:style-name="P2">This query selects all <text:span text:style-name="T2">Department</text:span> instances from the candidate collection where the collection of <text:span text:style-name="T2">Employee</text:span> instances <text:alphabetical-index-mark-start text:id="IMark115232060" text:main-entry="true"/>contains<text:alphabetical-index-mark-end text:id="IMark115232060"/> at least one Employee instance having a salary greater than the value passed as a parameter.</text:p>
      <text:p text:style-name="P16">String filter = "emps.<text:alphabetical-index-mark-start text:id="IMark115232060" text:main-entry="true"/>contains<text:alphabetical-index-mark-end text:id="IMark115232060"/> (emp) &amp; emp.salary &gt; sal";</text:p>
      <text:p text:style-name="P16">Query q = pm.<text:alphabetical-index-mark-start text:id="IMark115232060" text:main-entry="true"/>newQuery<text:alphabetical-index-mark-end text:id="IMark115232060"/> (Department.class, filter);</text:p>
      <text:p text:style-name="P16">q.<text:alphabetical-index-mark-start text:id="IMark115232060" text:main-entry="true"/>declareParameters<text:alphabetical-index-mark-end text:id="IMark115232060"/> ("float sal");</text:p>
      <text:p text:style-name="P16">q.<text:alphabetical-index-mark-start text:id="IMark115232060" text:main-entry="true"/>declareVariables<text:alphabetical-index-mark-end text:id="IMark115232060"/> ("Employee emp");</text:p>
      <text:p text:style-name="P16">Collection deps = (Collection) q.<text:alphabetical-index-mark-start text:id="IMark115232060" text:main-entry="true"/>execute<text:alphabetical-index-mark-end text:id="IMark115232060"/> (new Float (30000.));</text:p>
      <text:p text:style-name="P16"><text:bookmark text:name="X-10627149"/>&lt;query name="multivalue"&gt;</text:p>
      <text:p text:style-name="P16"><text:tab/>[!CDATA[</text:p>
      <text:p text:style-name="P16">select where emps.<text:alphabetical-index-mark-start text:id="IMark115232060" text:main-entry="true"/>contains<text:alphabetical-index-mark-end text:id="IMark115232060"/>(e) </text:p>
      <text:p text:style-name="P16">&amp;&amp; e.salary &gt; :sal</text:p>
      <text:p text:style-name="P16">]]</text:p>
      <text:p text:style-name="P16">&lt;/query&gt;</text:p>
      <text:h text:style-name="P29" text:outline-level="3">Membership in a collection</text:h>
      <text:p text:style-name="P2">This query selects all <text:span text:style-name="T2">Department</text:span> instances where the name field is contained in a parameter collection, which in this example consists of three department names.</text:p>
      <text:p text:style-name="P16">String filter = "depts.<text:alphabetical-index-mark-start text:id="IMark115232108" text:main-entry="true"/>contains<text:alphabetical-index-mark-end text:id="IMark115232108"/>(name)";</text:p>
      <text:p text:style-name="P16">Query q = pm.<text:alphabetical-index-mark-start text:id="IMark115232108" text:main-entry="true"/>newQuery<text:alphabetical-index-mark-end text:id="IMark115232108"/> (Department.class, filter);</text:p>
      <text:p text:style-name="P16">List depts = </text:p>
      <text:p text:style-name="P16"><text:tab/>Arrays.asList(new String [] {"R&amp;D", "Sales", "Marketing"});</text:p>
      <text:p text:style-name="P16"><text:soft-page-break/>q.<text:alphabetical-index-mark-start text:id="IMark115232108" text:main-entry="true"/>declareParameters<text:alphabetical-index-mark-end text:id="IMark115232108"/> ("Collection depts");</text:p>
      <text:p text:style-name="P16">Collection deps = (Collection) q.<text:alphabetical-index-mark-start text:id="IMark115232108" text:main-entry="true"/>execute<text:alphabetical-index-mark-end text:id="IMark115232108"/> (depts);</text:p>
      <text:p text:style-name="P16">&lt;query name="collection"&gt;</text:p>
      <text:p text:style-name="P16"><text:tab/>[!CDATA[</text:p>
      <text:p text:style-name="P16">select where :depts.<text:alphabetical-index-mark-start text:id="IMark115232108" text:main-entry="true"/>contains<text:alphabetical-index-mark-end text:id="IMark115232108"/>(name)</text:p>
      <text:p text:style-name="P16">]]</text:p>
      <text:p text:style-name="P16">&lt;/query&gt;</text:p>
      <text:h text:style-name="P29" text:outline-level="3">Projection of a Single Field</text:h>
      <text:p text:style-name="P2">This query selects names of all Employees who work in the parameter department.</text:p>
      <text:p text:style-name="P16">Query q = pm.<text:alphabetical-index-mark-start text:id="IMark115232108" text:main-entry="true"/>newQuery<text:alphabetical-index-mark-end text:id="IMark115232108"/> (Employee.class, "dept.name == deptName");</text:p>
      <text:p text:style-name="P16">q.<text:alphabetical-index-mark-start text:id="IMark115232108" text:main-entry="true"/>declareParameters<text:alphabetical-index-mark-end text:id="IMark115232108"/> ("String deptName");</text:p>
      <text:p text:style-name="P16">q.<text:alphabetical-index-mark-start text:id="IMark115232108" text:main-entry="true"/>setResult<text:alphabetical-index-mark-end text:id="IMark115232108"/>("name");</text:p>
      <text:p text:style-name="P16">Collection names = (Collection) q.<text:alphabetical-index-mark-start text:id="IMark115232108" text:main-entry="true"/>execute<text:alphabetical-index-mark-end text:id="IMark115232108"/>("R&amp;D");</text:p>
      <text:p text:style-name="P16">Iterator it = names.iterator();</text:p>
      <text:p text:style-name="P16">while (it.hasNext()) {</text:p>
      <text:p text:style-name="P16"><text:tab/>String name = (String) it.next();</text:p>
      <text:p text:style-name="P16"><text:tab/>...</text:p>
      <text:p text:style-name="P16">}</text:p>
      <text:p text:style-name="P16">&lt;query name="project"&gt;</text:p>
      <text:p text:style-name="P16"><text:tab/>[!CDATA[</text:p>
      <text:p text:style-name="P16">select name where dept.name == :deptName</text:p>
      <text:p text:style-name="P16">]]</text:p>
      <text:p text:style-name="P16">&lt;/query&gt;</text:p>
      <text:h text:style-name="P29" text:outline-level="3">Projection of Multiple Fields and Expressions</text:h>
      <text:p text:style-name="P2">This query selects names, salaries, and bosses of Employees who work in the parameter department.</text:p>
      <text:p text:style-name="P16">class Info {</text:p>
      <text:p text:style-name="P16"><text:tab/>public String name;</text:p>
      <text:p text:style-name="P16"><text:tab/>public Float salary;</text:p>
      <text:p text:style-name="P16"><text:tab/>public Employee reportsTo;</text:p>
      <text:p text:style-name="P16">}</text:p>
      <text:p text:style-name="P16">Query q = pm.<text:alphabetical-index-mark-start text:id="IMark115232108" text:main-entry="true"/>newQuery<text:alphabetical-index-mark-end text:id="IMark115232108"/> (Employee.class, "dept.name == deptName");</text:p>
      <text:p text:style-name="P16">q.<text:alphabetical-index-mark-start text:id="IMark115232108" text:main-entry="true"/>declareParameters<text:alphabetical-index-mark-end text:id="IMark115232108"/> ("String deptName");</text:p>
      <text:p text:style-name="P16">q.<text:alphabetical-index-mark-start text:id="IMark115232108" text:main-entry="true"/>setResult<text:alphabetical-index-mark-end text:id="IMark115232108"/>("name, salary, boss as reportsTo");</text:p>
      <text:p text:style-name="P16">q.<text:alphabetical-index-mark-start text:id="IMark115232108" text:main-entry="true"/>setResultClass<text:alphabetical-index-mark-end text:id="IMark115232108"/>(Info.class);</text:p>
      <text:p text:style-name="P16">Collection names = (Collection) q.<text:alphabetical-index-mark-start text:id="IMark115232108" text:main-entry="true"/>execute<text:alphabetical-index-mark-end text:id="IMark115232108"/>("R&amp;D");</text:p>
      <text:p text:style-name="P16">Iterator it = names.iterator();</text:p>
      <text:p text:style-name="P16">while (it.hasNext()) {</text:p>
      <text:p text:style-name="P16"><text:tab/>Info info = (Info) it.next();</text:p>
      <text:p text:style-name="P16"><text:tab/>String name = info.name;</text:p>
      <text:p text:style-name="P16"><text:tab/>Employee boss = info.reportsTo;</text:p>
      <text:p text:style-name="P16"><text:tab/>...</text:p>
      <text:p text:style-name="P16">}</text:p>
      <text:p text:style-name="P16">&lt;query name="resultclass"&gt;</text:p>
      <text:p text:style-name="P16"><text:tab/>[!CDATA[</text:p>
      <text:p text:style-name="P16">select name, salary, boss as reportsTo into Info </text:p>
      <text:p text:style-name="P16">where dept.name == :deptName</text:p>
      <text:p text:style-name="P16">]]</text:p>
      <text:p text:style-name="P16">&lt;/query&gt;</text:p>
      <text:h text:style-name="P29" text:outline-level="3"><text:soft-page-break/>Projection of Multiple Fields and Expressions into a Constructed instance</text:h>
      <text:p text:style-name="P2">This query selects names, salaries, and bosses of Employees who work in the parameter department, and uses the constructor for the result class.</text:p>
      <text:p text:style-name="P16">class Info {</text:p>
      <text:p text:style-name="P16"><text:tab/>public String name;</text:p>
      <text:p text:style-name="P16"><text:tab/>public Float salary;</text:p>
      <text:p text:style-name="P16"><text:tab/>public Employee reportsTo;</text:p>
      <text:p text:style-name="P16"><text:tab/>public Info (String name, Float salary, Employee reportsTo) {</text:p>
      <text:p text:style-name="P16"><text:tab/><text:tab/><text:tab/>this.name = name;</text:p>
      <text:p text:style-name="P16"><text:tab/><text:tab/>this.salary = salary;</text:p>
      <text:p text:style-name="P16"><text:tab/><text:tab/>this.reportsTo = reportsTo;</text:p>
      <text:p text:style-name="P16"><text:tab/>}</text:p>
      <text:p text:style-name="P16">}</text:p>
      <text:p text:style-name="P16">Query q = pm.<text:alphabetical-index-mark-start text:id="IMark115232108" text:main-entry="true"/>newQuery<text:alphabetical-index-mark-end text:id="IMark115232108"/> (Employee.class, "dept.name == deptName");</text:p>
      <text:p text:style-name="P16">q.<text:alphabetical-index-mark-start text:id="IMark115232108" text:main-entry="true"/>declareParameters<text:alphabetical-index-mark-end text:id="IMark115232108"/> ("String deptName");</text:p>
      <text:p text:style-name="P16">q.<text:alphabetical-index-mark-start text:id="IMark115232108" text:main-entry="true"/>setResult<text:alphabetical-index-mark-end text:id="IMark115232108"/>("new Info(name, salary, boss)");</text:p>
      <text:p text:style-name="P16">q.<text:alphabetical-index-mark-start text:id="IMark115232108" text:main-entry="true"/>setResultClass<text:alphabetical-index-mark-end text:id="IMark115232108"/>(Info.class);</text:p>
      <text:p text:style-name="P16">Collection names = (Collection) q.<text:alphabetical-index-mark-start text:id="IMark115232108" text:main-entry="true"/>execute<text:alphabetical-index-mark-end text:id="IMark115232108"/>("R&amp;D");</text:p>
      <text:p text:style-name="P16">Iterator it = names.iterator();</text:p>
      <text:p text:style-name="P16">while (it.hasNext()) {</text:p>
      <text:p text:style-name="P16"><text:tab/>Info info = (Info) it.next();</text:p>
      <text:p text:style-name="P16"><text:tab/>String name = info.name;</text:p>
      <text:p text:style-name="P16"><text:tab/>Employee boss = info.reportsTo;</text:p>
      <text:p text:style-name="P16"><text:tab/>...</text:p>
      <text:p text:style-name="P16">}</text:p>
      <text:p text:style-name="P16">&lt;query name="construct"&gt;</text:p>
      <text:p text:style-name="P16"><text:tab/>[!CDATA[</text:p>
      <text:p text:style-name="P16">select new Info (name, salary, boss) </text:p>
      <text:p text:style-name="P16">where dept.name == :deptName</text:p>
      <text:p text:style-name="P16">]]</text:p>
      <text:p text:style-name="P16">&lt;/query&gt;</text:p>
      <text:h text:style-name="P29" text:outline-level="3">Aggregation of a single Field</text:h>
      <text:p text:style-name="P2">This query averages the salaries of Employees who work in the parameter department and returns a single value.</text:p>
      <text:p text:style-name="P16">Query q = pm.<text:alphabetical-index-mark-start text:id="IMark115232108" text:main-entry="true"/>newQuery<text:alphabetical-index-mark-end text:id="IMark115232108"/> (Employee.class, "dept.name == deptName");</text:p>
      <text:p text:style-name="P16">q.<text:alphabetical-index-mark-start text:id="IMark115232108" text:main-entry="true"/>declareParameters<text:alphabetical-index-mark-end text:id="IMark115232108"/> ("String deptName");</text:p>
      <text:p text:style-name="P16">q.<text:alphabetical-index-mark-start text:id="IMark115232108" text:main-entry="true"/>setResult<text:alphabetical-index-mark-end text:id="IMark115232108"/>("avg(salary)");</text:p>
      <text:p text:style-name="P16">Float avgSalary = (Float) q.<text:alphabetical-index-mark-start text:id="IMark115232108" text:main-entry="true"/>execute<text:alphabetical-index-mark-end text:id="IMark115232108"/>("R&amp;D");</text:p>
      <text:p text:style-name="P16">&lt;query name="aggregate"&gt;</text:p>
      <text:p text:style-name="P16"><text:tab/>[!CDATA[</text:p>
      <text:p text:style-name="P16">select avg(salary) </text:p>
      <text:p text:style-name="P16">where dept.name == :deptName</text:p>
      <text:p text:style-name="P16">]]</text:p>
      <text:p text:style-name="P16">&lt;/query&gt;</text:p>
      <text:h text:style-name="P29" text:outline-level="3">Aggregation of Multiple Fields and Expressions</text:h>
      <text:p text:style-name="P2">This query averages and sums the salaries of Employees who work in the parameter department.</text:p>
      <text:p text:style-name="P16">Query q = pm.<text:alphabetical-index-mark-start text:id="IMark115232108" text:main-entry="true"/>newQuery<text:alphabetical-index-mark-end text:id="IMark115232108"/> (Employee.class, "dept.name == deptName");</text:p>
      <text:p text:style-name="P16">q.<text:alphabetical-index-mark-start text:id="IMark115232108" text:main-entry="true"/>declareParameters<text:alphabetical-index-mark-end text:id="IMark115232108"/> ("String deptName");</text:p>
      <text:p text:style-name="P16">q.<text:alphabetical-index-mark-start text:id="IMark115232108" text:main-entry="true"/>setResult<text:alphabetical-index-mark-end text:id="IMark115232108"/>("avg(salary), sum(salary)");</text:p>
      <text:p text:style-name="P16">Object[] avgSum = Object[] q.<text:alphabetical-index-mark-start text:id="IMark115232108" text:main-entry="true"/>execute<text:alphabetical-index-mark-end text:id="IMark115232108"/>("R&amp;D");</text:p>
      <text:p text:style-name="P16"><text:soft-page-break/>Float average = (Float)avgSum[0];</text:p>
      <text:p text:style-name="P16">Float sum = (Float)avgSum[1];</text:p>
      <text:p text:style-name="P16">&lt;query name="multiple"&gt;</text:p>
      <text:p text:style-name="P16"><text:tab/>[!CDATA[</text:p>
      <text:p text:style-name="P16">select avg(salary), sum(salary) </text:p>
      <text:p text:style-name="P16">where dept.name == :deptName</text:p>
      <text:p text:style-name="P16">]]</text:p>
      <text:p text:style-name="P16">&lt;/query&gt;</text:p>
      <text:h text:style-name="P29" text:outline-level="3">Aggregation of Multiple fields with Grouping</text:h>
      <text:p text:style-name="P2">This query averages and sums the salaries of Employees who work in all departments having more than one employee and aggregates by department name.</text:p>
      <text:p text:style-name="P16">Query q = pm.<text:alphabetical-index-mark-start text:id="IMark115232108" text:main-entry="true"/>newQuery<text:alphabetical-index-mark-end text:id="IMark115232108"/> (Employee.class);</text:p>
      <text:p text:style-name="P16">q.<text:alphabetical-index-mark-start text:id="IMark115232108" text:main-entry="true"/>setResult<text:alphabetical-index-mark-end text:id="IMark115232108"/>("avg(salary), sum(salary), dept.name");</text:p>
      <text:p text:style-name="P16">q.<text:alphabetical-index-mark-start text:id="IMark115232108" text:main-entry="true"/>setGrouping<text:alphabetical-index-mark-end text:id="IMark115232108"/>("dept.name having count(dept.name) &gt; 1");</text:p>
      <text:p text:style-name="P16">Collection results = (Collection)q.<text:alphabetical-index-mark-start text:id="IMark115232108" text:main-entry="true"/>execute<text:alphabetical-index-mark-end text:id="IMark115232108"/>();</text:p>
      <text:p text:style-name="P16">Iterator it = results.iterator();</text:p>
      <text:p text:style-name="P16">while (it.hasNext()) {</text:p>
      <text:p text:style-name="P16"><text:tab/>Object[] info = (Object[]) it.next();</text:p>
      <text:p text:style-name="P16"><text:tab/>Float average = (Float)info[0];</text:p>
      <text:p text:style-name="P16"><text:tab/>Float sum = (Float)info[1];</text:p>
      <text:p text:style-name="P16"><text:tab/>String deptName = (String)info[2];</text:p>
      <text:p text:style-name="P16"><text:tab/>...</text:p>
      <text:p text:style-name="P16">}</text:p>
      <text:p text:style-name="P16">&lt;query name="group"&gt;</text:p>
      <text:p text:style-name="P16"><text:tab/>[!CDATA[</text:p>
      <text:p text:style-name="P16">select avg(salary), sum(salary), dept.name from com.xyz.hr.Employee where dept.name == :deptName group by dept.name having count(dept.name) &gt; 1</text:p>
      <text:p text:style-name="P16">]]</text:p>
      <text:p text:style-name="P16">&lt;/query&gt;</text:p>
      <text:h text:style-name="P29" text:outline-level="3">Selection of a Single Instance</text:h>
      <text:p text:style-name="P2">This query returns a single instance of Employee.</text:p>
      <text:p text:style-name="P16">Query q = pm.<text:alphabetical-index-mark-start text:id="IMark115232108" text:main-entry="true"/>newQuery<text:alphabetical-index-mark-end text:id="IMark115232108"/> (Employee.class, "name == empName");</text:p>
      <text:p text:style-name="P16">q.<text:alphabetical-index-mark-start text:id="IMark115232108" text:main-entry="true"/>declareParameters<text:alphabetical-index-mark-end text:id="IMark115232108"/> ("String empName");</text:p>
      <text:p text:style-name="P16">q.<text:alphabetical-index-mark-start text:id="IMark115232108" text:main-entry="true"/>setUnique<text:alphabetical-index-mark-end text:id="IMark115232108"/>(true);</text:p>
      <text:p text:style-name="P16">Employee emp = (Employee) q.<text:alphabetical-index-mark-start text:id="IMark115232108" text:main-entry="true"/>execute<text:alphabetical-index-mark-end text:id="IMark115232108"/>("Michael");</text:p>
      <text:p text:style-name="P16">&lt;query name="unique"&gt;</text:p>
      <text:p text:style-name="P16"><text:tab/>[!CDATA[</text:p>
      <text:p text:style-name="P16">select unique this </text:p>
      <text:p text:style-name="P16">where dept.name == :deptName</text:p>
      <text:p text:style-name="P16">]]</text:p>
      <text:p text:style-name="P16">&lt;/query&gt;</text:p>
      <text:p text:style-name="P2"/>
      <text:h text:style-name="P30" text:outline-level="3">Selection of a Single Field</text:h>
      <text:p text:style-name="P2">This query returns a single field of a single Employee.</text:p>
      <text:p text:style-name="P16">Query q = pm.<text:alphabetical-index-mark-start text:id="IMark115232108" text:main-entry="true"/>newQuery<text:alphabetical-index-mark-end text:id="IMark115232108"/> (Employee.class, "name == empName");</text:p>
      <text:p text:style-name="P16">q.<text:alphabetical-index-mark-start text:id="IMark115232108" text:main-entry="true"/>declareParameters<text:alphabetical-index-mark-end text:id="IMark115232108"/> ("String empName");</text:p>
      <text:p text:style-name="P16">q.<text:alphabetical-index-mark-start text:id="IMark115232108" text:main-entry="true"/>setResult<text:alphabetical-index-mark-end text:id="IMark115232108"/>("salary");</text:p>
      <text:p text:style-name="P16">q.<text:alphabetical-index-mark-start text:id="IMark115232108" text:main-entry="true"/>setResultClass<text:alphabetical-index-mark-end text:id="IMark115232108"/>(Float.class);</text:p>
      <text:p text:style-name="P16">q.<text:alphabetical-index-mark-start text:id="IMark115232108" text:main-entry="true"/>setUnique<text:alphabetical-index-mark-end text:id="IMark115232108"/>(true);</text:p>
      <text:p text:style-name="P16">Float salary = (Float) q.<text:alphabetical-index-mark-start text:id="IMark115232108" text:main-entry="true"/>execute<text:alphabetical-index-mark-end text:id="IMark115232108"/> ("Michael");</text:p>
      <text:p text:style-name="P16"><text:soft-page-break/>&lt;query name="single"&gt;</text:p>
      <text:p text:style-name="P16"><text:tab/>[!CDATA[</text:p>
      <text:p text:style-name="P16">select unique new Float(salary) </text:p>
      <text:p text:style-name="P16">where dept.name == :deptName</text:p>
      <text:p text:style-name="P16">]]</text:p>
      <text:p text:style-name="P16">&lt;/query&gt;</text:p>
      <text:h text:style-name="P29"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6">class EmpWrapper {</text:p>
      <text:p text:style-name="P16"><text:tab/>public Employee Employee;</text:p>
      <text:p text:style-name="P16">}</text:p>
      <text:p text:style-name="P16">Query q = pm.<text:alphabetical-index-mark-start text:id="IMark115232108" text:main-entry="true"/>newQuery<text:alphabetical-index-mark-end text:id="IMark115232108"/> (Employee.class, "salary &gt; sal");</text:p>
      <text:p text:style-name="P16">q.<text:alphabetical-index-mark-start text:id="IMark115232108" text:main-entry="true"/>declareParameters<text:alphabetical-index-mark-end text:id="IMark115232108"/> ("Float sal");</text:p>
      <text:p text:style-name="P16">q.<text:alphabetical-index-mark-start text:id="IMark115232108" text:main-entry="true"/>setResultClass<text:alphabetical-index-mark-end text:id="IMark115232108"/>(EmpWrapper.class);</text:p>
      <text:p text:style-name="P16">Collection infos = (Collection) q.<text:alphabetical-index-mark-start text:id="IMark115232108" text:main-entry="true"/>execute<text:alphabetical-index-mark-end text:id="IMark115232108"/> (new Float (30000.));</text:p>
      <text:p text:style-name="P16">Iterator it = infos.iterator();</text:p>
      <text:p text:style-name="P16">while (it.hasNext()) {</text:p>
      <text:p text:style-name="P16"><text:tab/>EmpWrapper info = (EmpWrapper)it.next();</text:p>
      <text:p text:style-name="P16"><text:tab/>Employee e = info.Employee;</text:p>
      <text:p text:style-name="P16"><text:tab/>...</text:p>
      <text:p text:style-name="P16">}</text:p>
      <text:p text:style-name="P16">&lt;query name="thisfield"&gt;</text:p>
      <text:p text:style-name="P16"><text:tab/>[!CDATA[</text:p>
      <text:p text:style-name="P16">select into EmpWrapper</text:p>
      <text:p text:style-name="P16">where salary &gt; sal</text:p>
      <text:p text:style-name="P16">]]</text:p>
      <text:p text:style-name="P16">&lt;/query&gt;</text:p>
      <text:h text:style-name="P29" text:outline-level="3">Projection of “this” to User-defined Result Class with Matching Method</text:h>
      <text:p text:style-name="P2">This query selects instances of Employee who make more than the parameter salary and stores the result in a user-defined class.</text:p>
      <text:p text:style-name="P16">class EmpInfo {</text:p>
      <text:p text:style-name="P16"><text:tab/>private Employee worker;</text:p>
      <text:p text:style-name="P16"><text:tab/>public Employee getWorker() {return worker;}</text:p>
      <text:p text:style-name="P16"><text:tab/>public void setEmployee(Employee e) {worker = e;}</text:p>
      <text:p text:style-name="P16">}</text:p>
      <text:p text:style-name="P16">Query q = pm.<text:alphabetical-index-mark-start text:id="IMark115232108" text:main-entry="true"/>newQuery<text:alphabetical-index-mark-end text:id="IMark115232108"/> (Employee.class, "salary &gt; sal");</text:p>
      <text:p text:style-name="P16">q.<text:alphabetical-index-mark-start text:id="IMark115232108" text:main-entry="true"/>declareParameters<text:alphabetical-index-mark-end text:id="IMark115232108"/> ("Float sal");</text:p>
      <text:p text:style-name="P16">q.<text:alphabetical-index-mark-start text:id="IMark115232108" text:main-entry="true"/>setResultClass<text:alphabetical-index-mark-end text:id="IMark115232108"/>(EmpInfo.class);</text:p>
      <text:p text:style-name="P16">Collection infos = (Collection) q.<text:alphabetical-index-mark-start text:id="IMark115232108" text:main-entry="true"/>execute<text:alphabetical-index-mark-end text:id="IMark115232108"/> (new Float (30000.));</text:p>
      <text:p text:style-name="P16">Iterator it = infos.iterator();</text:p>
      <text:p text:style-name="P16">while (it.hasNext()) {</text:p>
      <text:p text:style-name="P16"><text:tab/>EmpInfo info = (EmpInfo)it.next();</text:p>
      <text:p text:style-name="P16"><text:tab/>Employee e = info.getWorker();</text:p>
      <text:p text:style-name="P16"><text:tab/>...</text:p>
      <text:p text:style-name="P16">}</text:p>
      <text:p text:style-name="P16"/>
      <text:p text:style-name="P16">&lt;query name="thismethod"&gt;</text:p>
      <text:p text:style-name="P16"><text:tab/>[!CDATA[</text:p>
      <text:p text:style-name="P16">select into EmpInfo</text:p>
      <text:p text:style-name="P16"><text:soft-page-break/>where salary &gt; sal</text:p>
      <text:p text:style-name="P16">]]</text:p>
      <text:p text:style-name="P16">&lt;/query&gt;</text:p>
      <text:h text:style-name="P29" text:outline-level="3">Projection of variables</text:h>
      <text:p text:style-name="P2">This query returns the names of all Employees of all "Research" departments:</text:p>
      <text:p text:style-name="P16">Query q = pm.<text:alphabetical-index-mark-start text:id="IMark115232108" text:main-entry="true"/>newQuery<text:alphabetical-index-mark-end text:id="IMark115232108"/>(Department.class);</text:p>
      <text:p text:style-name="P16">q.<text:alphabetical-index-mark-start text:id="IMark115232108" text:main-entry="true"/>declareVariables<text:alphabetical-index-mark-end text:id="IMark115232108"/>("Employee e");</text:p>
      <text:p text:style-name="P16">q.<text:alphabetical-index-mark-start text:id="IMark115232108" text:main-entry="true"/>setFilter<text:alphabetical-index-mark-end text:id="IMark115232108"/>("name.<text:alphabetical-index-mark-start text:id="IMark115232060" text:main-entry="true"/>startsWith<text:alphabetical-index-mark-end text:id="IMark115232060"/>('Research') &amp;&amp; emps.<text:alphabetical-index-mark-start text:id="IMark115232012" text:main-entry="true"/>contains<text:alphabetical-index-mark-end text:id="IMark115232012"/>(e)");</text:p>
      <text:p text:style-name="P16">q.<text:alphabetical-index-mark-start text:id="IMark115232012" text:main-entry="true"/>setResult<text:alphabetical-index-mark-end text:id="IMark115232012"/>(<text:span text:style-name="T1">"</text:span>e.name<text:span text:style-name="T1">"</text:span>);</text:p>
      <text:p text:style-name="P16">Collection names = q.<text:alphabetical-index-mark-start text:id="IMark115232012" text:main-entry="true"/>execute<text:alphabetical-index-mark-end text:id="IMark115232012"/>();</text:p>
      <text:p text:style-name="P16">Iterator it = names.iterator();</text:p>
      <text:p text:style-name="P16">while (it.hasNext()) {</text:p>
      <text:p text:style-name="P16"><text:tab/>String name = (String)it.next();</text:p>
      <text:p text:style-name="P16"><text:tab/>...</text:p>
      <text:p text:style-name="P16">}</text:p>
      <text:p text:style-name="P16">&lt;query name="variables"&gt;</text:p>
      <text:p text:style-name="P16"><text:tab/>[!CDATA[</text:p>
      <text:p text:style-name="P16">select e.name </text:p>
      <text:p text:style-name="P16">where name.<text:alphabetical-index-mark-start text:id="IMark115232012" text:main-entry="true"/>startsWith<text:alphabetical-index-mark-end text:id="IMark115232012"/>('Research') </text:p>
      <text:p text:style-name="P16">&amp;&amp; emps.<text:alphabetical-index-mark-start text:id="IMark115232012" text:main-entry="true"/>contains<text:alphabetical-index-mark-end text:id="IMark115232012"/>((com.xyz.hr.Employee) e)</text:p>
      <text:p text:style-name="P16">]]</text:p>
      <text:p text:style-name="P16">&lt;/query&gt;</text:p>
      <text:p text:style-name="P2"/>
      <text:h text:style-name="P30" text:outline-level="3">Non-<text:alphabetical-index-mark-start text:id="IMark115232012" text:main-entry="true"/>correlated subquery<text:alphabetical-index-mark-end text:id="IMark115232012"/></text:h>
      <text:p text:style-name="P2">This query returns names of employees who work more than the average of all employees:</text:p>
      <text:p text:style-name="P17">// single string form</text:p>
      <text:p text:style-name="P17">Query q = pm.<text:alphabetical-index-mark-start text:id="IMark115232012" text:main-entry="true"/>newQuery<text:alphabetical-index-mark-end text:id="IMark115232012"/>(</text:p>
      <text:p text:style-name="P17"><text:tab/>"select name from com.xyz.hr.Employee </text:p>
      <text:p text:style-name="P17"><text:tab/>where this.weeklyhours &gt; </text:p>
      <text:p text:style-name="P17"><text:tab/><text:tab/>(select avg(e.weeklyhours) from com.xyz.hr.Employee e)");</text:p>
      <text:p text:style-name="P16">Collection names = q.<text:alphabetical-index-mark-start text:id="IMark115232012" text:main-entry="true"/>execute<text:alphabetical-index-mark-end text:id="IMark115232012"/>();</text:p>
      <text:p text:style-name="P16">Iterator it = names.iterator();</text:p>
      <text:p text:style-name="P16">while (it.hasNext()) {</text:p>
      <text:p text:style-name="P16"><text:tab/>String name = (String)it.next();</text:p>
      <text:p text:style-name="P16"><text:tab/>...</text:p>
      <text:p text:style-name="P16">}</text:p>
      <text:p text:style-name="P17">// subquery instance form</text:p>
      <text:p text:style-name="P17">Query subq = pm.<text:alphabetical-index-mark-start text:id="IMark115232012" text:main-entry="true"/>newQuery<text:alphabetical-index-mark-end text:id="IMark115232012"/>(Employee.class);</text:p>
      <text:p text:style-name="P17">subq.<text:alphabetical-index-mark-start text:id="IMark115232012" text:main-entry="true"/>setFilter<text:alphabetical-index-mark-end text:id="IMark115232012"/>("select avg(weeklyhours)");</text:p>
      <text:p text:style-name="P17">Query q = pm.<text:alphabetical-index-mark-start text:id="IMark115232012" text:main-entry="true"/>newQuery<text:alphabetical-index-mark-end text:id="IMark115232012"/>(Employee.class);</text:p>
      <text:p text:style-name="P17">q.<text:alphabetical-index-mark-start text:id="IMark115232012" text:main-entry="true"/>setFilter<text:alphabetical-index-mark-end text:id="IMark115232012"/>("this.weeklyhours &gt; average_hours");</text:p>
      <text:p text:style-name="P17">q.<text:alphabetical-index-mark-start text:id="IMark115232012" text:main-entry="true"/>setResult<text:alphabetical-index-mark-end text:id="IMark115232012"/>("this.name");</text:p>
      <text:p text:style-name="P17">q.setSubquery(subq, "double average_hours", null);</text:p>
      <text:p text:style-name="P16">Collection names = q.<text:alphabetical-index-mark-start text:id="IMark115232012" text:main-entry="true"/>execute<text:alphabetical-index-mark-end text:id="IMark115232012"/>();</text:p>
      <text:p text:style-name="P16">Iterator it = names.iterator();</text:p>
      <text:p text:style-name="P16">while (it.hasNext()) {</text:p>
      <text:p text:style-name="P16"><text:tab/>String name = (String)it.next();</text:p>
      <text:p text:style-name="P16"><text:tab/>...</text:p>
      <text:p text:style-name="P16">}</text:p>
      <text:p text:style-name="P16"><text:soft-page-break/>&lt;<text:span text:style-name="T1">query name="noncorrelated_subquery"&gt;</text:span></text:p>
      <text:p text:style-name="P17"><text:tab/>[!CDATA[</text:p>
      <text:p text:style-name="P17">select name from com.xyz.hr.Employee </text:p>
      <text:p text:style-name="P17"><text:tab/>where this.weeklyhours &gt; </text:p>
      <text:p text:style-name="P18"><text:tab/><text:tab/>(select avg(e.weeklyhours) from com.xyz.hr.Employee e)</text:p>
      <text:p text:style-name="P17">]]</text:p>
      <text:p text:style-name="P16">&lt;/query&gt;</text:p>
      <text:p text:style-name="P2"/>
      <text:h text:style-name="P30" text:outline-level="3"><text:alphabetical-index-mark-start text:id="IMark115232012" text:main-entry="true"/>Correlated subquery<text:alphabetical-index-mark-end text:id="IMark115232012"/></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7">// single string form</text:p>
      <text:p text:style-name="P17">Query q = pm.<text:alphabetical-index-mark-start text:id="IMark115232012" text:main-entry="true"/>newQuery<text:alphabetical-index-mark-end text:id="IMark115232012"/>(</text:p>
      <text:p text:style-name="P17"><text:tab/>"select name from com.xyz.hr.Employee </text:p>
      <text:p text:style-name="P17"><text:tab/>where this.weeklyhours &gt; </text:p>
      <text:p text:style-name="P17"><text:tab/>(select AVG(e.weeklyhours) from this.department.employees as e</text:p>
      <text:p text:style-name="P17"><text:tab/><text:tab/>where e.manager == this.manager)");</text:p>
      <text:p text:style-name="P16">Collection names = q.<text:alphabetical-index-mark-start text:id="IMark115232012" text:main-entry="true"/>execute<text:alphabetical-index-mark-end text:id="IMark115232012"/>();</text:p>
      <text:p text:style-name="P16">Iterator it = names.iterator();</text:p>
      <text:p text:style-name="P16">while (it.hasNext()) {</text:p>
      <text:p text:style-name="P16"><text:tab/>String name = (String)it.next();</text:p>
      <text:p text:style-name="P16"><text:tab/>...</text:p>
      <text:p text:style-name="P16">}</text:p>
      <text:p text:style-name="P17">// subquery instance form</text:p>
      <text:p text:style-name="P17">Query subq = pm.<text:alphabetical-index-mark-start text:id="IMark115232012" text:main-entry="true"/>newQuery<text:alphabetical-index-mark-end text:id="IMark115232012"/>(Employee.class);</text:p>
      <text:p text:style-name="P17">subq.<text:alphabetical-index-mark-start text:id="IMark115232012" text:main-entry="true"/>setFilter<text:alphabetical-index-mark-end text:id="IMark115232012"/>("this.manager == :manager");</text:p>
      <text:p text:style-name="P17">subq.<text:alphabetical-index-mark-start text:id="IMark115232012" text:main-entry="true"/>setResult<text:alphabetical-index-mark-end text:id="IMark115232012"/>("avg(weeklyhours)");</text:p>
      <text:p text:style-name="P17">Query q = pm.<text:alphabetical-index-mark-start text:id="IMark115232012" text:main-entry="true"/>newQuery<text:alphabetical-index-mark-end text:id="IMark115232012"/>(Employee.class);</text:p>
      <text:p text:style-name="P17">q.<text:alphabetical-index-mark-start text:id="IMark115232012" text:main-entry="true"/>setFilter<text:alphabetical-index-mark-end text:id="IMark115232012"/>("this.weeklyhours &gt; average_hours");</text:p>
      <text:p text:style-name="P17">q.<text:alphabetical-index-mark-start text:id="IMark115232012" text:main-entry="true"/>setResult<text:alphabetical-index-mark-end text:id="IMark115232012"/>("name");</text:p>
      <text:p text:style-name="P17">q.setSubquery(subq, "double average_hours","department.employees",</text:p>
      <text:p text:style-name="P17"><text:tab/>"this.manager");</text:p>
      <text:p text:style-name="P16">Collection names = q.<text:alphabetical-index-mark-start text:id="IMark115232012" text:main-entry="true"/>execute<text:alphabetical-index-mark-end text:id="IMark115232012"/>();</text:p>
      <text:p text:style-name="P16">Iterator it = names.iterator();</text:p>
      <text:p text:style-name="P16">while (it.hasNext()) {</text:p>
      <text:p text:style-name="P16"><text:tab/>String name = (String)it.next();</text:p>
      <text:p text:style-name="P16"><text:tab/>...</text:p>
      <text:p text:style-name="P16">}</text:p>
      <text:p text:style-name="P16">&lt;<text:span text:style-name="T1">query name="correlated_subquery"&gt;</text:span></text:p>
      <text:p text:style-name="P17"><text:tab/>[!CDATA[</text:p>
      <text:p text:style-name="P17">select name from com.xyz.hr.Employee </text:p>
      <text:p text:style-name="P17"><text:tab/>where this.weeklyhours &gt; </text:p>
      <text:p text:style-name="P17"><text:tab/><text:tab/>(select AVG(e.weeklyhours) from this.department.employees e</text:p>
      <text:p text:style-name="P18"><text:tab/><text:tab/>where e.manager == this.manager)</text:p>
      <text:p text:style-name="P17">]]</text:p>
      <text:p text:style-name="P16"><text:soft-page-break/>&lt;/query&gt;</text:p>
      <text:p text:style-name="P2"/>
      <text:h text:style-name="P30" text:outline-level="3">Deleting Multiple Instances</text:h>
      <text:p text:style-name="P2">This query deletes all Employees who make more than the parameter salary.</text:p>
      <text:p text:style-name="P16">Query q = pm.<text:alphabetical-index-mark-start text:id="IMark115232012" text:main-entry="true"/>newQuery<text:alphabetical-index-mark-end text:id="IMark115232012"/> (Employee.class, "salary &gt; sal");</text:p>
      <text:p text:style-name="P16">q.<text:alphabetical-index-mark-start text:id="IMark115232012" text:main-entry="true"/>declareParameters<text:alphabetical-index-mark-end text:id="IMark115232012"/> ("Float sal");</text:p>
      <text:p text:style-name="P16">q.<text:alphabetical-index-mark-start text:id="IMark115232012" text:main-entry="true"/>deletePersistentAll<text:alphabetical-index-mark-end text:id="IMark115232012"/>(new Float(30000.));</text:p>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meta:editing-cycles>
    <meta:creation-date>2012-06-24T15:53:04.69</meta:creation-date>
    <meta:editing-duration>P2DT9H17M27S</meta:editing-duration>
    <meta:generator>OpenOffice.org/3.4.1$Unix OpenOffice.org_project/341m1$Build-9593</meta:generator>
    <dc:title>JDO_Chapter</dc:title>
    <dc:date>2012-11-08T22:19:41</dc:date>
    <dc:creator>Michael Bouschen</dc:creator>
    <meta:document-statistic meta:table-count="4" meta:image-count="11" meta:object-count="0" meta:page-count="42" meta:paragraph-count="1086" meta:word-count="13415" meta:character-count="891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